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3647CB6C5E56C927.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8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gr12" style:family="graphic" style:parent-style-name="standard">
      <style:graphic-properties draw:stroke="solid" svg:stroke-width="0.047cm" svg:stroke-color="#ff0000" draw:stroke-linejoin="bevel" svg:stroke-linecap="round" draw:fill="solid" draw:fill-color="#000000" fo:padding-top="0.023cm" fo:padding-bottom="0.023cm" fo:padding-left="0.023cm" fo:padding-right="0.023cm"/>
    </style:style>
    <style:style style:name="gr13"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5.1000003814697pt" style:font-size-asian="15.1000003814697pt" style:font-size-complex="15.1000003814697pt"/>
    </style:style>
    <style:style style:name="T1" style:family="text">
      <style:text-properties fo:color="#000000" style:font-name="DejaVu Sans1" fo:font-size="18.8999996185303pt" style:font-size-asian="18.8999996185303pt" style:font-name-complex="DejaVu Sans1" style:font-size-complex="18.8999996185303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5.1000003814697pt" style:font-size-asian="15.1000003814697pt" style:font-name-complex="DejaVu Sans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3647CB6C5E56C927.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01cm" svg:height="0.272cm" svg:x="15.194cm" svg:y="18.866cm" svg:viewBox="0 0 502 273" svg:d="M0 273v-32h71v-209l-61 42v-32l65-42h31v241h68v32zM230 102v-42h35v42zM230 273v-44h35v44zM329 273v-32h70v-209l-63 42v-32l67-42h32v241h67v32z">
          <text:p/>
        </draw:path>
        <draw:path draw:style-name="gr3" draw:text-style-name="P3" draw:layer="layout" svg:width="0.504cm" svg:height="0.278cm" svg:x="15.194cm" svg:y="18.863cm" svg:viewBox="0 0 505 279" svg:d="M0 276v-32h70-3v-209h3l-60 46-3 3v-7-32-3l63-42h4 31 4v3 241h-4 68 3v32 3h-3-173zM0 272h173v4h-4v-32h4v3h-68-3v-3-241h3-31l-64 46v-4 32h-3l63-46 4-3v7 209 3h-4-70v-3h3v32h-3zM226 105v-42h4 35 4v42 4h-4-35-4zM230 102h35v3-42 4h-35v-4 42zM226 276v-39-4h4 35 4v4 39 3h-4-35-4zM230 272h35v4-39h-35v39zM329 276v-32h3 67-3v-209h3 4l-64 46-3 3v-7-32-3l63-42h4 32 3v3 241h-3 67 3v32 3h-3-170-3zM332 272h170v4h-4v-32h4v3h-67-4v-3-241h4-32l-64 46v-4 32h-3l60-46 7-3v7 209 3h-4-67v-3 32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5.824cm" svg:height="0.522cm" svg:x="18.623cm" svg:y="15.458cm" svg:viewBox="0 0 5825 523" svg:d="M321 300c0 35-14 64-43 85-28 17-67 28-116 28-95 0-148-32-162-99l49-10c7 24 18 42 39 53 17 10 42 14 74 14 35 0 60-4 81-18 18-11 25-28 25-49 0-14-4-25-7-32-7-7-14-14-25-18-11-7-21-10-39-14-14-3-28-7-46-10-31-8-53-15-70-22-14-7-28-14-35-21-11-7-18-17-22-28-3-14-7-25-7-39 0-35 11-60 39-77 25-18 60-25 106-25s78 7 102 18c21 14 39 35 46 70l-49 7c-7-21-18-35-32-42-18-11-39-14-67-14-32 0-53 3-71 14-14 10-24 24-24 46 0 10 3 21 10 28s14 14 25 21c14 7 39 11 74 21 11 0 21 4 32 7 14 4 24 7 35 11 11 3 21 7 32 14 7 3 17 11 25 18 3 7 10 17 14 28 3 10 7 21 7 35zM631 258c0 102-35 155-106 155-46 0-77-18-91-53h-4c0 4 4 18 4 49v114h-50v-350c0-32 0-53-3-60h49v7c0 4 0 11 0 18 0 10 0 17 0 21h4c7-18 21-32 35-39 14-10 32-14 56-14 36 0 64 14 81 35 18 25 25 64 25 117zM582 258c0-39-7-71-18-88-10-18-28-25-53-25-17 0-35 3-46 10-10 11-17 22-24 39-4 18-7 39-7 67 0 39 3 67 17 88 11 18 32 25 60 25 25 0 43-7 53-25 11-17 18-49 18-91zM945 258c0 53-14 91-35 116-25 25-57 39-99 39-46 0-78-14-99-39-21-28-31-67-31-116 0-99 42-152 130-152 46 0 78 14 99 39s35 60 35 113zM892 258c0-39-7-71-17-88-15-18-32-29-64-29-28 0-49 11-60 29-14 21-21 49-21 88s7 70 21 88c11 21 32 28 60 28s49-7 60-28c14-18 21-46 21-88zM1252 258c0 53-11 91-32 116-24 25-56 39-99 39-42 0-77-14-98-39-21-28-32-67-32-116 0-99 42-152 130-152 46 0 78 14 99 39s32 60 32 113zM1203 258c0-39-7-71-18-88-14-18-32-29-64-29-28 0-49 11-59 29-15 21-22 49-22 88s7 70 22 88c10 21 31 28 56 28 32 0 53-7 63-28 15-18 22-46 22-88zM1316 406v-406h49v406zM1393 520v-35h325v35zM1923 406v-187c0-28-3-46-14-60-7-11-21-14-42-14-18 0-35 7-50 25-10 14-17 35-17 67v169h-51v-233c0-32 0-53 0-60h47v7c0 4 0 7 0 11 0 7 4 17 4 32 10-22 21-36 35-43 14-10 32-14 49-14 25 0 43 4 53 14 15 7 25 21 29 43 10-22 24-36 38-43 15-10 32-14 53-14 29 0 50 7 64 25 14 14 21 42 21 81v194h-49v-187c0-28-4-46-11-60-7-11-21-14-42-14s-39 7-53 21c-11 18-14 39-14 71v169zM2463 258c0 53-11 91-35 116-21 25-57 39-99 39s-74-14-95-39c-25-28-36-67-36-116 0-99 46-152 135-152 42 0 77 14 98 39s32 60 32 113zM2410 258c0-39-3-71-18-88-10-18-31-29-59-29-29 0-50 11-64 29-11 21-18 49-18 88s4 70 18 88c14 21 32 28 60 28s49-7 63-28c11-18 18-46 18-88zM2572 113v187c0 18 0 32 4 42 7 11 11 22 21 25 7 4 21 7 35 7 25 0 43-7 57-25 14-17 21-38 21-67v-169h46v229c0 36 3 57 3 64h-45v-7c0-4 0-7-4-14 0-4 0-14 0-28-11 21-25 35-39 42-14 10-35 14-56 14-32 0-57-7-71-25-14-17-21-42-21-81v-194zM3020 406v-187c0-18 0-32-3-46-7-10-11-18-18-21-10-7-21-7-39-7-24 0-42 7-56 25-14 14-21 35-21 67v169h-50v-233c0-32 0-53 0-60h46v7c0 4 0 7 0 11 4 7 4 17 4 32 10-22 25-36 39-43 14-10 35-14 56-14 32 0 57 7 71 25 14 14 21 42 21 81v194zM3257 406c-14 3-32 7-50 7-38 0-56-25-56-67v-198h-35v-35h35l14-67h32v67h56v35h-56v184c0 14 3 25 7 32 7 7 14 10 25 10 7 0 17-3 28-7zM3257 520v-35h324v35zM3864 258c0 102-39 155-110 155-21 0-42-4-56-14-14-7-28-21-36-39 0 7-3 14-3 25 0 14 0 21 0 21h-49c3-11 3-28 3-60v-346h49v117c0 14 0 28-3 42h3c8-18 22-32 36-39 14-10 35-14 56-14 35 0 64 14 81 39 18 25 29 60 29 113zM3811 258c0-39-4-71-18-88-11-18-28-25-53-25-28 0-46 7-60 28-14 18-18 49-18 88s4 67 18 88c14 18 32 25 60 25 25 0 42-7 53-25 14-17 18-49 18-91zM3878 520v-35h324v35zM4234 50v-50h46v50zM4234 406v-293h46v293zM4544 406v-187c0-18-3-32-7-46-3-10-10-18-17-21-7-7-21-7-36-7-24 0-42 7-56 25-14 14-21 35-21 67v169h-50v-233c0-32 0-53 0-60h46v7c0 4 0 7 0 11 0 7 0 17 4 32 10-22 25-36 39-43 14-10 31-14 56-14 32 0 53 7 71 25 14 14 21 42 21 81v194zM4890 325c0 28-10 49-32 63-21 18-49 25-88 25s-67-7-84-18c-22-14-36-31-39-56l42-11c4 18 14 29 25 36 14 7 32 10 56 10 25 0 43-3 53-10 14-7 18-18 18-36 0-10-4-21-11-28s-21-14-39-18l-35-10c-28-7-49-14-60-21-14-7-21-14-28-25s-11-21-11-35c0-28 11-50 29-64 21-14 49-21 84-21 32 0 60 7 78 18 17 10 32 28 35 56l-42 4c-4-11-11-21-25-29-11-7-28-10-46-10-21 0-39 3-49 10-11 4-18 18-18 29 0 10 4 14 7 21 4 7 11 10 21 14 7 3 25 11 53 18 25 3 46 10 57 17 10 4 21 11 28 18s11 14 14 25c4 7 7 17 7 28zM4989 268c0 36 7 60 21 78 14 21 32 28 60 28 21 0 39-3 49-10 15-11 25-22 29-32l42 10c-18 46-56 71-120 71-42 0-78-14-102-39-21-28-32-67-32-116 0-50 11-85 32-113 24-25 56-39 99-39 88 0 130 53 130 159v3zM5148 233c-4-32-11-53-25-70-14-15-32-22-56-22-25 0-43 11-57 25-14 18-21 39-21 67zM5261 406v-226c0-21 0-42 0-67h45c0 32 0 53 0 60h4c7-28 14-42 28-53 7-10 21-14 43-14 3 0 10 0 17 4v42c-7 0-14 0-25 0-21 0-35 7-45 25-11 17-18 42-18 77v152zM5560 406c-17 3-35 7-49 7-39 0-60-25-60-67v-198h-35v-35h35l18-67h31v67h53v35h-53v184c0 14 4 25 8 32 3 7 10 10 24 10 7 0 14-3 28-7zM5825 325c0 28-11 49-32 63-21 18-49 25-88 25-35 0-63-7-85-18-21-14-31-31-38-56l42-11c7 18 14 29 28 36s32 10 53 10c25 0 46-3 57-10 10-7 17-18 17-36 0-10-7-21-14-28s-21-14-39-18l-35-10c-28-7-46-14-60-21-11-7-21-14-28-25-4-11-11-21-11-35 0-28 11-50 32-64 18-14 46-21 81-21 32 0 60 7 81 18 18 10 28 28 35 56l-45 4c-4-11-11-21-22-29-10-7-28-10-49-10s-39 3-46 10c-14 4-17 18-17 29 0 10 3 14 7 21 3 7 10 10 17 14 11 3 28 11 57 18 24 3 42 10 56 17 11 4 18 11 25 18s14 14 17 25c4 7 4 17 4 28z">
          <text:p/>
        </draw:path>
        <draw:path draw:style-name="gr3" draw:text-style-name="P3" draw:layer="layout" svg:width="5.832cm" svg:height="0.526cm" svg:x="18.619cm" svg:y="15.458cm" svg:viewBox="0 0 5833 527" svg:d="M328 301c0 39-14 67-42 85-28 21-71 32-120 32-95 0-152-36-166-99v-4h4l49-10h4c3 24 17 38 35 49 17 11 42 18 74 18 35 0 60-7 78-18 17-11 24-28 24-49 0-11 0-22-7-29-3-7-14-14-21-17-11-7-25-11-39-14-14-4-28-7-46-11v-3 3c-31-7-56-14-70-21-18-7-28-14-39-21-7-11-14-18-21-32-4-11-7-25-7-39 0-35 14-60 39-77 24-19 63-30 109-30s78 7 102 23c25 14 39 35 50 70v4h-4l-49 7-4 3v-3c-7-22-14-36-32-43-14-10-35-14-63-14-32 0-53 4-67 14-18 11-25 25-25 43 0 14 4 21 7 28 7 7 18 14 28 21 11 4 36 11 71 18 11 3 21 7 35 10 11 0 21 4 32 7 14 4 21 11 32 14 10 7 17 15 25 22 7 7 14 17 17 28 4 10 7 21 7 35zM321 301c0-14 0-25-7-35-3-11-7-18-14-25s-14-14-25-18c-7-7-17-10-28-14-11-3-21-7-35-10-11-4-21-7-35-7l3-4-3 4c-36-11-57-18-71-21-11-7-21-15-28-22s-11-17-11-31c0-22 11-36 28-46 14-11 39-18 71-18 28 0 49 4 67 14 18 11 28 25 35 46l-3 4v-4l49-10v3c-10-32-28-53-49-67-21-15-57-22-99-22-46 0-81 10-106 29-25 18-35 42-35 74 0 14 0 25 7 39 3 11 10 18 18 28 10 7 21 14 38 21 14 7 39 11 67 18 18 7 36 11 50 14 14 4 24 7 35 11 11 7 21 14 28 21 4 7 7 21 7 32 0 24-10 42-28 53-18 14-46 17-81 17-32 0-57-3-78-14-17-14-31-32-38-53h3l-49 11v-4h3c11 64 67 95 159 95 49 0 88-10 113-28 28-17 42-46 42-81zM639 259c0 106-36 159-110 159-46 0-77-18-95-53l4-4v4h-4v-4h4c0 4 3 18 3 49v113 4h-3-50-3v-4-349c0-32 0-49-4-60v-3h4 49v3c4 0 4 4 4 7 0 4 0 11 0 21 0 11 0 14 0 18h-4 4-4c11-18 21-32 35-42 14-7 36-11 60-11 36 0 64 11 85 35 18 25 25 64 25 117zM635 259c0-53-10-88-28-113s-42-35-78-35c-24 0-42 3-56 14-14 7-25 21-32 39h-3-4v-4c0-4 0-7 0-18-3-10-3-14-3-21 0-3 0-7 0-7h3v4h-49v-4h3c0 11 4 28 4 60v349h-4v-3h50v3h-4v-113c0-31 0-45 0-45l-3-4h3 4 3c14 35 42 49 88 49 71 0 106-49 106-151zM582 259c0-39-3-67-14-85-14-18-28-25-53-25-17 0-32 4-42 11-11 7-18 21-25 39-7 14-7 39-7 67 0 39 4 63 18 81 10 21 28 28 56 28 25 0 39-7 53-25 7-17 14-49 14-91zM589 259c0 46-7 74-17 95-11 18-32 28-57 28-28 0-49-10-63-32-11-17-18-45-18-84 0-28 4-53 7-71 7-17 14-31 28-39 11-10 25-14 46-14 25 0 46 11 57 29 10 17 17 49 17 88zM949 259c0 53-10 95-35 120-21 24-57 39-99 39-46 0-78-15-99-43-24-25-35-63-35-116 0-99 46-152 134-152 46 0 81 11 102 35 22 25 32 67 32 117zM946 259c0-50-11-88-32-113s-53-35-99-35c-88 0-127 49-127 148 0 53 7 88 32 113 21 28 53 38 95 38s74-10 95-35c25-25 36-63 36-116zM893 259c0-39-7-67-18-85s-32-28-60-28-46 10-60 28c-11 18-18 46-18 85 0 42 7 67 18 88 14 18 32 28 60 28s46-7 60-28c11-18 18-46 18-88zM900 259c0 42-7 74-21 91-15 22-36 32-64 32s-49-10-63-32c-15-21-18-49-18-91 0-39 3-67 18-88 14-18 35-29 63-29 32 0 53 11 64 29 14 17 21 49 21 88zM1260 259c0 53-11 95-36 120-21 24-56 39-99 39-45 0-77-15-102-43-21-25-32-63-32-116 0-99 46-152 134-152 46 0 82 11 103 35 21 25 32 67 32 117zM1256 259c0-50-11-88-32-113s-53-35-99-35c-84 0-130 49-130 148 0 53 14 88 35 113 21 28 53 38 95 38 43 0 75-10 96-35s35-63 35-116zM1203 259c0-39-7-67-18-85-10-18-31-28-60-28-28 0-45 10-59 28-11 18-18 46-18 85 0 42 7 67 18 88 14 18 31 28 56 28 32 0 49-7 63-28 11-18 18-46 18-88zM1210 259c0 42-7 74-21 91-14 22-35 32-67 32-25 0-46-10-60-32-14-21-21-49-21-91 0-39 7-67 21-88 14-18 35-29 63-29 32 0 53 11 64 29 14 17 21 49 21 88zM1316 407v-407h4 49v407 3h-49-4zM1320 407h49-4v-407h4v4h-49v-4h3v407zM1394 520v-35-4h3 325 3v4 35 3h-3-325-3zM1397 516h325v4h-4v-35h4v3h-325v-3h4v35h-4zM1924 407v-187c0-25-4-46-11-56-7-11-21-15-42-15-18 0-35 7-46 22-11 17-18 38-18 67v169 3h-3-51-3v-3-229c0-36 0-57 0-64v-3h3 47 4v3c0 0 0 4 0 7 0 4 0 7 0 14 0 4 0 14 0 29v-4 4h-4c11-22 25-36 39-46 14-7 32-11 49-11 25 0 43 4 57 14 14 7 21 21 28 43h-3v-4 4c10-22 21-36 35-46 14-7 35-11 56-11 29 0 53 7 67 25 14 14 22 42 22 81v194 3h-4-49-4v-3-187c0-25-3-46-10-56-8-11-22-15-39-15-21 0-39 7-50 22-10 17-17 38-17 67v169 3h-50-3zM1927 407h50-4v-169c0-29 7-53 18-71 10-14 28-25 53-25 21 0 35 7 42 18 11 14 14 32 14 60v187h-3 49-4v-194c0-39-7-64-21-78-10-17-31-24-60-24-21 0-38 3-53 14-14 7-24 21-35 42h-3-4v-3c-3-18-14-32-25-39-14-11-28-14-53-14-17 0-35 3-45 10-14 11-25 25-39 46h-4v-3c0-15 0-25-3-29 0-7 0-10 0-14 0-3 0-7 0-7h3v4h-47v-4c4 7 4 28 4 64v229h-4 51-4v-169c0-29 7-53 21-71 11-14 29-25 50-25s39 7 46 18c7 14 14 32 14 60v187zM2471 259c0 53-11 95-36 120-24 24-56 39-102 39-42 0-78-15-99-43-21-25-35-63-35-116 0-99 46-152 138-152 42 0 77 11 102 35 21 25 32 67 32 117zM2464 259c0-50-11-88-32-113s-53-35-95-35c-89 0-131 49-131 148 0 53 11 88 32 113 21 28 53 38 95 38s74-10 99-35c21-25 32-63 32-116zM2414 259c0-39-7-67-21-85-11-18-28-28-56-28-29 0-50 10-60 28-15 18-18 46-18 85 0 42 3 67 18 88 10 18 28 28 56 28s49-7 60-28c14-18 21-46 21-88zM2418 259c0 42-7 74-18 91-14 22-35 32-67 32-28 0-49-10-60-32-14-21-21-49-21-91 0-39 7-67 21-88 11-18 32-29 64-29 28 0 49 11 63 29 11 17 18 49 18 88zM2580 114v187c0 18 0 32 3 46 4 7 11 14 18 21 7 4 21 7 35 7 25 0 39-10 53-25 14-17 21-38 21-67v-169-3h4 46 3v3 233c0 35 4 53 4 60v3h-4-45-4c0-3 0-3 0-10 0-4 0-7 0-14 0-4 0-14 0-28v3-3l4 3c-11 21-25 35-43 42-14 11-32 15-56 15-32 0-57-11-71-25-17-18-25-46-25-81v-198-3h4 49 4zM2576 118h-49v-4 198c0 35 11 60 25 77 14 14 35 21 67 21 21 0 42-3 56-10 14-11 25-25 35-42l4-4h4v4c0 14 0 24 0 28 3 7 3 10 3 14 0 7 0 7 0 7h-3 45l-3 3c0-10 0-28 0-63v-233 4h-46v-4 169c0 32-7 53-21 71-11 18-32 25-57 25-17 0-28-4-38-7-7-4-15-14-18-25-7-11-7-25-7-46v-187h3zM3021 407v-187c0-18 0-32-4-42-3-11-10-18-17-22-7-3-18-7-36-7-24 0-42 7-52 25-15 14-22 35-22 64v169 3h-3-50v-3-229c0-36-3-57-3-64v-3h3 46 4v3c0 0 0 4 0 7 0 4 0 7 0 14 0 4 0 14 0 29v-4 4h-4c11-22 25-36 43-46 14-7 31-11 56-11 32 0 57 7 74 25 14 14 21 42 21 81v194 3h-3-50-3zM3024 407h50-4v-194c0-39-7-64-21-78-14-17-35-24-67-24-21 0-42 3-53 14-17 7-28 21-39 42h-3-4v-3c0-15 0-25 0-29-3-7-3-10-3-14 0-3 0-7 0-7h3v4h-46v-4h4c0 7 0 28 0 64v229h-4 50v-169c0-29 7-53 21-71 14-14 32-25 56-25 18 0 29 4 39 7 7 7 14 15 18 25 7 14 7 28 7 46v187zM3261 410c-14 4-32 4-50 4-38 0-60-21-60-67v-198h4v4h-35-4v-4-35-3h4 35v3h-4l15-67 3-3h32 3v3 67h-3v-3h56 4v3 35 4h-4-56v-4h3v187c0 14 4 22 7 29 4 3 11 7 22 7 7 0 17 0 28-4h3v4 35zM3257 407v-35h4v3c-11 0-21 0-28 0-11 0-22 0-25-7-7-7-7-18-7-32v-187-3h56v3h-3v-35h3v4h-56v-4-67 4h-32v-4h4l-15 67v4h-3-35v-4h3v35h-3v-3h35v3 198c0 42 21 63 56 63 18 0 32-3 50-7v4zM3257 520v-35-4h4 324 4v4 35 3h-4-324-4zM3261 516h324v4h-3v-35h3v3h-324v-3 35zM3868 259c0 106-36 159-110 159-24 0-42-4-56-15-18-7-28-21-39-38l3-4v4-4c0 7 0 18 0 28 0 11 0 18 0 21h-3-49-4l4-3c0-7 0-28 0-60v-347h3 49 4v121c0 11 0 25-4 39h-3 3-3c11-21 21-32 39-42 14-7 32-11 56-11 39 0 67 11 85 39 18 25 25 63 25 113zM3864 259c0-50-11-85-28-113-14-25-43-35-78-35-21 0-42 3-56 10-14 11-25 21-32 43h-4-3v-4c0-14 0-28 0-39v-121h3v4h-49v-4h4v347c0 32-4 53-4 63l-3-3h49-4c0 0 0-7 4-18 0-14 0-21 0-28h3 4c7 18 18 32 32 39s35 10 56 10c71 0 106-49 106-151zM3811 262c0-42-3-70-14-88s-28-25-53-25c-28 0-46 7-56 29-14 17-18 45-18 88 0 35 4 63 18 81 10 21 28 28 56 28 25 0 42-7 53-25 11-17 14-49 14-88zM3818 262c0 39-7 71-17 88-11 22-32 32-57 32-28 0-49-10-63-32-11-17-18-45-18-84 0-43 7-74 21-92 11-21 32-32 60-32 25 0 46 11 57 29 10 17 17 49 17 91zM3878 520v-35-4h4 324 4v4 35 3h-4-324-4zM3882 516h324v4h-3v-35h3v3h-324v-3h3v35h-3zM4234 51v-51h4 46 3v51 3h-3-46-4zM4238 47h46v4-51 4h-46v-4 51zM4234 407v-293-3h4 46 3v3 293 3h-3-46-4zM4238 407h46v-293 4h-46v-4zM4545 407v-187c0-18 0-32-4-42-3-11-10-18-17-22-7-3-21-7-36-7-24 0-42 7-52 25-15 14-22 35-22 64v169 3h-3-50-3v-3-229c0-36 0-57 0-64v-3h3 46 4v3c0 0 0 4 0 7 0 4 0 7 0 14 0 4 0 14 0 29v-4 4h-4c11-22 25-36 39-46 18-7 35-11 60-11 32 0 57 7 71 25 14 14 24 42 24 81v194 3h-3-50-3zM4548 407h50-4v-194c0-39-7-64-21-78-14-17-35-24-67-24-25 0-42 3-56 14-14 7-25 21-39 42h-4v-3c0-15-3-25-3-29 0-7 0-10 0-14 0-3 0-7 0-7h3v4h-46v-4h4c0 7 0 28 0 64v229h-4 50-4v-169c0-29 7-53 21-71 15-14 36-25 60-25 18 0 29 4 39 7 7 7 14 15 18 25 3 14 7 28 7 46v187zM4894 326c0 28-10 53-32 67-21 17-49 25-88 25s-67-8-88-18c-21-14-32-32-39-60v-4l46-7v-3l4 3c3 18 10 29 24 36 11 7 29 10 53 10 25 0 43-3 53-14 11-7 14-14 14-32 0-10-3-17-10-24s-18-11-39-18l3-4-3 4-32-7v-4 4c-28-11-49-18-63-25-11-7-22-14-29-24-7-11-10-25-10-39 0-28 10-50 32-64 17-14 45-21 84-21 32 0 60 7 78 18 21 10 35 28 39 56v4h-4l-42 3h-4c-3-14-10-21-21-28s-28-11-46-11c-21 0-39 4-49 11-7 4-14 14-14 28 0 7 3 11 7 18 3 3 10 10 17 14 11 3 29 7 53 14 29 7 46 14 57 18 14 7 21 14 28 21s14 14 18 21c3 11 3 21 3 32zM4891 326c0-11-4-18-7-28-4-7-7-15-15-22-7-7-14-14-24-17-11-7-32-11-57-18v-3 3c-28-7-46-14-56-18-7-3-14-10-18-14-7-7-7-14-7-21 0-14 7-28 18-35 10-7 28-11 49-11s35 4 50 11c10 7 21 21 21 35v-3l42-7v3c-7-25-18-42-39-53-17-10-42-17-74-17-35 0-63 7-81 21-21 14-28 35-28 60 0 14 3 24 7 35 7 11 18 18 28 25 14 7 32 14 60 21l35 7c18 7 32 14 39 21 11 7 14 18 14 28 0 18-7 32-17 39-14 7-32 11-57 11-24 0-42-4-56-11s-25-21-28-35l3-4v4l-42 10v-3h3c4 25 18 42 36 53 21 14 45 17 84 17 35 0 67-7 85-21 21-14 32-35 32-63zM4993 273c0 32 7 56 21 74s32 28 60 28c21 0 35-3 49-14 11-7 22-18 25-28v-4h4l42 11 4 3v4c-18 46-60 71-124 71-46 0-78-15-102-39-25-29-36-67-36-120 0-50 11-88 36-113 24-28 56-39 99-39 88 0 134 53 134 159v7h-4zM4993 269h208v4h-3v-7c0-106-39-155-127-155-43 0-71 14-96 38-21 25-31 60-31 110 0 53 10 88 31 116 25 25 57 35 99 35 60 0 99-21 116-67h4v4l-42-14h3c-7 14-14 25-28 35-14 7-32 14-53 14-28 0-49-10-63-32-15-17-22-45-22-77v-4zM5148 234c-3-32-10-53-21-67-14-14-32-21-56-21-25 0-43 7-53 25-14 14-22 35-25 63v-3h159v3zM5152 238h-159-4v-4c0-28 7-53 25-67 14-18 32-25 57-25 24 0 45 7 60 22 10 14 21 38 24 70v4zM5261 407v-226c0-21 0-42 0-67v-3h4 45 4v3c0 32 0 53 0 60h-4v-3h4v3h-4c7-28 18-46 29-53 10-10 24-14 46-14 3 0 10 0 17 0h4v4 45 4h-4c-7-4-14-4-25-4-21 0-35 8-45 25-11 18-15 42-15 74v152 3h-3-49-4zM5265 407h49-4v-152c0-35 7-60 18-77 11-18 28-29 49-29 11 0 22 4 25 4v3-45 3c-7-3-14-3-17-3-18 0-32 3-43 14-10 7-17 24-28 49v4h-4v-4c0-7-3-28-3-60h3v4h-45v-4h3c0 25 0 46 0 67v226zM5564 410c-17 4-31 4-49 4-42 0-63-21-63-67v-198h3v4h-35v-4-35-3h35v3l14-67v-3h4 31 4v3 67h-4v-3h53 4v3 35 4h-4-53v-4h4v187c0 14 0 22 7 29 4 3 11 7 21 7 7 0 14 0 28-4h4v4 35zM5561 407v-35h3v3c-14 0-21 0-28 0-14 0-21 0-28-7-4-7-7-18-7-32v-187-3h3 53v3h-3v-35h3v4h-53-3v-4-67h3v4h-31v-4h3l-17 67v4h-4-35v-4h3v35h-3v-3h35 4v3 198c0 42 17 63 56 63 14 0 32-3 46-7l3 4zM5833 326c0 28-11 53-32 67-21 17-53 25-92 25-35 0-67-8-85-18-21-14-35-32-42-60v-4h4l42-7 3-3v3c4 18 15 29 25 36 14 7 32 10 53 10 25 0 42-3 53-14 11-7 18-14 18-32 0-10-4-17-11-24s-21-11-39-18v-4 4l-35-7v-4 4c-28-11-49-18-60-25-14-7-21-14-28-24-7-11-11-25-11-39 0-28 11-50 28-64 22-14 50-21 85-21s60 7 81 18c18 10 32 28 39 56v4h-4l-45 3h-4c0-14-7-21-21-28-11-7-25-11-46-11s-35 4-46 11c-10 4-14 14-14 28 0 7 0 11 7 18 4 3 7 10 18 14 7 3 24 7 53 14 24 7 46 14 56 18 11 7 21 14 28 21s11 14 14 21c4 11 8 21 8 32zM5825 326c0-11 0-18-3-28-4-7-7-15-14-22s-18-14-28-17c-11-7-29-11-57-18l4-3-4 3c-25-7-46-14-53-18-7-3-14-10-21-14-3-7-7-14-7-21 0-14 7-28 18-35 10-7 28-11 49-11s39 4 49 11c15 7 22 21 25 35h-3v-3l45-7v3h-3c-7-25-18-42-35-53-18-10-46-17-78-17-35 0-63 7-81 21s-28 35-28 60c0 14 3 24 10 35s14 18 29 25c10 7 31 14 56 21l35 7c18 7 32 14 43 21 7 7 10 18 10 28 0 18-3 32-17 39-11 7-32 11-57 11-21 0-42-4-56-11-11-7-22-21-25-35v-4 4l-42 10v-3h3c7 25 18 42 39 53 18 14 46 17 81 17 39 0 67-7 88-21 18-14 28-35 28-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1.873cm" svg:height="0.282cm" svg:x="18.591cm" svg:y="18.845cm" svg:viewBox="0 0 1874 283" svg:d="M212 88c0 25-7 46-25 60-18 18-39 25-67 25h-81v107h-39v-273h116c32 0 53 7 71 21s25 32 25 60zM173 88c0-35-18-53-60-53h-74v106h74c42 0 60-18 60-53zM476 88c0 25-7 46-25 60-17 18-38 25-70 25h-78v107h-35v-273h113c32 0 53 7 70 21 18 14 25 32 25 60zM441 88c0-35-21-53-64-53h-74v106h74c43 0 64-18 64-53zM515 187v-28h99v28zM667 280v-273h35v273zM984 202c0 28-10 46-28 60-21 14-46 21-85 21-63 0-102-25-113-70l36-7c3 17 10 28 24 35s32 14 57 14c21 0 42-7 53-14 14-7 21-18 21-35 0-11-4-19-7-23-4-7-11-10-18-14-7-3-14-7-25-7-10-3-21-7-35-10-21-4-35-11-49-15-11-3-18-10-25-17-7-4-10-11-14-18s-7-17-7-28c0-21 11-39 28-53 18-14 43-21 78-21 28 0 53 7 70 14 14 11 25 28 32 49l-35 7c-4-14-11-24-21-31-11-7-29-11-50-11s-35 7-49 14c-11 4-18 18-18 32 0 7 4 14 7 21 7 4 11 7 21 14 8 0 25 7 50 11 7 3 17 3 25 7 10 0 17 3 24 7 7 3 14 7 21 11 7 3 11 7 18 14 4 3 7 10 11 17 3 7 3 19 3 26zM1211 141c0 46-7 82-25 107-14 25-39 35-70 35-32 0-58-10-72-35s-25-61-25-107 11-81 25-106c14-21 40-35 72-35 31 0 56 14 70 39 18 21 25 56 25 102zM1176 141c0-39-4-67-14-85-11-17-25-28-46-28s-36 11-47 28c-7 18-14 46-14 85s7 68 14 86c11 17 26 28 47 28s35-11 46-28c10-18 14-47 14-86zM1433 141c0 46-10 82-25 107-17 25-42 35-70 35-32 0-57-10-71-35-17-25-24-61-24-107s7-81 21-106c17-21 42-35 74-35s56 14 70 39c15 21 25 56 25 102zM1398 141c0-39-7-67-14-85-11-17-25-28-46-28s-35 11-46 28c-11 18-14 46-14 85s3 68 14 86c11 17 25 28 46 28s35-11 42-28c11-18 18-47 18-86zM1620 216v64h-35v-64h-127v-25l123-184h39v180h35v29zM1585 46c0 0 0 3-4 10-3 4-7 11-10 11l-67 102-11 14-3 4h95zM1874 191c0 29-10 50-28 67-14 18-39 25-71 25-24 0-45-7-60-18-17-10-24-28-28-49l32-3c7 28 28 42 56 42 22 0 36-7 46-18 11-10 14-28 14-46s-3-32-14-43c-10-11-24-14-42-14-11 0-18 0-28 3-7 4-14 8-25 15h-32l7-145h156v28h-124l-3 85c14-11 31-14 56-14s46 7 63 21c15 18 25 35 25 64z">
          <text:p/>
        </draw:path>
        <draw:path draw:style-name="gr3" draw:text-style-name="P3" draw:layer="layout" svg:width="1.873cm" svg:height="0.286cm" svg:x="18.591cm" svg:y="18.845cm" svg:viewBox="0 0 1874 287" svg:d="M215 88c0 26-10 47-28 65-18 14-39 21-67 21h-81 3v106 3h-3-39v-3-273-4h116c32 0 57 7 71 22 18 17 28 35 28 63zM208 88c0-28-7-46-21-60-18-14-39-21-71-21h-116 3v273h-3v-4h39v4h-4v-106-4h4 81c28 0 49-7 67-21 14-14 21-35 21-61zM173 88c0-35-18-49-60-49h-74v-4h3v107h-3 74c42 0 60-18 60-54zM176 88c0 40-21 58-63 58h-74-4v-4-107h4 74c42 0 63 18 63 53zM480 88c0 26-11 47-29 65-17 14-38 21-70 21h-78 4v106 3h-4-35-4v-3-273-4h4 113c32 0 53 7 70 22 18 17 29 35 29 63zM476 88c0-28-10-46-25-60-17-14-42-21-70-21h-113v273-4h35v4h-3v-106-4h3 78c32 0 53-7 67-21 18-14 28-35 28-61zM437 88c0-35-21-49-60-49h-74v-4h4v107h-4 74c43 0 60-18 60-54zM441 88c0 40-21 58-64 58h-74-3v-4-107h3 74c43 0 64 18 64 53zM515 188v-28-4h99v4 28 3h-99zM515 188h99-4v-28h4-99 3v28zM663 280v-273-4h4 35 3v4 273 3h-3-35-4zM667 276h35v4-273h-35v273zM988 202c0 28-11 46-32 63-21 15-46 22-85 22-67 0-106-25-116-74l39-7v-4 4c3 17 14 28 28 35 10 7 28 10 53 10 21 0 42-3 53-10 14-11 17-21 17-35 0-11 0-15-3-22-7-3-11-10-18-14-7 0-14-3-25-7-10-3-21-7-35-7v-3 3c-21-7-39-10-49-14-11-7-18-11-25-18s-14-14-18-22c-3-7-3-17-3-28 0-25 7-42 28-53 18-14 43-21 78-21 28 0 53 3 70 14 18 11 29 28 36 49v4h-4l-35 7v-4c-7-14-11-24-25-28-10-7-25-10-46-10s-35 3-46 10c-10 7-17 18-17 32 0 7 0 14 7 18 3 7 10 10 17 14 8 4 25 8 50 15 7 0 17 3 25 7 10 0 17 3 24 7 7 0 14 3 21 7s15 11 18 14c7 7 11 14 14 21 0 7 4 18 4 25zM984 202c0-7-3-18-7-25 0-7-3-10-10-17-4-4-11-11-18-14-4-4-11-8-18-11-7 0-17-4-24-7-11 0-18-4-25-4v-3 3c-25-7-42-10-53-14-7-4-14-8-18-15-3-7-7-14-7-21 0-18 7-28 18-35 10-7 28-11 49-11s39 4 50 11c10 7 17 17 21 31v-3l35-4c-7-21-18-35-35-45-14-11-39-15-67-15-35 0-60 7-78 18-17 14-25 32-25 53 0 11 0 18 4 28 4 8 11 12 14 19 7 7 18 10 28 17 11 4 25 8 46 15 14 3 25 3 35 7 11 3 18 3 25 10 11 4 14 7 18 11 7 7 7 14 7 25 0 17-7 28-18 38-14 7-35 11-56 11-25 0-43-4-57-11s-21-21-28-38h4v3l-36 7v-3c11 45 50 70 113 70 36 0 64-7 85-21 18-14 28-32 28-60zM1211 142c0 46-7 81-25 106-14 25-39 39-70 39-32 0-58-14-75-39-15-25-25-60-25-106 0-47 10-82 25-107 17-25 43-35 75-35 35 0 56 10 74 35 14 25 21 60 21 107zM1207 142c0-47-7-82-21-103-14-25-39-36-70-36-32 0-58 11-72 36-14 21-21 56-21 103 0 46 7 81 21 102 18 25 40 39 72 39 31 0 53-14 70-39 14-21 21-56 21-102zM1172 142c0-40-3-68-14-86-7-14-21-24-42-24s-36 7-44 24c-10 18-14 46-14 86 0 39 4 67 14 85 8 17 23 24 44 24s35-7 42-24c11-18 14-46 14-85zM1176 142c0 39-4 67-14 85-11 21-25 28-46 28s-39-7-47-25c-11-21-18-49-18-88 0-40 7-68 18-89 8-14 26-25 47-25s38 11 49 28c7 18 11 46 11 86zM1433 142c0 46-7 81-25 106-17 25-38 39-70 39s-57-14-74-39c-14-25-25-60-25-106 0-47 11-82 25-107s42-35 74-35 56 10 74 35c14 25 21 60 21 107zM1430 142c0-47-7-82-25-103-14-25-35-36-67-36s-57 11-71 36c-14 21-21 56-21 103 0 46 7 81 21 102 18 25 39 39 71 39 28 0 53-14 67-39 18-21 25-56 25-102zM1394 142c0-40-3-68-14-86-7-14-21-24-42-24s-35 7-46 24c-7 18-14 46-14 86 0 39 7 67 14 85 11 17 25 24 46 24 18 0 32-7 42-24 11-18 14-46 14-85zM1398 142c0 39-4 67-14 85-11 21-25 28-46 28s-39-7-46-25c-11-21-18-49-18-88 0-40 7-68 15-89 10-14 28-25 49-25s35 11 46 28c10 18 14 46 14 86zM1620 216v64 3h-35v-3-64 4h-127-4v-4-25-3l127-185h39v4 181h35 4v28 4h-4-35zM1620 216h35v-28 3h-35-3v-3-181h3-39 4l-127 184v25h127 3v64h-3v-4h35v4h-3v-64zM1588 46c0 0-3 3-7 10-3 7-7 11-7 11l-70 107-11 14-3 3v-3h95v-142zM1588 46v142 3h-3-95-4v-3l4-4h3-3l10-14h4-4l71-103c0-4 3-7 7-14 3-4 7-7 7-7l3-14zM1874 191c0 29-7 50-25 71-17 14-42 25-74 25-24 0-45-7-63-18-14-14-25-28-28-49v-4h3l32-3h3c8 28 25 38 53 38 22 0 36-3 46-14 7-14 14-28 14-46 0-17-7-31-14-42-14-7-24-14-42-14-11 0-18 0-25 3-10 4-17 11-24 18h-4-32-3v-3l10-146v-4h156 3v4 28 4h-3-124v-4h4l-7 86h-4c18-11 35-19 60-19s46 8 63 26c18 14 25 35 25 63zM1871 191c0-24-7-45-25-60-14-17-35-25-60-25s-42 8-56 18l-4 4v-7l7-86h124-4v-28h4-156 4l-11 146h32c7-7 18-15 25-18 10 0 17-4 28-4 18 0 32 7 42 18 11 11 18 25 18 42 0 18-7 36-18 46-10 14-24 18-46 18-28 0-49-14-56-39v-3 3l-32 4v-4c4 21 14 39 28 49 18 11 36 18 60 18 32 0 53-10 71-28 18-14 25-35 25-64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10.901cm" svg:height="6.322cm" svg:x="1.954cm" svg:y="2.444cm" svg:viewBox="0 0 10902 6323" svg:d="M10792 3159l32 49c7 7 14 18 18 25l24 35c67 109 39 261-74 385v141l-6628 1594c49 152-60 342-247 445-187 102-395 77-481-53l-21-39c-7-7-11-18-18-28 7 10 11 21 18 28l21 39c-25-39-35-85-35-131 0-155 128-317 304-391 176-78 356-46 434 77 11 14 18 32 25 53 49 152-60 342-247 445-187 102-395 77-481-53-25-39-35-85-35-131 0-155 128-317 304-391 176-78 356-46 434 77l-25-39c-3-7-10-17-17-24-43-50-103-78-173-88-103-15-219 14-321 77-103 67-181 159-209 258-11 31-18 63-18 95 0 35 7 67 21 99l-63-99c0-4-4-7-7-14 0 0-4-7-7-11-25-35-36-81-36-127 0 46 11 92 36 127 3 4 7 11 7 11-18-32-29-74-29-117 0-63 25-130 67-197 74-120 217-212 361-226 127-21 240 18 300 99-3-4-7-7-7-11-78-120-254-151-430-74-178 74-305 237-305 388 0-151 127-314 305-388 176-77 352-46 430 74l-63-95-205-120c92 11 162 53 205 117l-718 208c32-96 106-184 205-244 100-60 209-91 308-81l-530 427c0-32 7-67 17-102l18 232c-25-35-35-81-35-130l39 134 60 95-833 201c46 152-60 346-247 445-187 102-395 77-480-53l-21-35c-7-11-14-22-18-32 4 10 11 21 18 32l21 35c-24-39-35-81-35-131 0-151 127-317 300-391 180-74 360-46 434 77 14 18 21 32 28 53 46 152-60 346-247 445-187 102-395 77-480-53-24-39-35-81-35-131 0-151 127-317 300-391 180-74 360-46 434 77l-21-35c-4-10-11-21-18-28-42-46-102-78-176-88-103-14-219 14-318 81-102 63-180 155-208 254-11 32-18 63-18 95 0 35 7 71 21 99l-63-99c0-3-4-7-7-10 0-4-4-8-7-11-25-39-35-81-35-131 0 50 10 92 35 131 3 3 7 7 7 11-18-36-28-75-28-117 0-67 21-134 67-201 74-120 215-208 356-226 127-17 240 18 300 103 0-4-4-11-7-15-74-119-254-151-431-74-176 74-299 237-299 388 0-151 123-314 299-388 177-77 357-45 431 74l-60-95-205-120c88 11 163 53 201 117l-712 208c31-92 106-180 204-244 96-60 208-88 307-81l-529 431c0-36 7-71 18-106l17 233c-24-39-35-81-35-127l39 130 60 95-667 163-716 169-247-384v-2195c-7-28-14-60-14-88v2191c0 32 7 60 14 92-7-32-14-60-14-92v-2191c0 28 7 60 14 88l247 385 716-170 9815-2360-310-501-374 96v-615l-833-579c-1672 1289-4049 2157-6689 2439-25 3-50 11-71 18l-2134 818c-233 74-381 219-381 381 0-162 148-307 381-381l2134-818c21-7 46-15 71-18 2640-282 5017-1150 6689-2439l833 579-1884 685 233 360 501-130 39-11 211-57 230-56 670-176 374-96 310 501z">
          <text:p/>
        </draw:path>
        <draw:polygon draw:style-name="gr7" draw:text-style-name="P2" draw:layer="layout" svg:width="0cm" svg:height="0cm" svg:x="7.295cm" svg:y="6.113cm" svg:viewBox="0 0 0 0" draw:points="0,0">
          <text:p/>
        </draw:polygon>
        <draw:path draw:style-name="gr1" draw:text-style-name="P1" draw:layer="layout" svg:width="9.924cm" svg:height="4.558cm" svg:x="2.931cm" svg:y="4.039cm" svg:viewBox="0 0 9925 4559" svg:d="M9166 2081c-7-10-10-21-14-28-14-32-21-67-21-102 0-29 4-60 14-92 32-99 106-194 208-258 103-63 219-91 321-77 71 7 131 39 173 84 7 11 14 18 18 29l24 35c67 106 39 261-74 385-88 98-215 162-338 176-127 10-233-32-286-117-25-35-39-81-39-130 0-152 127-314 304-392 176-74 356-42 433 78-77-120-257-152-433-78-177 78-304 240-304 392 0 49 14 95 39 130 53 85 159 127 286 117 123-14 250-78 338-176v137l-6628 1599c-7-21-14-39-25-53l-25-39c-3-7-10-17-17-24l-64-99c-3-7-7-7-7-14-3-4-7-7-7-11l-60-95c-39-159-226-229-427-166-201 67-356 247-356 420 0 78 28 145 88 191l57 91-834 201c-7-21-14-35-28-53l-21-35c-4-10-11-21-18-28l-64-99c-3-3-7-7-10-10 0-4-4-11-7-15l-60-95-783 254c0-173 155-353 360-420 201-63 384 7 423 170l-695 441c-57-46-88-113-88-191l88 191 60 91-667 163v-1013c120 120 342 138 547 32 208-99 349-296 349-476 0-184-141-315-349-315-205-4-427 121-547 301v-728l9815-2360v1563l-31-53c-4-4-4-7-7-11-4-3-4-7-7-10l-60-96c-32-134-173-211-343-187-173 25-335 145-405 293-237-3-487 148-593 360-102 215-28 420 180 483 205 64 476-35 635-233l-18-28 21 32z">
          <text:p/>
        </draw:path>
        <draw:polygon draw:style-name="gr7" draw:text-style-name="P2" draw:layer="layout" svg:width="0cm" svg:height="0cm" svg:x="7.295cm" svg:y="6.113cm" svg:viewBox="0 0 0 0" draw:points="0,0">
          <text:p/>
        </draw:polygon>
        <draw:path draw:style-name="gr1" draw:text-style-name="P1" draw:layer="layout" svg:width="4.004cm" svg:height="1.444cm" svg:x="5.75cm" svg:y="3.915cm" svg:viewBox="0 0 4005 1445" svg:d="M3991 491c10 14 14 28 14 42 0 53-53 99-131 116l-3365 778c-117 31-251 21-358-25-95-39-151-109-151-180 0-74 56-142 151-184 1190-209 2302-551 3282-1013 53-21 117-32 180-21 60 14 110 42 131 77z">
          <text:p/>
        </draw:path>
        <draw:polygon draw:style-name="gr7" draw:text-style-name="P2" draw:layer="layout" svg:width="0cm" svg:height="0cm" svg:x="7.295cm" svg:y="6.113cm" svg:viewBox="0 0 0 0" draw:points="0,0">
          <text:p/>
        </draw:polygon>
        <draw:path draw:style-name="gr1" draw:text-style-name="P1" draw:layer="layout" svg:width="3.853cm" svg:height="1.444cm" svg:x="5.901cm" svg:y="3.915cm" svg:viewBox="0 0 3854 1445" svg:d="M3840 491c10 14 14 28 14 42 0 53-53 99-132 116l-3365 778c-117 31-254 21-357-25v-364c1186-209 2301-551 3281-1013 53-21 117-32 177-21 63 14 109 42 134 77z">
          <text:p/>
        </draw:path>
        <draw:polygon draw:style-name="gr7" draw:text-style-name="P2" draw:layer="layout" svg:width="0cm" svg:height="0cm" svg:x="7.295cm" svg:y="6.113cm" svg:viewBox="0 0 0 0" draw:points="0,0">
          <text:p/>
        </draw:polygon>
        <draw:path draw:style-name="gr1" draw:text-style-name="P1" draw:layer="layout" svg:width="0.716cm" svg:height="2.367cm" svg:x="2.215cm" svg:y="6.399cm" svg:viewBox="0 0 717 2368" svg:d="M0 2368l717-169v-1017c-53-53-81-127-81-208 0-82 28-170 81-251v-723l-717 169z">
          <text:p/>
        </draw:path>
        <draw:polygon draw:style-name="gr7" draw:text-style-name="P2" draw:layer="layout" svg:width="0cm" svg:height="0cm" svg:x="7.295cm" svg:y="6.113cm" svg:viewBox="0 0 0 0" draw:points="0,0">
          <text:p/>
        </draw:polygon>
        <draw:path draw:style-name="gr1" draw:text-style-name="P1" draw:layer="layout" svg:width="1.003cm" svg:height="1.033cm" svg:x="11.853cm" svg:y="6.424cm" svg:viewBox="0 0 1004 1034" svg:d="M88 637c-56-46-88-113-88-191 0-174 155-357 360-421 201-67 389 7 428 166l60 96c3 4 3 7 7 11 3 3 3 7 7 14l63 99c7 7 14 17 18 25l24 35c92 144 8 356-187 480-195 123-424 109-516-36-21-35-35-81-35-127 0-155 127-317 304-391 177-78 357-46 434 74 92 144 8 356-187 480-195 123-424 109-516-36-21-35-35-81-35-127 0-155 127-317 304-391 177-78 357-46 434 74l-24-35c-4-8-11-18-18-25-42-50-102-78-173-88-103-14-223 14-322 77-102 67-176 159-208 258-10 32-14 63-14 95 0 35 7 67 18 99 7 10 10 21 17 28l21 35-21-35c-7-7-10-18-17-28l-64-99c0-4-3-7-7-14 0-4-3-7-7-11z">
          <text:p/>
        </draw:path>
        <draw:polygon draw:style-name="gr7" draw:text-style-name="P2" draw:layer="layout" svg:width="0cm" svg:height="0cm" svg:x="7.295cm" svg:y="6.113cm" svg:viewBox="0 0 0 0" draw:points="0,0">
          <text:p/>
        </draw:polygon>
        <draw:path draw:style-name="gr1" draw:text-style-name="P1" draw:layer="layout" svg:width="1.884cm" svg:height="1.044cm" svg:x="10.177cm" svg:y="3.023cm" svg:viewBox="0 0 1885 1045" svg:d="M1885 614v-614l-1885 685 234 360 501-130 3-43 18-46 21-46 32-42 35-39 39-31 46-29 46-22 46-14 42-3 42 3 36 11 31 22 22 28c21 32 28 78 21 127z">
          <text:p/>
        </draw:path>
        <draw:polygon draw:style-name="gr7" draw:text-style-name="P2" draw:layer="layout" svg:width="0cm" svg:height="0cm" svg:x="7.295cm" svg:y="6.113cm" svg:viewBox="0 0 0 0" draw:points="0,0">
          <text:p/>
        </draw:polygon>
        <draw:path draw:style-name="gr1" draw:text-style-name="P1" draw:layer="layout" svg:width="0.977cm" svg:height="0.86cm" svg:x="2.85cm" svg:y="6.826cm" svg:viewBox="0 0 978 861" svg:d="M81 759c120 120 342 138 548 32 208-99 349-296 349-481 0-183-141-310-349-310-206-4-428 116-548 296-53 81-85 169-81 252-4 81 28 155 81 211z">
          <text:p/>
        </draw:path>
        <draw:polygon draw:style-name="gr7" draw:text-style-name="P2" draw:layer="layout" svg:width="0cm" svg:height="0cm" svg:x="7.295cm" svg:y="6.113cm" svg:viewBox="0 0 0 0" draw:points="0,0">
          <text:p/>
        </draw:polygon>
        <draw:path draw:style-name="gr1" draw:text-style-name="P1" draw:layer="layout" svg:width="0.978cm" svg:height="0.861cm" svg:x="4.525cm" svg:y="6.422cm" svg:viewBox="0 0 979 862" svg:d="M48 712c112 181 402 202 649 46 244-159 350-427 237-607zM934 151c-114-181-407-202-650-46-247 155-353 427-236 607z">
          <text:p/>
        </draw:path>
        <draw:polygon draw:style-name="gr7" draw:text-style-name="P2" draw:layer="layout" svg:width="0cm" svg:height="0cm" svg:x="7.295cm" svg:y="6.113cm" svg:viewBox="0 0 0 0" draw:points="0,0">
          <text:p/>
        </draw:polygon>
        <draw:path draw:style-name="gr1" draw:text-style-name="P1" draw:layer="layout" svg:width="0.979cm" svg:height="0.861cm" svg:x="11.253cm" svg:y="4.358cm" svg:viewBox="0 0 980 862" svg:d="M47 712c113 180 406 201 649 46 247-155 354-428 236-608zM932 150c-112-180-405-201-649-46-243 155-353 428-236 608z">
          <text:p/>
        </draw:path>
        <draw:polygon draw:style-name="gr7" draw:text-style-name="P2" draw:layer="layout" svg:width="0cm" svg:height="0cm" svg:x="7.295cm" svg:y="6.113cm" svg:viewBox="0 0 0 0" draw:points="0,0">
          <text:p/>
        </draw:polygon>
        <draw:polygon draw:style-name="gr1" draw:text-style-name="P1" draw:layer="layout" svg:width="0.247cm" svg:height="2.579cm" svg:x="1.968cm" svg:y="6.187cm" svg:viewBox="0 0 248 2580" draw:points="248,2580 248,386 0,0 0,2196">
          <text:p/>
        </draw:polygon>
        <draw:polygon draw:style-name="gr7" draw:text-style-name="P2" draw:layer="layout" svg:width="0cm" svg:height="0cm" svg:x="7.295cm" svg:y="6.113cm" svg:viewBox="0 0 0 0" draw:points="0,0">
          <text:p/>
        </draw:polygon>
        <draw:path draw:style-name="gr1" draw:text-style-name="P1" draw:layer="layout" svg:width="1.455cm" svg:height="1.09cm" svg:x="11.252cm" svg:y="5.31cm" svg:viewBox="0 0 1456 1091" svg:d="M844 811c-7-7-10-17-17-28l17 28 18 28c-159 198-434 297-639 233-204-63-282-268-176-484 106-212 356-363 589-360-7 18-14 32-18 50-45-11-98-15-151-8-127 22-254 103-325 209-67 102-74 216-24 297 56 88 172 127 303 99 134-29 254-117 321-234l-53-78-3-3c-25-39-36-81-36-131 0-35 7-67 18-102 35-95 109-184 204-247 99-60 209-88 312-78 88 11 159 50 201 113v4l64 99c3 3 3 7 7 10-60-81-173-120-300-102-146 17-287 106-361 229-42 64-67 134-67 198 0 42 10 81 28 116 0-3-3-7-7-10-21-36-35-82-35-131 0-152 127-314 303-388 178-74 354-42 432 78-78-120-254-152-432-78-176 74-303 236-303 388 0 49 14 95 35 131l-7-18 7 18c4 3 7 7 7 10 4 4 7 7 7 14l64 100z">
          <text:p/>
        </draw:path>
        <draw:polygon draw:style-name="gr7" draw:text-style-name="P2" draw:layer="layout" svg:width="0cm" svg:height="0cm" svg:x="7.295cm" svg:y="6.113cm" svg:viewBox="0 0 0 0" draw:points="0,0">
          <text:p/>
        </draw:polygon>
        <draw:path draw:style-name="gr1" draw:text-style-name="P1" draw:layer="layout" svg:width="0.699cm" svg:height="0.613cm" svg:x="11.337cm" svg:y="4.396cm" svg:viewBox="0 0 700 614" svg:d="M700 222c0-43-10-82-31-117-53-81-163-120-286-99-127 18-255 99-326 206-67 102-74 215-24 296 70 109 233 138 396 71 158-71 271-216 271-357z">
          <text:p/>
        </draw:path>
        <draw:polygon draw:style-name="gr7" draw:text-style-name="P2" draw:layer="layout" svg:width="0cm" svg:height="0cm" svg:x="7.295cm" svg:y="6.113cm" svg:viewBox="0 0 0 0" draw:points="0,0">
          <text:p/>
        </draw:polygon>
        <draw:path draw:style-name="gr1" draw:text-style-name="P1" draw:layer="layout" svg:width="0.7cm" svg:height="0.615cm" svg:x="4.609cm" svg:y="6.46cm" svg:viewBox="0 0 701 616" svg:d="M701 222c0-42-11-81-32-113-86-131-294-145-467-35-176 113-250 307-169 434 71 110 233 142 392 70 158-70 276-215 276-356z">
          <text:p/>
        </draw:path>
        <draw:polygon draw:style-name="gr7" draw:text-style-name="P2" draw:layer="layout" svg:width="0cm" svg:height="0cm" svg:x="7.295cm" svg:y="6.113cm" svg:viewBox="0 0 0 0" draw:points="0,0">
          <text:p/>
        </draw:polygon>
        <draw:path draw:style-name="gr1" draw:text-style-name="P1" draw:layer="layout" svg:width="0.699cm" svg:height="0.616cm" svg:x="2.934cm" svg:y="6.862cm" svg:viewBox="0 0 700 617" svg:d="M700 226c0-47-10-86-32-121-56-85-165-120-292-99-124 21-248 102-319 208-32 51-53 104-56 156-4 50 7 99 31 138 7 14 18 25 25 35 88 89 248 99 396 25 145-74 247-212 247-342z">
          <text:p/>
        </draw:path>
        <draw:polygon draw:style-name="gr7" draw:text-style-name="P2" draw:layer="layout" svg:width="0cm" svg:height="0cm" svg:x="7.295cm" svg:y="6.113cm" svg:viewBox="0 0 0 0" draw:points="0,0">
          <text:p/>
        </draw:polygon>
        <draw:path draw:style-name="gr1" draw:text-style-name="P1" draw:layer="layout" svg:width="0.699cm" svg:height="0.613cm" svg:x="11.337cm" svg:y="4.396cm" svg:viewBox="0 0 700 614" svg:d="M57 212c-67 102-74 215-24 296 70 109 233 138 396 71 158-71 271-216 271-357 0-43-10-82-31-117-53-81-163-120-286-99l-18 21-14 22-21 21-21 17-21 18-22 21-24 14-25 14-25 14-29 11-25 14-28 7-25 8z">
          <text:p/>
        </draw:path>
        <draw:polygon draw:style-name="gr7" draw:text-style-name="P2" draw:layer="layout" svg:width="0cm" svg:height="0cm" svg:x="7.295cm" svg:y="6.113cm" svg:viewBox="0 0 0 0" draw:points="0,0">
          <text:p/>
        </draw:polygon>
        <draw:path draw:style-name="gr1" draw:text-style-name="P1" draw:layer="layout" svg:width="0.657cm" svg:height="0.616cm" svg:x="11.337cm" svg:y="5.577cm" svg:viewBox="0 0 658 617" svg:d="M605 297l53 81c-64 113-187 201-318 230-130 28-251-11-307-99-50-81-43-194 24-297l28-4 29-7 24-11 30-10 24-11 25-14 25-14 24-14 22-21 21-18 21-18 21-21 14-21 18-25c53-7 106-3 151 8-10 31-14 67-14 98 0 74 32 141 89 192z">
          <text:p/>
        </draw:path>
        <draw:polygon draw:style-name="gr7" draw:text-style-name="P2" draw:layer="layout" svg:width="0cm" svg:height="0cm" svg:x="7.295cm" svg:y="6.113cm" svg:viewBox="0 0 0 0" draw:points="0,0">
          <text:p/>
        </draw:polygon>
        <draw:path draw:style-name="gr1" draw:text-style-name="P1" draw:layer="layout" svg:width="0.469cm" svg:height="0.41cm" svg:x="12.234cm" svg:y="6.91cm" svg:viewBox="0 0 470 411" svg:d="M449 71c53 88 3 216-113 290s-259 64-311-21c-15-21-25-46-25-78 0-92 77-191 187-237 107-46 216-28 262 46z">
          <text:p/>
        </draw:path>
        <draw:polygon draw:style-name="gr7" draw:text-style-name="P2" draw:layer="layout" svg:width="0cm" svg:height="0cm" svg:x="7.295cm" svg:y="6.113cm" svg:viewBox="0 0 0 0" draw:points="0,0">
          <text:p/>
        </draw:polygon>
        <draw:path draw:style-name="gr1" draw:text-style-name="P1" draw:layer="layout" svg:width="0.469cm" svg:height="0.413cm" svg:x="12.234cm" svg:y="5.729cm" svg:viewBox="0 0 470 414" svg:d="M449 70c53 88 3 220-113 294s-259 63-311-21c-15-25-25-50-25-78 0-96 77-195 187-241 107-46 216-24 262 46z">
          <text:p/>
        </draw:path>
        <draw:polygon draw:style-name="gr7" draw:text-style-name="P2" draw:layer="layout" svg:width="0cm" svg:height="0cm" svg:x="7.295cm" svg:y="6.113cm" svg:viewBox="0 0 0 0" draw:points="0,0">
          <text:p/>
        </draw:polygon>
        <draw:path draw:style-name="gr1" draw:text-style-name="P1" draw:layer="layout" svg:width="0.468cm" svg:height="0.411cm" svg:x="3.831cm" svg:y="8.197cm" svg:viewBox="0 0 469 412" svg:d="M445 68c57 88 7 220-113 294-116 74-255 63-311-21-11-25-21-50-21-78 0-96 77-195 184-241 106-42 215-24 261 46z">
          <text:p/>
        </draw:path>
        <draw:polygon draw:style-name="gr7" draw:text-style-name="P2" draw:layer="layout" svg:width="0cm" svg:height="0cm" svg:x="7.295cm" svg:y="6.113cm" svg:viewBox="0 0 0 0" draw:points="0,0">
          <text:p/>
        </draw:polygon>
        <draw:path draw:style-name="gr1" draw:text-style-name="P1" draw:layer="layout" svg:width="0.468cm" svg:height="0.41cm" svg:x="5.506cm" svg:y="7.793cm" svg:viewBox="0 0 469 411" svg:d="M446 70c56 88 7 216-113 290-117 74-255 67-308-21-14-21-25-46-25-78 0-92 78-191 184-237s216-25 262 46z">
          <text:p/>
        </draw:path>
        <draw:polygon draw:style-name="gr7" draw:text-style-name="P2" draw:layer="layout" svg:width="0cm" svg:height="0cm" svg:x="7.295cm" svg:y="6.113cm" svg:viewBox="0 0 0 0" draw:points="0,0">
          <text:p/>
        </draw:polygon>
        <draw:path draw:style-name="gr1" draw:text-style-name="P1" draw:layer="layout" svg:width="0.797cm" svg:height="0.659cm" svg:x="3.577cm" svg:y="7.9cm" svg:viewBox="0 0 798 660" svg:d="M36 561l63 99c-21-35-35-81-35-127 0-152 127-315 300-393 176-74 356-42 434 78l-64-99c-3-7-3-10-7-14-60-81-172-120-303-99-141 21-275 110-356 226-43 67-68 135-68 202 0 42 11 81 29 117 3 3 7 7 7 10z">
          <text:p/>
        </draw:path>
        <draw:polygon draw:style-name="gr7" draw:text-style-name="P2" draw:layer="layout" svg:width="0cm" svg:height="0cm" svg:x="7.295cm" svg:y="6.113cm" svg:viewBox="0 0 0 0" draw:points="0,0">
          <text:p/>
        </draw:polygon>
        <draw:path draw:style-name="gr1" draw:text-style-name="P1" draw:layer="layout" svg:width="0.797cm" svg:height="0.659cm" svg:x="11.98cm" svg:y="6.615cm" svg:viewBox="0 0 798 660" svg:d="M35 561l64 99c-22-39-36-81-36-127 0-152 127-319 304-393s354-42 431 74l-63-98c-4-4-4-8-7-11-60-81-173-120-300-99-146 18-280 106-361 226-42 64-67 135-67 198 0 43 10 85 28 117 4 7 7 10 7 14z">
          <text:p/>
        </draw:path>
        <draw:polygon draw:style-name="gr7" draw:text-style-name="P2" draw:layer="layout" svg:width="0cm" svg:height="0cm" svg:x="7.295cm" svg:y="6.113cm" svg:viewBox="0 0 0 0" draw:points="0,0">
          <text:p/>
        </draw:polygon>
        <draw:path draw:style-name="gr1" draw:text-style-name="P1" draw:layer="layout" svg:width="0.797cm" svg:height="0.66cm" svg:x="11.98cm" svg:y="5.432cm" svg:viewBox="0 0 798 661" svg:d="M35 562l64 99c-22-39-36-81-36-127 0-155 127-314 304-393 177-74 354-42 431 79l-32-50-31-53c-4-4-4-7-7-11-60-81-173-120-300-102-146 25-280 109-361 230-42 67-67 134-67 198 0 42 10 84 28 116 4 7 7 11 7 14z">
          <text:p/>
        </draw:path>
        <draw:polygon draw:style-name="gr7" draw:text-style-name="P2" draw:layer="layout" svg:width="0cm" svg:height="0cm" svg:x="7.295cm" svg:y="6.113cm" svg:viewBox="0 0 0 0" draw:points="0,0">
          <text:p/>
        </draw:polygon>
        <draw:path draw:style-name="gr1" draw:text-style-name="P1" draw:layer="layout" svg:width="0.798cm" svg:height="0.659cm" svg:x="5.252cm" svg:y="7.497cm" svg:viewBox="0 0 799 660" svg:d="M36 561l63 99c-21-39-35-81-35-127 0-152 127-314 300-392 176-75 356-42 435 78l-64-99c-3-7-7-7-7-14-61-82-174-121-304-100-141 21-279 110-357 227-42 67-67 134-67 197 0 43 11 85 29 117 3 7 7 10 7 14z">
          <text:p/>
        </draw:path>
        <draw:polygon draw:style-name="gr7" draw:text-style-name="P2" draw:layer="layout" svg:width="0cm" svg:height="0cm" svg:x="7.295cm" svg:y="6.113cm" svg:viewBox="0 0 0 0" draw:points="0,0">
          <text:p/>
        </draw:polygon>
        <draw:path draw:style-name="gr1" draw:text-style-name="P1" draw:layer="layout" svg:width="0.798cm" svg:height="0.658cm" svg:x="11.902cm" svg:y="6.492cm" svg:viewBox="0 0 799 659" svg:d="M36 561c-25-39-36-82-36-131 0-33 7-68 18-103 35-96 109-184 204-247 99-60 212-88 312-78 88 7 159 50 201 113v4l64 98c-78-120-254-151-432-77-176 74-303 236-303 392 0 46 14 92 35 127l-60-95z">
          <text:p/>
        </draw:path>
        <draw:polygon draw:style-name="gr7" draw:text-style-name="P2" draw:layer="layout" svg:width="0cm" svg:height="0cm" svg:x="7.295cm" svg:y="6.113cm" svg:viewBox="0 0 0 0" draw:points="0,0">
          <text:p/>
        </draw:polygon>
        <draw:path draw:style-name="gr1" draw:text-style-name="P1" draw:layer="layout" svg:width="0.487cm" svg:height="0.314cm" svg:x="10.907cm" svg:y="3.623cm" svg:viewBox="0 0 488 315" svg:d="M485 187c8-46 0-92-21-124l-25-28-28-21-39-11-39-3-46 3-46 14-42 18-46 28-42 35-36 39-28 42-24 46-15 43-8 47 44-11c-14-4-28-4-40-7 12 3 26 3 40 7l211-58c92-56 149-151 149-236 0 85-57 180-149 236z">
          <text:p/>
        </draw:path>
        <draw:polygon draw:style-name="gr7" draw:text-style-name="P2" draw:layer="layout" svg:width="0cm" svg:height="0cm" svg:x="7.295cm" svg:y="6.113cm" svg:viewBox="0 0 0 0" draw:points="0,0">
          <text:p/>
        </draw:polygon>
        <draw:path draw:style-name="gr1" draw:text-style-name="P1" draw:layer="layout" svg:width="0.787cm" svg:height="0.636cm" svg:x="11.853cm" svg:y="5.241cm" svg:viewBox="0 0 788 637" svg:d="M85 630c-25-39-36-81-36-131 0-32 7-67 18-102 14-99 88-201 190-269 107-67 227-88 326-57 88 11 159 50 201 118l-749 113c71-153 236-273 410-298 170-24 311 53 343 188l-771 159c4-18 11-35 18-49l-35 144c0-31 7-63 17-95l71 286c-56-46-88-113-88-191z">
          <text:p/>
        </draw:path>
        <draw:polygon draw:style-name="gr7" draw:text-style-name="P2" draw:layer="layout" svg:width="0cm" svg:height="0cm" svg:x="7.295cm" svg:y="6.113cm" svg:viewBox="0 0 0 0" draw:points="0,0">
          <text:p/>
        </draw:polygon>
        <draw:path draw:style-name="gr1" draw:text-style-name="P1" draw:layer="layout" svg:width="0.786cm" svg:height="0.634cm" svg:x="3.45cm" svg:y="7.709cm" svg:viewBox="0 0 787 635" svg:d="M84 628c-24-39-35-81-35-127 0-36 7-71 18-106 14-99 89-199 191-266 106-67 226-88 321-60 92 11 163 53 205 117l-784 258c0-173 156-354 361-421 204-63 388 7 426 170l-698 442c-58-46-89-113-89-191z">
          <text:p/>
        </draw:path>
        <draw:polygon draw:style-name="gr7" draw:text-style-name="P2" draw:layer="layout" svg:width="0cm" svg:height="0cm" svg:x="7.295cm" svg:y="6.113cm" svg:viewBox="0 0 0 0" draw:points="0,0">
          <text:p/>
        </draw:polygon>
        <draw:path draw:style-name="gr1" draw:text-style-name="P1" draw:layer="layout" svg:width="0.787cm" svg:height="0.636cm" svg:x="5.125cm" svg:y="7.306cm" svg:viewBox="0 0 788 637" svg:d="M85 628c-25-38-35-81-35-130 0-32 7-67 17-102 15-99 85-201 191-268 102-64 226-89 321-57 88 11 162 49 206 113l-785 261c0-173 156-353 360-420 201-68 388 7 428 166l-699 446c-57-51-89-118-89-192z">
          <text:p/>
        </draw:path>
        <draw:polygon draw:style-name="gr7" draw:text-style-name="P2" draw:layer="layout" svg:width="0cm" svg:height="0cm" svg:x="7.295cm" svg:y="6.113cm" svg:viewBox="0 0 0 0" draw:points="0,0">
          <text:p/>
        </draw:polygon>
        <draw:path draw:style-name="gr1" draw:text-style-name="P1" draw:layer="layout" svg:width="0.787cm" svg:height="0.636cm" svg:x="11.853cm" svg:y="6.424cm" svg:viewBox="0 0 788 637" svg:d="M85 630c-25-39-36-82-36-131 0-32 7-67 18-102 14-99 88-202 190-269 107-67 227-89 326-57 88 7 159 50 201 113l-784 262c0-173 155-357 361-421 201-67 388 7 427 166l-700 446c-56-46-88-113-88-191z">
          <text:p/>
        </draw:path>
        <draw:polygon draw:style-name="gr7" draw:text-style-name="P2" draw:layer="layout" svg:width="0cm" svg:height="0cm" svg:x="7.295cm" svg:y="6.113cm" svg:viewBox="0 0 0 0" draw:points="0,0">
          <text:p/>
        </draw:polygon>
        <draw:path draw:style-name="gr1" draw:text-style-name="P1" draw:layer="layout" svg:width="0.151cm" svg:height="0.363cm" svg:x="5.75cm" svg:y="4.953cm" svg:viewBox="0 0 152 364" svg:d="M152 0v364c-96-39-152-110-152-181 0-74 56-141 152-183z">
          <text:p/>
        </draw:path>
        <draw:polygon draw:style-name="gr7" draw:text-style-name="P2" draw:layer="layout" svg:width="0cm" svg:height="0cm" svg:x="7.295cm" svg:y="6.113cm" svg:viewBox="0 0 0 0" draw:points="0,0">
          <text:p/>
        </draw:polygon>
        <draw:path draw:style-name="gr1" draw:text-style-name="P1" draw:layer="layout" svg:width="0.741cm" svg:height="0.569cm" svg:x="11.966cm" svg:y="6.592cm" svg:viewBox="0 0 742 570" svg:d="M42 570c0-4-3-7-7-11-21-38-35-82-35-131 0-152 127-314 304-388s353-43 431 77c3 4 3 7 7 11-60-81-173-120-300-99-145 14-287 102-361 226-42 63-67 134-67 197 0 43 10 86 28 118z">
          <text:p/>
        </draw:path>
        <draw:polygon draw:style-name="gr7" draw:text-style-name="P2" draw:layer="layout" svg:width="0cm" svg:height="0cm" svg:x="7.295cm" svg:y="6.113cm" svg:viewBox="0 0 0 0" draw:points="0,0">
          <text:p/>
        </draw:polygon>
        <draw:path draw:style-name="gr1" draw:text-style-name="P1" draw:layer="layout" svg:width="0.325cm" svg:height="0.205cm" svg:x="11.394cm" svg:y="4.402cm" svg:viewBox="0 0 326 206" svg:d="M0 206l28-4 25-7 28-8 25-10 29-15 25-10 25-18 21-14 25-18 21-17 21-21 18-21 17-22 18-21c-127 18-255 99-326 206z">
          <text:p/>
        </draw:path>
        <draw:polygon draw:style-name="gr7" draw:text-style-name="P2" draw:layer="layout" svg:width="0cm" svg:height="0cm" svg:x="7.295cm" svg:y="6.113cm" svg:viewBox="0 0 0 0" draw:points="0,0">
          <text:p/>
        </draw:polygon>
        <draw:path draw:style-name="gr1" draw:text-style-name="P1" draw:layer="layout" svg:width="0.325cm" svg:height="0.212cm" svg:x="11.394cm" svg:y="5.58cm" svg:viewBox="0 0 326 213" svg:d="M0 213l28-7 25-7 28-7 25-11 29-14 25-10 25-18 21-14 25-21 21-18 21-18 18-21 17-21 18-26c-127 23-255 104-326 213z">
          <text:p/>
        </draw:path>
        <draw:polygon draw:style-name="gr7" draw:text-style-name="P2" draw:layer="layout" svg:width="0cm" svg:height="0cm" svg:x="7.295cm" svg:y="6.113cm" svg:viewBox="0 0 0 0" draw:points="0,0">
          <text:p/>
        </draw:polygon>
        <draw:path draw:style-name="gr1" draw:text-style-name="P1" draw:layer="layout" svg:width="0.734cm" svg:height="0.559cm" svg:x="3.64cm" svg:y="8cm" svg:viewBox="0 0 735 560" svg:d="M0 433c0-152 127-314 300-393 177-74 357-42 435 79l-700 441c-24-35-35-81-35-127l35 127c-14-28-21-64-21-99 0-32 7-63 18-95 21-99 95-201 201-265 102-68 227-96 329-71 71 10 131 39 173 89z">
          <text:p/>
        </draw:path>
        <draw:polygon draw:style-name="gr7" draw:text-style-name="P2" draw:layer="layout" svg:width="0cm" svg:height="0cm" svg:x="7.295cm" svg:y="6.113cm" svg:viewBox="0 0 0 0" draw:points="0,0">
          <text:p/>
        </draw:polygon>
        <draw:path draw:style-name="gr1" draw:text-style-name="P1" draw:layer="layout" svg:width="0.734cm" svg:height="0.559cm" svg:x="12.043cm" svg:y="6.715cm" svg:viewBox="0 0 735 560" svg:d="M39 560c-14-32-21-64-21-99 0-32 4-63 14-95 26-103 100-202 202-269 106-64 226-92 328-67 71 7 131 38 173 84-77-116-254-148-430-74-177 74-305 241-305 393 0 46 14 88 39 127z">
          <text:p/>
        </draw:path>
        <draw:polygon draw:style-name="gr7" draw:text-style-name="P2" draw:layer="layout" svg:width="0cm" svg:height="0cm" svg:x="7.295cm" svg:y="6.113cm" svg:viewBox="0 0 0 0" draw:points="0,0">
          <text:p/>
        </draw:polygon>
        <draw:path draw:style-name="gr1" draw:text-style-name="P1" draw:layer="layout" svg:width="0.734cm" svg:height="0.559cm" svg:x="12.043cm" svg:y="5.534cm" svg:viewBox="0 0 735 560" svg:d="M0 433c0-156 128-315 305-393 176-74 353-42 430 74l-696 446c-25-39-39-81-39-127l39 127c-14-32-21-64-21-99 0-32 4-63 14-95 26-103 100-202 202-269 106-67 226-92 328-67 71 7 131 39 173 84z">
          <text:p/>
        </draw:path>
        <draw:polygon draw:style-name="gr7" draw:text-style-name="P2" draw:layer="layout" svg:width="0cm" svg:height="0cm" svg:x="7.295cm" svg:y="6.113cm" svg:viewBox="0 0 0 0" draw:points="0,0">
          <text:p/>
        </draw:polygon>
        <draw:path draw:style-name="gr1" draw:text-style-name="P1" draw:layer="layout" svg:width="0.734cm" svg:height="0.559cm" svg:x="5.316cm" svg:y="7.598cm" svg:viewBox="0 0 735 560" svg:d="M35 560c-14-28-21-64-21-100 0-32 7-64 18-95 21-103 95-201 202-265 106-67 225-95 328-70 70 10 130 38 173 88-78-120-258-152-431-78-177 78-304 240-304 392 0 46 14 92 35 128z">
          <text:p/>
        </draw:path>
        <draw:polygon draw:style-name="gr7" draw:text-style-name="P2" draw:layer="layout" svg:width="0cm" svg:height="0cm" svg:x="7.295cm" svg:y="6.113cm" svg:viewBox="0 0 0 0" draw:points="0,0">
          <text:p/>
        </draw:polygon>
        <draw:path draw:style-name="gr1" draw:text-style-name="P1" draw:layer="layout" svg:width="0.511cm" svg:height="0.337cm" svg:x="3.517cm" svg:y="7.766cm" svg:viewBox="0 0 512 338" svg:d="M0 338c31-92 106-180 204-245 96-63 209-91 308-81-95-28-219-7-322 60-106 65-176 167-190 266z">
          <text:p/>
        </draw:path>
        <draw:polygon draw:style-name="gr7" draw:text-style-name="P2" draw:layer="layout" svg:width="0cm" svg:height="0cm" svg:x="7.295cm" svg:y="6.113cm" svg:viewBox="0 0 0 0" draw:points="0,0">
          <text:p/>
        </draw:polygon>
        <draw:path draw:style-name="gr1" draw:text-style-name="P1" draw:layer="layout" svg:width="0.515cm" svg:height="0.339cm" svg:x="11.92cm" svg:y="6.48cm" svg:viewBox="0 0 516 340" svg:d="M0 340c35-96 109-184 205-248 99-60 212-92 311-78-99-32-219-10-325 57-103 68-177 166-191 269z">
          <text:p/>
        </draw:path>
        <draw:polygon draw:style-name="gr7" draw:text-style-name="P2" draw:layer="layout" svg:width="0cm" svg:height="0cm" svg:x="7.295cm" svg:y="6.113cm" svg:viewBox="0 0 0 0" draw:points="0,0">
          <text:p/>
        </draw:polygon>
        <draw:path draw:style-name="gr1" draw:text-style-name="P1" draw:layer="layout" svg:width="0.515cm" svg:height="0.339cm" svg:x="11.92cm" svg:y="5.298cm" svg:viewBox="0 0 516 340" svg:d="M0 340c35-96 109-185 205-248 99-60 212-88 311-78-99-31-219-10-325 57-103 67-177 169-191 269z">
          <text:p/>
        </draw:path>
        <draw:polygon draw:style-name="gr7" draw:text-style-name="P2" draw:layer="layout" svg:width="0cm" svg:height="0cm" svg:x="7.295cm" svg:y="6.113cm" svg:viewBox="0 0 0 0" draw:points="0,0">
          <text:p/>
        </draw:polygon>
        <draw:path draw:style-name="gr1" draw:text-style-name="P1" draw:layer="layout" svg:width="0.512cm" svg:height="0.339cm" svg:x="5.192cm" svg:y="7.362cm" svg:viewBox="0 0 513 340" svg:d="M0 340c32-97 106-185 206-245 99-63 208-91 307-81-95-32-215-7-321 57-107 67-177 169-192 269z">
          <text:p/>
        </draw:path>
        <draw:polygon draw:style-name="gr7" draw:text-style-name="P2" draw:layer="layout" svg:width="0cm" svg:height="0cm" svg:x="7.295cm" svg:y="6.113cm" svg:viewBox="0 0 0 0" draw:points="0,0">
          <text:p/>
        </draw:polygon>
        <draw:path draw:style-name="gr1" draw:text-style-name="P1" draw:layer="layout" svg:width="0.529cm" svg:height="0.344cm" svg:x="5.348cm" svg:y="7.618cm" svg:viewBox="0 0 530 345" svg:d="M0 345c28-99 105-191 209-259 102-63 218-92 321-77-103-25-222 3-329 70-106 65-180 163-201 266z">
          <text:p/>
        </draw:path>
        <draw:polygon draw:style-name="gr7" draw:text-style-name="P2" draw:layer="layout" svg:width="0cm" svg:height="0cm" svg:x="7.295cm" svg:y="6.113cm" svg:viewBox="0 0 0 0" draw:points="0,0">
          <text:p/>
        </draw:polygon>
        <draw:path draw:style-name="gr1" draw:text-style-name="P1" draw:layer="layout" svg:width="0.529cm" svg:height="0.344cm" svg:x="12.075cm" svg:y="6.736cm" svg:viewBox="0 0 530 345" svg:d="M0 345c32-100 106-195 208-259 99-63 220-91 322-77-102-25-223 3-329 67-106 67-180 165-201 269z">
          <text:p/>
        </draw:path>
        <draw:polygon draw:style-name="gr7" draw:text-style-name="P2" draw:layer="layout" svg:width="0cm" svg:height="0cm" svg:x="7.295cm" svg:y="6.113cm" svg:viewBox="0 0 0 0" draw:points="0,0">
          <text:p/>
        </draw:polygon>
        <draw:path draw:style-name="gr1" draw:text-style-name="P1" draw:layer="layout" svg:width="0.529cm" svg:height="0.345cm" svg:x="12.075cm" svg:y="5.553cm" svg:viewBox="0 0 530 346" svg:d="M0 346c32-99 106-194 208-259 99-63 220-91 322-77-102-25-223 0-329 67-106 68-180 167-201 269z">
          <text:p/>
        </draw:path>
        <draw:polygon draw:style-name="gr7" draw:text-style-name="P2" draw:layer="layout" svg:width="0cm" svg:height="0cm" svg:x="7.295cm" svg:y="6.113cm" svg:viewBox="0 0 0 0" draw:points="0,0">
          <text:p/>
        </draw:polygon>
        <draw:path draw:style-name="gr1" draw:text-style-name="P1" draw:layer="layout" svg:width="0.529cm" svg:height="0.344cm" svg:x="3.672cm" svg:y="8.02cm" svg:viewBox="0 0 530 345" svg:d="M0 345c28-99 106-191 208-254 100-68 220-96 322-82-102-25-222 3-329 71-106 64-180 166-201 265z">
          <text:p/>
        </draw:path>
        <draw:polygon draw:style-name="gr7" draw:text-style-name="P2" draw:layer="layout" svg:width="0cm" svg:height="0cm" svg:x="7.295cm" svg:y="6.113cm" svg:viewBox="0 0 0 0" draw:points="0,0">
          <text:p/>
        </draw:polygon>
        <draw:path draw:style-name="gr1" draw:text-style-name="P1" draw:layer="layout" svg:width="0.356cm" svg:height="0.226cm" svg:x="3.644cm" svg:y="7.905cm" svg:viewBox="0 0 357 227" svg:d="M0 227c77-116 216-206 357-227-141 14-283 107-357 227z">
          <text:p/>
        </draw:path>
        <draw:polygon draw:style-name="gr7" draw:text-style-name="P2" draw:layer="layout" svg:width="0cm" svg:height="0cm" svg:x="7.295cm" svg:y="6.113cm" svg:viewBox="0 0 0 0" draw:points="0,0">
          <text:p/>
        </draw:polygon>
        <draw:path draw:style-name="gr1" draw:text-style-name="P1" draw:layer="layout" svg:width="0.36cm" svg:height="0.229cm" svg:x="12.047cm" svg:y="5.436cm" svg:viewBox="0 0 361 230" svg:d="M0 230c81-121 215-205 361-230-146 17-287 106-361 230z">
          <text:p/>
        </draw:path>
        <draw:polygon draw:style-name="gr7" draw:text-style-name="P2" draw:layer="layout" svg:width="0cm" svg:height="0cm" svg:x="7.295cm" svg:y="6.113cm" svg:viewBox="0 0 0 0" draw:points="0,0">
          <text:p/>
        </draw:polygon>
        <draw:path draw:style-name="gr1" draw:text-style-name="P1" draw:layer="layout" svg:width="0.36cm" svg:height="0.226cm" svg:x="5.319cm" svg:y="7.503cm" svg:viewBox="0 0 361 227" svg:d="M0 227c78-117 216-206 361-227-145 14-287 107-361 227z">
          <text:p/>
        </draw:path>
        <draw:polygon draw:style-name="gr7" draw:text-style-name="P2" draw:layer="layout" svg:width="0cm" svg:height="0cm" svg:x="7.295cm" svg:y="6.113cm" svg:viewBox="0 0 0 0" draw:points="0,0">
          <text:p/>
        </draw:polygon>
        <draw:path draw:style-name="gr1" draw:text-style-name="P1" draw:layer="layout" svg:width="0.36cm" svg:height="0.226cm" svg:x="12.047cm" svg:y="6.621cm" svg:viewBox="0 0 361 227" svg:d="M0 227c81-116 215-208 361-227-146 14-287 107-361 227z">
          <text:p/>
        </draw:path>
        <draw:polygon draw:style-name="gr7" draw:text-style-name="P2" draw:layer="layout" svg:width="0cm" svg:height="0cm" svg:x="7.295cm" svg:y="6.113cm" svg:viewBox="0 0 0 0" draw:points="0,0">
          <text:p/>
        </draw:polygon>
        <draw:path draw:style-name="gr8" draw:text-style-name="P2" draw:layer="layout" svg:width="6.688cm" svg:height="2.438cm" svg:x="4.54cm" svg:y="2.444cm" svg:viewBox="0 0 6689 2439" svg:d="M0 2439c2639-282 5016-1150 6689-2439">
          <text:p/>
        </draw:path>
        <draw:path draw:style-name="gr8" draw:text-style-name="P2" draw:layer="layout" svg:width="0.071cm" svg:height="0.018cm" svg:x="4.469cm" svg:y="4.882cm" svg:viewBox="0 0 72 19" svg:d="M72 0c-26 3-51 12-72 19">
          <text:p/>
        </draw:path>
        <draw:line draw:style-name="gr8" draw:text-style-name="P2" draw:layer="layout" svg:x1="12.062cm" svg:y1="3.024cm" svg:x2="11.228cm" svg:y2="2.444cm">
          <text:p/>
        </draw:line>
        <draw:line draw:style-name="gr8" draw:text-style-name="P2" draw:layer="layout" svg:x1="4.47cm" svg:y1="4.9cm" svg:x2="2.335cm" svg:y2="5.719cm">
          <text:p/>
        </draw:line>
        <draw:line draw:style-name="gr8" draw:text-style-name="P2" draw:layer="layout" svg:x1="12.062cm" svg:y1="3.023cm" svg:x2="10.177cm" svg:y2="3.708cm">
          <text:p/>
        </draw:line>
        <draw:path draw:style-name="gr8" draw:text-style-name="P2" draw:layer="layout" svg:width="0.381cm" svg:height="0.381cm" svg:x="1.954cm" svg:y="5.718cm" svg:viewBox="0 0 382 382" svg:d="M382 0c-233 71-382 220-382 382">
          <text:p/>
        </draw:path>
        <draw:path draw:style-name="gr8" draw:text-style-name="P2" draw:layer="layout" svg:width="0.018cm" svg:height="0.091cm" svg:x="1.954cm" svg:y="6.096cm" svg:viewBox="0 0 19 92" svg:d="M0 0c0 31 7 60 19 92">
          <text:p/>
        </draw:path>
        <draw:line draw:style-name="gr8" draw:text-style-name="P2" draw:layer="layout" svg:x1="10.411cm" svg:y1="4.068cm" svg:x2="10.177cm" svg:y2="3.704cm">
          <text:p/>
        </draw:line>
        <draw:line draw:style-name="gr8" draw:text-style-name="P2" draw:layer="layout" svg:x1="2.216cm" svg:y1="6.573cm" svg:x2="1.968cm" svg:y2="6.187cm">
          <text:p/>
        </draw:line>
        <draw:line draw:style-name="gr8" draw:text-style-name="P2" draw:layer="layout" svg:x1="12.436cm" svg:y1="3.538cm" svg:x2="10.41cm" svg:y2="4.068cm">
          <text:p/>
        </draw:line>
        <draw:line draw:style-name="gr8" draw:text-style-name="P2" draw:layer="layout" svg:x1="2.215cm" svg:y1="6.573cm" svg:x2="2.932cm" svg:y2="6.399cm">
          <text:p/>
        </draw:line>
        <draw:line draw:style-name="gr8" draw:text-style-name="P2" draw:layer="layout" svg:x1="12.746cm" svg:y1="4.043cm" svg:x2="12.435cm" svg:y2="3.538cm">
          <text:p/>
        </draw:line>
        <draw:line draw:style-name="gr8" draw:text-style-name="P2" draw:layer="layout" svg:x1="12.746cm" svg:y1="4.039cm" svg:x2="2.931cm" svg:y2="6.403cm">
          <text:p/>
        </draw:line>
        <draw:line draw:style-name="gr8" draw:text-style-name="P2" draw:layer="layout" svg:x1="9.741cm" svg:y1="4.407cm" svg:x2="9.493cm" svg:y2="3.996cm">
          <text:p/>
        </draw:line>
        <draw:path draw:style-name="gr8" draw:text-style-name="P2" draw:layer="layout" svg:width="0.014cm" svg:height="0.042cm" svg:x="9.74cm" svg:y="4.406cm" svg:viewBox="0 0 15 43" svg:d="M0 0c7 14 15 29 15 43">
          <text:p/>
        </draw:path>
        <draw:path draw:style-name="gr8" draw:text-style-name="P2" draw:layer="layout" svg:width="0.131cm" svg:height="0.116cm" svg:x="9.623cm" svg:y="4.448cm" svg:viewBox="0 0 132 117" svg:d="M132 0c0 54-53 100-132 117">
          <text:p/>
        </draw:path>
        <draw:path draw:style-name="gr8" draw:text-style-name="P2" draw:layer="layout" svg:width="0.311cm" svg:height="0.081cm" svg:x="9.182cm" svg:y="3.915cm" svg:viewBox="0 0 312 82" svg:d="M312 82c-21-35-72-63-135-78-60-11-124 0-177 22">
          <text:p/>
        </draw:path>
        <draw:line draw:style-name="gr8" draw:text-style-name="P2" draw:layer="layout" svg:x1="9.624cm" svg:y1="4.564cm" svg:x2="6.258cm" svg:y2="5.342cm">
          <text:p/>
        </draw:line>
        <draw:path draw:style-name="gr8" draw:text-style-name="P2" draw:layer="layout" svg:width="3.281cm" svg:height="1.016cm" svg:x="5.901cm" svg:y="3.94cm" svg:viewBox="0 0 3282 1017" svg:d="M0 1017c1186-208 2302-555 3282-1017">
          <text:p/>
        </draw:path>
        <draw:path draw:style-name="gr8" draw:text-style-name="P2" draw:layer="layout" svg:width="0.151cm" svg:height="0.183cm" svg:x="5.75cm" svg:y="4.953cm" svg:viewBox="0 0 152 184" svg:d="M152 0c-96 42-152 110-152 184">
          <text:p/>
        </draw:path>
        <draw:path draw:style-name="gr8" draw:text-style-name="P2" draw:layer="layout" svg:width="0.508cm" svg:height="0.223cm" svg:x="5.75cm" svg:y="5.136cm" svg:viewBox="0 0 509 224" svg:d="M0 0c0 74 60 146 167 188 102 42 229 46 342 18">
          <text:p/>
        </draw:path>
        <draw:line draw:style-name="gr8" draw:text-style-name="P2" draw:layer="layout" svg:x1="12.061cm" svg:y1="3.637cm" svg:x2="12.061cm" svg:y2="3.023cm">
          <text:p/>
        </draw:line>
        <draw:path draw:style-name="gr8" draw:text-style-name="P2" draw:layer="layout" svg:width="0.024cm" svg:height="0.127cm" svg:x="11.37cm" svg:y="3.686cm" svg:viewBox="0 0 25 128" svg:d="M22 128c8-49 0-96-22-128">
          <text:p/>
        </draw:path>
        <draw:polyline draw:style-name="gr8" draw:text-style-name="P2" draw:layer="layout" svg:width="0.463cm" svg:height="0.314cm" svg:x="10.907cm" svg:y="3.623cm" svg:viewBox="0 0 464 315" draw:points="464,63 442,35 410,14 371,3 332,0 286,3 240,17 198,35 152,63 110,98 74,137 46,179 22,225 7,268 0,315">
          <text:p/>
        </draw:polyline>
        <draw:line draw:style-name="gr8" draw:text-style-name="P2" draw:layer="layout" svg:x1="1.968cm" svg:y1="8.378cm" svg:x2="1.968cm" svg:y2="6.187cm">
          <text:p/>
        </draw:line>
        <draw:path draw:style-name="gr8" draw:text-style-name="P2" draw:layer="layout" svg:width="0.018cm" svg:height="0.092cm" svg:x="1.954cm" svg:y="8.29cm" svg:viewBox="0 0 19 93" svg:d="M0 0c0 32 7 61 19 93">
          <text:p/>
        </draw:path>
        <draw:line draw:style-name="gr8" draw:text-style-name="P2" draw:layer="layout" svg:x1="2.215cm" svg:y1="8.763cm" svg:x2="2.215cm" svg:y2="6.568cm">
          <text:p/>
        </draw:line>
        <draw:line draw:style-name="gr8" draw:text-style-name="P2" draw:layer="layout" svg:x1="2.216cm" svg:y1="8.767cm" svg:x2="1.968cm" svg:y2="8.378cm">
          <text:p/>
        </draw:line>
        <draw:polyline draw:style-name="gr8" draw:text-style-name="P2" draw:layer="layout" svg:width="0.325cm" svg:height="0.212cm" svg:x="11.394cm" svg:y="5.58cm" svg:viewBox="0 0 326 213" draw:points="0,213 28,206 53,199 81,192 106,181 135,167 160,157 185,139 206,125 231,104 252,86 273,68 291,47 308,26 326,0">
          <text:p/>
        </draw:polyline>
        <draw:polyline draw:style-name="gr8" draw:text-style-name="P2" draw:layer="layout" svg:width="0.325cm" svg:height="0.205cm" svg:x="11.394cm" svg:y="4.402cm" svg:viewBox="0 0 326 206" draw:points="0,206 28,202 53,195 81,187 106,177 135,162 160,152 185,134 206,120 231,102 252,85 273,64 291,43 308,21 326,0">
          <text:p/>
        </draw:polyline>
        <draw:line draw:style-name="gr8" draw:text-style-name="P2" draw:layer="layout" svg:x1="2.931cm" svg:y1="8.593cm" svg:x2="2.931cm" svg:y2="7.581cm">
          <text:p/>
        </draw:line>
        <draw:path draw:style-name="gr8" draw:text-style-name="P2" draw:layer="layout" svg:width="0.081cm" svg:height="0.462cm" svg:x="2.85cm" svg:y="7.122cm" svg:viewBox="0 0 82 463" svg:d="M82 0c-53 82-86 170-82 252-4 81 29 155 82 211">
          <text:p/>
        </draw:path>
        <draw:line draw:style-name="gr8" draw:text-style-name="P2" draw:layer="layout" svg:x1="2.215cm" svg:y1="8.767cm" svg:x2="2.932cm" svg:y2="8.593cm">
          <text:p/>
        </draw:line>
        <draw:line draw:style-name="gr8" draw:text-style-name="P2" draw:layer="layout" svg:x1="2.931cm" svg:y1="7.122cm" svg:x2="2.931cm" svg:y2="6.399cm">
          <text:p/>
        </draw:line>
        <draw:line draw:style-name="gr8" draw:text-style-name="P2" draw:layer="layout" svg:x1="12.745cm" svg:y1="6.233cm" svg:x2="12.745cm" svg:y2="6.096cm">
          <text:p/>
        </draw:line>
        <draw:line draw:style-name="gr8" draw:text-style-name="P2" draw:layer="layout" svg:x1="12.745cm" svg:y1="5.602cm" svg:x2="12.745cm" svg:y2="4.039cm">
          <text:p/>
        </draw:line>
        <draw:path draw:style-name="gr8" draw:text-style-name="P2" draw:layer="layout" svg:width="0.933cm" svg:height="0.711cm" svg:x="11.299cm" svg:y="4.508cm" svg:viewBox="0 0 934 712" svg:d="M0 562c113 180 407 201 650 46 247-155 353-427 236-608">
          <text:p/>
        </draw:path>
        <draw:path draw:style-name="gr8" draw:text-style-name="P2" draw:layer="layout" svg:width="0.932cm" svg:height="0.711cm" svg:x="11.253cm" svg:y="4.358cm" svg:viewBox="0 0 933 712" svg:d="M933 150c-112-180-405-201-650-46-243 156-352 428-236 608">
          <text:p/>
        </draw:path>
        <draw:path draw:style-name="gr8" draw:text-style-name="P2" draw:layer="layout" svg:width="0.896cm" svg:height="0.55cm" svg:x="2.931cm" svg:y="7.136cm" svg:viewBox="0 0 897 551" svg:d="M0 449c120 120 343 138 548 32 208-99 349-297 349-481">
          <text:p/>
        </draw:path>
        <draw:line draw:style-name="gr8" draw:text-style-name="P2" draw:layer="layout" svg:x1="12.746cm" svg:y1="6.233cm" svg:x2="6.117cm" svg:y2="7.832cm">
          <text:p/>
        </draw:line>
        <draw:line draw:style-name="gr8" draw:text-style-name="P2" draw:layer="layout" svg:x1="5.275cm" svg:y1="8.032cm" svg:x2="4.441cm" svg:y2="8.234cm">
          <text:p/>
        </draw:line>
        <draw:line draw:style-name="gr8" draw:text-style-name="P2" draw:layer="layout" svg:x1="3.599cm" svg:y1="8.434cm" svg:x2="2.931cm" svg:y2="8.598cm">
          <text:p/>
        </draw:line>
        <draw:path draw:style-name="gr8" draw:text-style-name="P2" draw:layer="layout" svg:width="0.896cm" svg:height="0.314cm" svg:x="2.931cm" svg:y="6.826cm" svg:viewBox="0 0 897 315" svg:d="M897 315c0-188-141-315-349-315-205-4-428 116-548 301">
          <text:p/>
        </draw:path>
        <draw:path draw:style-name="gr8" draw:text-style-name="P2" draw:layer="layout" svg:width="0.93cm" svg:height="0.711cm" svg:x="4.572cm" svg:y="6.572cm" svg:viewBox="0 0 931 712" svg:d="M0 562c112 180 402 201 650 46 243-159 349-427 236-608">
          <text:p/>
        </draw:path>
        <draw:path draw:style-name="gr8" draw:text-style-name="P2" draw:layer="layout" svg:width="0.933cm" svg:height="0.711cm" svg:x="4.525cm" svg:y="6.422cm" svg:viewBox="0 0 934 712" svg:d="M934 150c-113-180-407-201-650-46-247 155-353 428-236 608">
          <text:p/>
        </draw:path>
        <draw:path draw:style-name="gr8" draw:text-style-name="P2" draw:layer="layout" svg:width="0.862cm" svg:height="0.862cm" svg:x="11.252cm" svg:y="5.538cm" svg:viewBox="0 0 863 863" svg:d="M641 0c-237-3-488 149-594 364-106 212-28 417 176 480 210 64 481-35 640-233">
          <text:p/>
        </draw:path>
        <draw:line draw:style-name="gr8" draw:text-style-name="P2" draw:layer="layout" svg:x1="5.901cm" svg:y1="4.953cm" svg:x2="5.901cm" svg:y2="5.316cm">
          <text:p/>
        </draw:line>
        <draw:path draw:style-name="gr8" draw:text-style-name="P2" draw:layer="layout" svg:width="0.149cm" svg:height="0.236cm" svg:x="11.161cm" svg:y="3.633cm" svg:viewBox="0 0 150 237" svg:d="M150 0c0 89-57 181-150 237">
          <text:p/>
        </draw:path>
        <draw:path draw:style-name="gr8" draw:text-style-name="P2" draw:layer="layout" svg:width="0.039cm" svg:height="0.011cm" svg:x="10.911cm" svg:y="3.915cm" svg:viewBox="0 0 40 12" svg:d="M40 12c-14-5-29-8-40-12">
          <text:p/>
        </draw:path>
        <draw:path draw:style-name="gr8" draw:text-style-name="P2" draw:layer="layout" svg:width="0.532cm" svg:height="0.508cm" svg:x="11.338cm" svg:y="5.577cm" svg:viewBox="0 0 533 509" svg:d="M533 11c-130-36-299 17-416 130-117 116-149 266-85 368">
          <text:p/>
        </draw:path>
        <draw:path draw:style-name="gr8" draw:text-style-name="P2" draw:layer="layout" svg:width="0.624cm" svg:height="0.242cm" svg:x="11.37cm" svg:y="5.951cm" svg:viewBox="0 0 625 243" svg:d="M0 134c56 89 177 128 307 100 131-29 254-118 318-234">
          <text:p/>
        </draw:path>
        <draw:path draw:style-name="gr8" draw:text-style-name="P2" draw:layer="layout" svg:width="0.035cm" svg:height="0.116cm" svg:x="12.001cm" svg:y="4.501cm" svg:viewBox="0 0 36 117" svg:d="M36 117c0-43-10-82-36-117">
          <text:p/>
        </draw:path>
        <draw:path draw:style-name="gr8" draw:text-style-name="P2" draw:layer="layout" svg:width="0.668cm" svg:height="0.507cm" svg:x="11.337cm" svg:y="4.396cm" svg:viewBox="0 0 669 508" svg:d="M669 105c-82-127-290-141-467-32-173 113-251 307-169 435">
          <text:p/>
        </draw:path>
        <draw:path draw:style-name="gr8" draw:text-style-name="P2" draw:layer="layout" svg:width="0.666cm" svg:height="0.393cm" svg:x="11.37cm" svg:y="4.617cm" svg:viewBox="0 0 667 394" svg:d="M0 287c70 109 232 138 396 71 158-71 271-220 271-358">
          <text:p/>
        </draw:path>
        <draw:path draw:style-name="gr8" draw:text-style-name="P2" draw:layer="layout" svg:width="0.057cm" svg:height="0.293cm" svg:x="2.934cm" svg:y="7.076cm" svg:viewBox="0 0 58 294" svg:d="M58 0c-32 50-53 104-57 156-4 50 8 99 32 138">
          <text:p/>
        </draw:path>
        <draw:path draw:style-name="gr8" draw:text-style-name="P2" draw:layer="layout" svg:width="0.025cm" svg:height="0.035cm" svg:x="2.966cm" svg:y="7.369cm" svg:viewBox="0 0 26 36" svg:d="M0 0c7 14 18 25 26 36">
          <text:p/>
        </draw:path>
        <draw:path draw:style-name="gr8" draw:text-style-name="P2" draw:layer="layout" svg:width="0.642cm" svg:height="0.395cm" svg:x="2.991cm" svg:y="7.083cm" svg:viewBox="0 0 643 396" svg:d="M0 322c88 89 247 99 392 25 148-74 251-216 251-347">
          <text:p/>
        </draw:path>
        <draw:path draw:style-name="gr8" draw:text-style-name="P2" draw:layer="layout" svg:width="0.035cm" svg:height="0.12cm" svg:x="3.598cm" svg:y="6.967cm" svg:viewBox="0 0 36 121" svg:d="M36 121c0-47-15-86-36-121">
          <text:p/>
        </draw:path>
        <draw:path draw:style-name="gr8" draw:text-style-name="P2" draw:layer="layout" svg:width="0.61cm" svg:height="0.214cm" svg:x="2.991cm" svg:y="6.862cm" svg:viewBox="0 0 611 215" svg:d="M611 106c-56-86-165-121-293-100-124 21-247 103-318 209">
          <text:p/>
        </draw:path>
        <draw:path draw:style-name="gr8" draw:text-style-name="P2" draw:layer="layout" svg:width="0.032cm" svg:height="0.116cm" svg:x="5.277cm" svg:y="6.565cm" svg:viewBox="0 0 33 117" svg:d="M33 117c0-43-11-82-33-117">
          <text:p/>
        </draw:path>
        <draw:path draw:style-name="gr8" draw:text-style-name="P2" draw:layer="layout" svg:width="0.668cm" svg:height="0.507cm" svg:x="4.609cm" svg:y="6.459cm" svg:viewBox="0 0 669 508" svg:d="M669 105c-81-127-294-141-467-32-176 113-250 307-169 435">
          <text:p/>
        </draw:path>
        <draw:path draw:style-name="gr8" draw:text-style-name="P2" draw:layer="layout" svg:width="0.667cm" svg:height="0.392cm" svg:x="4.642cm" svg:y="6.681cm" svg:viewBox="0 0 668 393" svg:d="M0 287c71 109 233 137 396 70 159-70 272-216 272-357">
          <text:p/>
        </draw:path>
        <draw:path draw:style-name="gr8" draw:text-style-name="P2" draw:layer="layout" svg:width="0.448cm" svg:height="0.264cm" svg:x="12.234cm" svg:y="5.729cm" svg:viewBox="0 0 449 265" svg:d="M0 265c0-96 77-195 184-241 106-46 219-24 265 46">
          <text:p/>
        </draw:path>
        <draw:path draw:style-name="gr8" draw:text-style-name="P2" draw:layer="layout" svg:width="0.444cm" svg:height="0.34cm" svg:x="12.259cm" svg:y="5.799cm" svg:viewBox="0 0 445 341" svg:d="M424 0c53 85 3 216-118 290-116 75-254 67-306-21">
          <text:p/>
        </draw:path>
        <draw:path draw:style-name="gr8" draw:text-style-name="P2" draw:layer="layout" svg:width="0.025cm" svg:height="0.077cm" svg:x="12.234cm" svg:y="5.99cm" svg:viewBox="0 0 26 78" svg:d="M26 78c-16-21-26-50-26-78">
          <text:p/>
        </draw:path>
        <draw:path draw:style-name="gr8" draw:text-style-name="P2" draw:layer="layout" svg:width="0.787cm" svg:height="0.445cm" svg:x="11.853cm" svg:y="5.242cm" svg:viewBox="0 0 788 446" svg:d="M0 446c0-174 155-357 361-421 201-67 388 8 427 166">
          <text:p/>
        </draw:path>
        <draw:path draw:style-name="gr8" draw:text-style-name="P2" draw:layer="layout" svg:width="0.092cm" svg:height="0.191cm" svg:x="11.853cm" svg:y="5.686cm" svg:viewBox="0 0 93 192" svg:d="M93 192c-57-46-93-118-93-192">
          <text:p/>
        </draw:path>
        <draw:path draw:style-name="gr8" draw:text-style-name="P2" draw:layer="layout" svg:width="0.515cm" svg:height="0.339cm" svg:x="11.92cm" svg:y="5.298cm" svg:viewBox="0 0 516 340" svg:d="M0 340c14-100 88-202 191-269 106-67 226-88 325-57">
          <text:p/>
        </draw:path>
        <draw:path draw:style-name="gr8" draw:text-style-name="P2" draw:layer="layout" svg:width="0.734cm" svg:height="0.43cm" svg:x="11.902cm" svg:y="5.309cm" svg:viewBox="0 0 735 431" svg:d="M0 431c0-151 127-314 305-389 176-77 352-46 430 79">
          <text:p/>
        </draw:path>
        <draw:path draw:style-name="gr8" draw:text-style-name="P2" draw:layer="layout" svg:width="0.039cm" svg:height="0.131cm" svg:x="11.902cm" svg:y="5.739cm" svg:viewBox="0 0 40 132" svg:d="M40 132c-28-39-40-81-40-132">
          <text:p/>
        </draw:path>
        <draw:path draw:style-name="gr8" draw:text-style-name="P2" draw:layer="layout" svg:width="0.734cm" svg:height="0.432cm" svg:x="11.966cm" svg:y="5.41cm" svg:viewBox="0 0 735 433" svg:d="M0 433c0-157 127-319 304-393 177-75 353-42 431 78">
          <text:p/>
        </draw:path>
        <draw:path draw:style-name="gr8" draw:text-style-name="P2" draw:layer="layout" svg:width="0.007cm" svg:height="0.014cm" svg:x="12.7cm" svg:y="5.528cm" svg:viewBox="0 0 8 15" svg:d="M0 0c0 3 4 7 8 15">
          <text:p/>
        </draw:path>
        <draw:path draw:style-name="gr8" draw:text-style-name="P2" draw:layer="layout" svg:width="0.011cm" svg:height="0.01cm" svg:x="12.001cm" svg:y="5.969cm" svg:viewBox="0 0 12 11" svg:d="M12 11c-4-3-7-8-12-11">
          <text:p/>
        </draw:path>
        <draw:path draw:style-name="gr8" draw:text-style-name="P2" draw:layer="layout" svg:width="0.039cm" svg:height="0.131cm" svg:x="11.966cm" svg:y="5.838cm" svg:viewBox="0 0 40 132" svg:d="M40 132c-26-36-40-83-40-132">
          <text:p/>
        </draw:path>
        <draw:path draw:style-name="gr8" draw:text-style-name="P2" draw:layer="layout" svg:width="0.36cm" svg:height="0.229cm" svg:x="12.047cm" svg:y="5.436cm" svg:viewBox="0 0 361 230" svg:d="M0 230c74-124 215-213 361-230">
          <text:p/>
        </draw:path>
        <draw:path draw:style-name="gr8" draw:text-style-name="P2" draw:layer="layout" svg:width="0.734cm" svg:height="0.431cm" svg:x="11.98cm" svg:y="5.432cm" svg:viewBox="0 0 735 432" svg:d="M0 432c0-153 128-315 304-389 177-78 353-46 431 74">
          <text:p/>
        </draw:path>
        <draw:path draw:style-name="gr8" draw:text-style-name="P2" draw:layer="layout" svg:width="0.039cm" svg:height="0.13cm" svg:x="11.98cm" svg:y="5.863cm" svg:viewBox="0 0 40 131" svg:d="M40 131c-25-39-40-82-40-131">
          <text:p/>
        </draw:path>
        <draw:path draw:style-name="gr8" draw:text-style-name="P2" draw:layer="layout" svg:width="0.734cm" svg:height="0.432cm" svg:x="12.043cm" svg:y="5.534cm" svg:viewBox="0 0 735 433" svg:d="M0 433c0-156 128-315 305-393 176-74 353-42 430 74">
          <text:p/>
        </draw:path>
        <draw:path draw:style-name="gr8" draw:text-style-name="P2" draw:layer="layout" svg:width="0.039cm" svg:height="0.127cm" svg:x="12.043cm" svg:y="5.965cm" svg:viewBox="0 0 40 128" svg:d="M40 128c-26-39-40-82-40-128">
          <text:p/>
        </draw:path>
        <draw:path draw:style-name="gr8" draw:text-style-name="P2" draw:layer="layout" svg:width="0.529cm" svg:height="0.345cm" svg:x="12.075cm" svg:y="5.553cm" svg:viewBox="0 0 530 346" svg:d="M0 346c21-102 95-201 201-269 106-67 227-92 329-67">
          <text:p/>
        </draw:path>
        <draw:path draw:style-name="gr8" draw:text-style-name="P2" draw:layer="layout" svg:width="0.734cm" svg:height="0.435cm" svg:x="12.061cm" svg:y="5.558cm" svg:viewBox="0 0 735 436" svg:d="M0 436c0-156 128-318 304-396 177-74 357-42 431 78">
          <text:p/>
        </draw:path>
        <draw:path draw:style-name="gr8" draw:text-style-name="P2" draw:layer="layout" svg:width="0.035cm" svg:height="0.13cm" svg:x="12.061cm" svg:y="5.99cm" svg:viewBox="0 0 36 131" svg:d="M36 131c-25-35-36-82-36-131">
          <text:p/>
        </draw:path>
        <draw:path draw:style-name="gr8" draw:text-style-name="P2" draw:layer="layout" svg:width="0.737cm" svg:height="0.435cm" svg:x="12.082cm" svg:y="5.594cm" svg:viewBox="0 0 738 436" svg:d="M0 436c0-155 128-318 305-396 176-74 356-42 433 78">
          <text:p/>
        </draw:path>
        <draw:path draw:style-name="gr8" draw:text-style-name="P2" draw:layer="layout" svg:width="0.739cm" svg:height="0.564cm" svg:x="12.117cm" svg:y="5.711cm" svg:viewBox="0 0 740 565" svg:d="M703 0c92 141 8 361-187 481-194 123-423 109-516-32">
          <text:p/>
        </draw:path>
        <draw:path draw:style-name="gr8" draw:text-style-name="P2" draw:layer="layout" svg:width="0.039cm" svg:height="0.134cm" svg:x="12.082cm" svg:y="6.025cm" svg:viewBox="0 0 40 135" svg:d="M40 135c-26-39-40-86-40-135">
          <text:p/>
        </draw:path>
        <draw:path draw:style-name="gr8" draw:text-style-name="P2" draw:layer="layout" svg:width="0.448cm" svg:height="0.261cm" svg:x="12.234cm" svg:y="6.91cm" svg:viewBox="0 0 449 262" svg:d="M0 262c0-91 77-190 184-236 106-47 219-29 265 46">
          <text:p/>
        </draw:path>
        <draw:path draw:style-name="gr8" draw:text-style-name="P2" draw:layer="layout" svg:width="0.444cm" svg:height="0.339cm" svg:x="12.259cm" svg:y="6.981cm" svg:viewBox="0 0 445 340" svg:d="M424 0c53 88 3 215-118 290-116 74-254 64-306-22">
          <text:p/>
        </draw:path>
        <draw:path draw:style-name="gr8" draw:text-style-name="P2" draw:layer="layout" svg:width="0.025cm" svg:height="0.078cm" svg:x="12.234cm" svg:y="7.171cm" svg:viewBox="0 0 26 79" svg:d="M26 79c-16-21-26-46-26-79">
          <text:p/>
        </draw:path>
        <draw:path draw:style-name="gr8" draw:text-style-name="P2" draw:layer="layout" svg:width="0.787cm" svg:height="0.444cm" svg:x="11.853cm" svg:y="6.424cm" svg:viewBox="0 0 788 445" svg:d="M0 445c0-173 155-356 361-420 201-68 388 7 427 166">
          <text:p/>
        </draw:path>
        <draw:path draw:style-name="gr8" draw:text-style-name="P2" draw:layer="layout" svg:width="0.092cm" svg:height="0.191cm" svg:x="11.853cm" svg:y="6.868cm" svg:viewBox="0 0 93 192" svg:d="M93 192c-57-46-93-113-93-192">
          <text:p/>
        </draw:path>
        <draw:path draw:style-name="gr8" draw:text-style-name="P2" draw:layer="layout" svg:width="0.515cm" svg:height="0.339cm" svg:x="11.92cm" svg:y="6.48cm" svg:viewBox="0 0 516 340" svg:d="M0 340c14-103 88-201 191-269 106-67 226-89 325-57">
          <text:p/>
        </draw:path>
        <draw:path draw:style-name="gr8" draw:text-style-name="P2" draw:layer="layout" svg:width="0.734cm" svg:height="0.431cm" svg:x="11.902cm" svg:y="6.491cm" svg:viewBox="0 0 735 432" svg:d="M0 432c0-152 127-315 305-389 176-78 352-46 430 74">
          <text:p/>
        </draw:path>
        <draw:path draw:style-name="gr8" draw:text-style-name="P2" draw:layer="layout" svg:width="0.039cm" svg:height="0.131cm" svg:x="11.902cm" svg:y="6.921cm" svg:viewBox="0 0 40 132" svg:d="M40 132c-28-39-40-85-40-132">
          <text:p/>
        </draw:path>
        <draw:path draw:style-name="gr8" draw:text-style-name="P2" draw:layer="layout" svg:width="0.734cm" svg:height="0.431cm" svg:x="11.966cm" svg:y="6.592cm" svg:viewBox="0 0 735 432" svg:d="M0 432c0-151 127-314 304-392 177-74 353-43 431 78">
          <text:p/>
        </draw:path>
        <draw:path draw:style-name="gr8" draw:text-style-name="P2" draw:layer="layout" svg:width="0.007cm" svg:height="0.011cm" svg:x="12.7cm" svg:y="6.709cm" svg:viewBox="0 0 8 12" svg:d="M0 0c0 4 4 8 8 12">
          <text:p/>
        </draw:path>
        <draw:path draw:style-name="gr8" draw:text-style-name="P2" draw:layer="layout" svg:width="0.011cm" svg:height="0.011cm" svg:x="12.001cm" svg:y="7.15cm" svg:viewBox="0 0 12 12" svg:d="M12 12c-4-4-7-8-12-12">
          <text:p/>
        </draw:path>
        <draw:path draw:style-name="gr8" draw:text-style-name="P2" draw:layer="layout" svg:width="0.039cm" svg:height="0.13cm" svg:x="11.966cm" svg:y="7.02cm" svg:viewBox="0 0 40 131" svg:d="M40 131c-26-35-40-82-40-131">
          <text:p/>
        </draw:path>
        <draw:path draw:style-name="gr8" draw:text-style-name="P2" draw:layer="layout" svg:width="0.36cm" svg:height="0.226cm" svg:x="12.047cm" svg:y="6.621cm" svg:viewBox="0 0 361 227" svg:d="M0 227c74-120 215-213 361-227">
          <text:p/>
        </draw:path>
        <draw:path draw:style-name="gr8" draw:text-style-name="P2" draw:layer="layout" svg:width="0.734cm" svg:height="0.43cm" svg:x="11.98cm" svg:y="6.613cm" svg:viewBox="0 0 735 431" svg:d="M0 431c0-151 128-313 304-392 177-74 353-42 431 82">
          <text:p/>
        </draw:path>
        <draw:path draw:style-name="gr8" draw:text-style-name="P2" draw:layer="layout" svg:width="0.039cm" svg:height="0.131cm" svg:x="11.98cm" svg:y="7.044cm" svg:viewBox="0 0 40 132" svg:d="M40 132c-25-39-40-85-40-132">
          <text:p/>
        </draw:path>
        <draw:path draw:style-name="gr8" draw:text-style-name="P2" draw:layer="layout" svg:width="0.734cm" svg:height="0.432cm" svg:x="12.043cm" svg:y="6.715cm" svg:viewBox="0 0 735 433" svg:d="M0 433c0-156 128-319 305-393 176-74 353-42 430 74">
          <text:p/>
        </draw:path>
        <draw:path draw:style-name="gr8" draw:text-style-name="P2" draw:layer="layout" svg:width="0.039cm" svg:height="0.131cm" svg:x="12.043cm" svg:y="7.143cm" svg:viewBox="0 0 40 132" svg:d="M40 132c-26-39-40-82-40-132">
          <text:p/>
        </draw:path>
        <draw:path draw:style-name="gr8" draw:text-style-name="P2" draw:layer="layout" svg:width="0.529cm" svg:height="0.344cm" svg:x="12.075cm" svg:y="6.736cm" svg:viewBox="0 0 530 345" svg:d="M0 345c21-104 95-202 201-269 106-64 227-92 329-67">
          <text:p/>
        </draw:path>
        <draw:path draw:style-name="gr8" draw:text-style-name="P2" draw:layer="layout" svg:width="0.734cm" svg:height="0.435cm" svg:x="12.061cm" svg:y="6.74cm" svg:viewBox="0 0 735 436" svg:d="M0 436c0-156 128-318 304-396 177-75 357-42 431 78">
          <text:p/>
        </draw:path>
        <draw:path draw:style-name="gr8" draw:text-style-name="P2" draw:layer="layout" svg:width="0.035cm" svg:height="0.131cm" svg:x="12.061cm" svg:y="7.171cm" svg:viewBox="0 0 36 132" svg:d="M36 132c-25-39-36-81-36-132">
          <text:p/>
        </draw:path>
        <draw:path draw:style-name="gr8" draw:text-style-name="P2" draw:layer="layout" svg:width="0.737cm" svg:height="0.435cm" svg:x="12.082cm" svg:y="6.776cm" svg:viewBox="0 0 738 436" svg:d="M0 436c0-156 128-318 305-396 176-74 356-42 433 78">
          <text:p/>
        </draw:path>
        <draw:path draw:style-name="gr8" draw:text-style-name="P2" draw:layer="layout" svg:width="0.739cm" svg:height="0.563cm" svg:x="12.117cm" svg:y="6.893cm" svg:viewBox="0 0 740 564" svg:d="M703 0c92 144 8 357-187 481-194 123-423 109-516-36">
          <text:p/>
        </draw:path>
        <draw:path draw:style-name="gr8" draw:text-style-name="P2" draw:layer="layout" svg:width="0.039cm" svg:height="0.13cm" svg:x="12.082cm" svg:y="7.207cm" svg:viewBox="0 0 40 131" svg:d="M40 131c-26-35-40-81-40-131">
          <text:p/>
        </draw:path>
        <draw:path draw:style-name="gr8" draw:text-style-name="P2" draw:layer="layout" svg:width="0.445cm" svg:height="0.26cm" svg:x="5.506cm" svg:y="7.793cm" svg:viewBox="0 0 446 261" svg:d="M0 261c0-91 79-191 185-237 109-46 215-25 261 46">
          <text:p/>
        </draw:path>
        <draw:path draw:style-name="gr8" draw:text-style-name="P2" draw:layer="layout" svg:width="0.443cm" svg:height="0.34cm" svg:x="5.531cm" svg:y="7.863cm" svg:viewBox="0 0 444 341" svg:d="M420 0c57 88 7 216-113 290-113 74-254 67-307-21">
          <text:p/>
        </draw:path>
        <draw:path draw:style-name="gr8" draw:text-style-name="P2" draw:layer="layout" svg:width="0.025cm" svg:height="0.078cm" svg:x="5.506cm" svg:y="8.053cm" svg:viewBox="0 0 26 79" svg:d="M26 79c-14-22-26-50-26-79">
          <text:p/>
        </draw:path>
        <draw:path draw:style-name="gr8" draw:text-style-name="P2" draw:layer="layout" svg:width="0.787cm" svg:height="0.444cm" svg:x="5.125cm" svg:y="7.306cm" svg:viewBox="0 0 788 445" svg:d="M0 445c0-173 156-353 360-420 201-68 388 7 428 166">
          <text:p/>
        </draw:path>
        <draw:path draw:style-name="gr8" draw:text-style-name="P2" draw:layer="layout" svg:width="0.092cm" svg:height="0.191cm" svg:x="5.125cm" svg:y="7.75cm" svg:viewBox="0 0 93 192" svg:d="M93 192c-60-46-93-118-93-192">
          <text:p/>
        </draw:path>
        <draw:path draw:style-name="gr8" draw:text-style-name="P2" draw:layer="layout" svg:width="0.512cm" svg:height="0.339cm" svg:x="5.192cm" svg:y="7.362cm" svg:viewBox="0 0 513 340" svg:d="M0 340c15-100 85-202 192-269 106-64 226-89 321-57">
          <text:p/>
        </draw:path>
        <draw:path draw:style-name="gr8" draw:text-style-name="P2" draw:layer="layout" svg:width="0.734cm" svg:height="0.431cm" svg:x="5.175cm" svg:y="7.373cm" svg:viewBox="0 0 735 432" svg:d="M0 432c0-152 123-315 300-389 177-78 357-46 435 74">
          <text:p/>
        </draw:path>
        <draw:path draw:style-name="gr8" draw:text-style-name="P2" draw:layer="layout" svg:width="0.035cm" svg:height="0.13cm" svg:x="5.175cm" svg:y="7.803cm" svg:viewBox="0 0 36 131" svg:d="M36 131c-26-35-36-82-36-131">
          <text:p/>
        </draw:path>
        <draw:path draw:style-name="gr8" draw:text-style-name="P2" draw:layer="layout" svg:width="0.734cm" svg:height="0.431cm" svg:x="5.238cm" svg:y="7.474cm" svg:viewBox="0 0 735 432" svg:d="M0 432c0-151 127-314 305-392 176-74 352-43 430 78">
          <text:p/>
        </draw:path>
        <draw:path draw:style-name="gr8" draw:text-style-name="P2" draw:layer="layout" svg:width="0.007cm" svg:height="0.011cm" svg:x="5.972cm" svg:y="7.591cm" svg:viewBox="0 0 8 12" svg:d="M0 0c0 5 5 8 8 12">
          <text:p/>
        </draw:path>
        <draw:path draw:style-name="gr8" draw:text-style-name="P2" draw:layer="layout" svg:width="0.01cm" svg:height="0.011cm" svg:x="5.274cm" svg:y="8.032cm" svg:viewBox="0 0 11 12" svg:d="M11 12c-3 0-7-7-11-12">
          <text:p/>
        </draw:path>
        <draw:path draw:style-name="gr8" draw:text-style-name="P2" draw:layer="layout" svg:width="0.039cm" svg:height="0.127cm" svg:x="5.238cm" svg:y="7.905cm" svg:viewBox="0 0 40 128" svg:d="M40 128c-29-35-40-81-40-128">
          <text:p/>
        </draw:path>
        <draw:path draw:style-name="gr8" draw:text-style-name="P2" draw:layer="layout" svg:width="0.36cm" svg:height="0.226cm" svg:x="5.319cm" svg:y="7.503cm" svg:viewBox="0 0 361 227" svg:d="M0 227c74-120 216-213 361-227">
          <text:p/>
        </draw:path>
        <draw:path draw:style-name="gr8" draw:text-style-name="P2" draw:layer="layout" svg:width="0.734cm" svg:height="0.43cm" svg:x="5.252cm" svg:y="7.496cm" svg:viewBox="0 0 735 431" svg:d="M0 431c0-151 124-314 305-388 176-78 353-46 430 74">
          <text:p/>
        </draw:path>
        <draw:path draw:style-name="gr8" draw:text-style-name="P2" draw:layer="layout" svg:width="0.039cm" svg:height="0.131cm" svg:x="5.252cm" svg:y="7.926cm" svg:viewBox="0 0 40 132" svg:d="M40 132c-25-39-40-82-40-132">
          <text:p/>
        </draw:path>
        <draw:path draw:style-name="gr8" draw:text-style-name="P2" draw:layer="layout" svg:width="0.734cm" svg:height="0.432cm" svg:x="5.316cm" svg:y="7.598cm" svg:viewBox="0 0 735 433" svg:d="M0 433c0-153 127-315 304-393 173-74 353-42 431 78">
          <text:p/>
        </draw:path>
        <draw:path draw:style-name="gr8" draw:text-style-name="P2" draw:layer="layout" svg:width="0.035cm" svg:height="0.127cm" svg:x="5.316cm" svg:y="8.029cm" svg:viewBox="0 0 36 128" svg:d="M36 128c-22-39-36-81-36-128">
          <text:p/>
        </draw:path>
        <draw:path draw:style-name="gr8" draw:text-style-name="P2" draw:layer="layout" svg:width="0.529cm" svg:height="0.344cm" svg:x="5.348cm" svg:y="7.618cm" svg:viewBox="0 0 530 345" svg:d="M0 345c21-103 95-201 201-266 107-67 226-95 329-70">
          <text:p/>
        </draw:path>
        <draw:path draw:style-name="gr8" draw:text-style-name="P2" draw:layer="layout" svg:width="0.737cm" svg:height="0.435cm" svg:x="5.33cm" svg:y="7.622cm" svg:viewBox="0 0 738 436" svg:d="M0 436c0-156 127-319 308-396 176-75 356-42 430 77">
          <text:p/>
        </draw:path>
        <draw:path draw:style-name="gr8" draw:text-style-name="P2" draw:layer="layout" svg:width="0.039cm" svg:height="0.131cm" svg:x="5.33cm" svg:y="8.053cm" svg:viewBox="0 0 40 132" svg:d="M40 132c-25-35-40-82-40-132">
          <text:p/>
        </draw:path>
        <draw:path draw:style-name="gr8" draw:text-style-name="P2" draw:layer="layout" svg:width="0.737cm" svg:height="0.435cm" svg:x="5.355cm" svg:y="7.657cm" svg:viewBox="0 0 738 436" svg:d="M0 436c0-156 123-318 304-396 176-74 356-42 434 78">
          <text:p/>
        </draw:path>
        <draw:path draw:style-name="gr8" draw:text-style-name="P2" draw:layer="layout" svg:width="0.737cm" svg:height="0.564cm" svg:x="5.39cm" svg:y="7.775cm" svg:viewBox="0 0 738 565" svg:d="M703 0c88 141 7 356-187 484-194 120-424 106-516-35">
          <text:p/>
        </draw:path>
        <draw:path draw:style-name="gr8" draw:text-style-name="P2" draw:layer="layout" svg:width="0.035cm" svg:height="0.131cm" svg:x="5.355cm" svg:y="8.092cm" svg:viewBox="0 0 36 132" svg:d="M36 132c-26-39-36-85-36-132">
          <text:p/>
        </draw:path>
        <draw:path draw:style-name="gr8" draw:text-style-name="P2" draw:layer="layout" svg:width="0.444cm" svg:height="0.261cm" svg:x="3.831cm" svg:y="8.198cm" svg:viewBox="0 0 445 262" svg:d="M0 262c0-95 77-190 183-236 106-47 216-29 262 46">
          <text:p/>
        </draw:path>
        <draw:path draw:style-name="gr8" draw:text-style-name="P2" draw:layer="layout" svg:width="0.447cm" svg:height="0.342cm" svg:x="3.852cm" svg:y="8.265cm" svg:viewBox="0 0 448 343" svg:d="M424 0c57 88 7 220-114 294-116 74-254 63-310-21">
          <text:p/>
        </draw:path>
        <draw:path draw:style-name="gr8" draw:text-style-name="P2" draw:layer="layout" svg:width="0.024cm" svg:height="0.081cm" svg:x="3.831cm" svg:y="8.456cm" svg:viewBox="0 0 25 82" svg:d="M25 82c-15-25-25-53-25-82">
          <text:p/>
        </draw:path>
        <draw:path draw:style-name="gr8" draw:text-style-name="P2" draw:layer="layout" svg:width="0.786cm" svg:height="0.443cm" svg:x="3.45cm" svg:y="7.709cm" svg:viewBox="0 0 787 444" svg:d="M0 444c0-173 156-353 361-421 204-63 388 8 426 171">
          <text:p/>
        </draw:path>
        <draw:path draw:style-name="gr8" draw:text-style-name="P2" draw:layer="layout" svg:width="0.088cm" svg:height="0.191cm" svg:x="3.45cm" svg:y="8.152cm" svg:viewBox="0 0 89 192" svg:d="M89 192c-57-46-89-114-89-192">
          <text:p/>
        </draw:path>
        <draw:path draw:style-name="gr8" draw:text-style-name="P2" draw:layer="layout" svg:width="0.511cm" svg:height="0.337cm" svg:x="3.517cm" svg:y="7.766cm" svg:viewBox="0 0 512 338" svg:d="M0 338c14-99 84-201 190-266 103-67 227-88 322-60">
          <text:p/>
        </draw:path>
        <draw:path draw:style-name="gr8" draw:text-style-name="P2" draw:layer="layout" svg:width="0.734cm" svg:height="0.432cm" svg:x="3.499cm" svg:y="7.777cm" svg:viewBox="0 0 735 433" svg:d="M0 433c0-152 124-319 300-393s357-42 435 78">
          <text:p/>
        </draw:path>
        <draw:path draw:style-name="gr8" draw:text-style-name="P2" draw:layer="layout" svg:width="0.035cm" svg:height="0.131cm" svg:x="3.499cm" svg:y="8.205cm" svg:viewBox="0 0 36 132" svg:d="M36 132c-25-39-36-81-36-132">
          <text:p/>
        </draw:path>
        <draw:path draw:style-name="gr8" draw:text-style-name="P2" draw:layer="layout" svg:width="0.733cm" svg:height="0.431cm" svg:x="3.563cm" svg:y="7.876cm" svg:viewBox="0 0 734 432" svg:d="M0 432c0-151 123-314 299-392 178-74 358-42 435 78">
          <text:p/>
        </draw:path>
        <draw:path draw:style-name="gr8" draw:text-style-name="P2" draw:layer="layout" svg:width="0.01cm" svg:height="0.015cm" svg:x="4.293cm" svg:y="7.993cm" svg:viewBox="0 0 11 16" svg:d="M0 0c4 4 8 9 11 16">
          <text:p/>
        </draw:path>
        <draw:path draw:style-name="gr8" draw:text-style-name="P2" draw:layer="layout" svg:width="0.007cm" svg:height="0.016cm" svg:x="3.598cm" svg:y="8.434cm" svg:viewBox="0 0 8 17" svg:d="M8 17c0-5-5-12-8-17">
          <text:p/>
        </draw:path>
        <draw:path draw:style-name="gr8" draw:text-style-name="P2" draw:layer="layout" svg:width="0.035cm" svg:height="0.131cm" svg:x="3.563cm" svg:y="8.307cm" svg:viewBox="0 0 36 132" svg:d="M36 132c-26-39-36-86-36-132">
          <text:p/>
        </draw:path>
        <draw:path draw:style-name="gr8" draw:text-style-name="P2" draw:layer="layout" svg:width="0.356cm" svg:height="0.226cm" svg:x="3.644cm" svg:y="7.905cm" svg:viewBox="0 0 357 227" svg:d="M0 227c74-120 216-213 357-227">
          <text:p/>
        </draw:path>
        <draw:path draw:style-name="gr8" draw:text-style-name="P2" draw:layer="layout" svg:width="0.733cm" svg:height="0.433cm" svg:x="3.577cm" svg:y="7.899cm" svg:viewBox="0 0 734 434" svg:d="M0 434c0-155 127-314 300-392 177-78 357-43 434 78">
          <text:p/>
        </draw:path>
        <draw:path draw:style-name="gr8" draw:text-style-name="P2" draw:layer="layout" svg:width="0.035cm" svg:height="0.13cm" svg:x="3.577cm" svg:y="8.329cm" svg:viewBox="0 0 36 131" svg:d="M36 131c-21-35-36-82-36-131">
          <text:p/>
        </draw:path>
        <draw:path draw:style-name="gr8" draw:text-style-name="P2" draw:layer="layout" svg:width="0.734cm" svg:height="0.432cm" svg:x="3.64cm" svg:y="8cm" svg:viewBox="0 0 735 433" svg:d="M0 433c0-153 127-315 300-393 177-75 357-42 435 78">
          <text:p/>
        </draw:path>
        <draw:path draw:style-name="gr8" draw:text-style-name="P2" draw:layer="layout" svg:width="0.035cm" svg:height="0.127cm" svg:x="3.64cm" svg:y="8.431cm" svg:viewBox="0 0 36 128" svg:d="M36 128c-25-35-36-81-36-128">
          <text:p/>
        </draw:path>
        <draw:path draw:style-name="gr8" draw:text-style-name="P2" draw:layer="layout" svg:width="0.529cm" svg:height="0.344cm" svg:x="3.672cm" svg:y="8.02cm" svg:viewBox="0 0 530 345" svg:d="M0 345c21-99 95-201 201-265 107-68 227-96 329-71">
          <text:p/>
        </draw:path>
        <draw:path draw:style-name="gr8" draw:text-style-name="P2" draw:layer="layout" svg:width="0.741cm" svg:height="0.433cm" svg:x="3.654cm" svg:y="8.026cm" svg:viewBox="0 0 742 434" svg:d="M0 434c0-156 127-318 304-392 181-79 361-43 438 77">
          <text:p/>
        </draw:path>
        <draw:path draw:style-name="gr8" draw:text-style-name="P2" draw:layer="layout" svg:width="0.039cm" svg:height="0.131cm" svg:x="3.654cm" svg:y="8.459cm" svg:viewBox="0 0 40 132" svg:d="M40 132c-25-39-40-86-40-132">
          <text:p/>
        </draw:path>
        <draw:path draw:style-name="gr8" draw:text-style-name="P2" draw:layer="layout" svg:width="0.737cm" svg:height="0.434cm" svg:x="3.679cm" svg:y="8.061cm" svg:viewBox="0 0 738 435" svg:d="M0 435c0-156 127-318 300-392 181-78 361-46 438 74">
          <text:p/>
        </draw:path>
        <draw:path draw:style-name="gr8" draw:text-style-name="P2" draw:layer="layout" svg:width="0.737cm" svg:height="0.563cm" svg:x="3.714cm" svg:y="8.177cm" svg:viewBox="0 0 738 564" svg:d="M703 0c88 145 7 360-187 480-195 124-424 110-516-32">
          <text:p/>
        </draw:path>
        <draw:path draw:style-name="gr8" draw:text-style-name="P2" draw:layer="layout" svg:width="0.035cm" svg:height="0.131cm" svg:x="3.679cm" svg:y="8.494cm" svg:viewBox="0 0 36 132" svg:d="M36 132c-21-39-36-85-36-132">
          <text:p/>
        </draw:path>
        <draw:line draw:style-name="gr8" draw:text-style-name="P2" draw:layer="layout" svg:x1="1.954cm" svg:y1="6.096cm" svg:x2="1.954cm" svg:y2="8.29cm">
          <text:p/>
        </draw:line>
        <draw:line draw:style-name="gr8" draw:text-style-name="P2" draw:layer="layout" svg:x1="12.636cm" svg:y1="5.425cm" svg:x2="12.701cm" svg:y2="5.529cm">
          <text:p/>
        </draw:line>
        <draw:line draw:style-name="gr8" draw:text-style-name="P2" draw:layer="layout" svg:x1="11.938cm" svg:y1="5.87cm" svg:x2="12.006cm" svg:y2="5.97cm">
          <text:p/>
        </draw:line>
        <draw:line draw:style-name="gr8" draw:text-style-name="P2" draw:layer="layout" svg:x1="12.714cm" svg:y1="5.549cm" svg:x2="12.778cm" svg:y2="5.652cm">
          <text:p/>
        </draw:line>
        <draw:line draw:style-name="gr8" draw:text-style-name="P2" draw:layer="layout" svg:x1="12.015cm" svg:y1="5.993cm" svg:x2="12.083cm" svg:y2="6.093cm">
          <text:p/>
        </draw:line>
        <draw:line draw:style-name="gr8" draw:text-style-name="P2" draw:layer="layout" svg:x1="12.795cm" svg:y1="5.676cm" svg:x2="12.82cm" svg:y2="5.712cm">
          <text:p/>
        </draw:line>
        <draw:line draw:style-name="gr8" draw:text-style-name="P2" draw:layer="layout" svg:x1="12.096cm" svg:y1="6.12cm" svg:x2="12.122cm" svg:y2="6.16cm">
          <text:p/>
        </draw:line>
        <draw:line draw:style-name="gr8" draw:text-style-name="P2" draw:layer="layout" svg:x1="12.636cm" svg:y1="6.607cm" svg:x2="12.701cm" svg:y2="6.71cm">
          <text:p/>
        </draw:line>
        <draw:line draw:style-name="gr8" draw:text-style-name="P2" draw:layer="layout" svg:x1="11.938cm" svg:y1="7.048cm" svg:x2="12.006cm" svg:y2="7.151cm">
          <text:p/>
        </draw:line>
        <draw:line draw:style-name="gr8" draw:text-style-name="P2" draw:layer="layout" svg:x1="12.714cm" svg:y1="6.731cm" svg:x2="12.778cm" svg:y2="6.834cm">
          <text:p/>
        </draw:line>
        <draw:line draw:style-name="gr8" draw:text-style-name="P2" draw:layer="layout" svg:x1="12.015cm" svg:y1="7.175cm" svg:x2="12.083cm" svg:y2="7.275cm">
          <text:p/>
        </draw:line>
        <draw:line draw:style-name="gr8" draw:text-style-name="P2" draw:layer="layout" svg:x1="12.795cm" svg:y1="6.858cm" svg:x2="12.82cm" svg:y2="6.894cm">
          <text:p/>
        </draw:line>
        <draw:line draw:style-name="gr8" draw:text-style-name="P2" draw:layer="layout" svg:x1="12.096cm" svg:y1="7.302cm" svg:x2="12.122cm" svg:y2="7.338cm">
          <text:p/>
        </draw:line>
        <draw:line draw:style-name="gr8" draw:text-style-name="P2" draw:layer="layout" svg:x1="5.905cm" svg:y1="7.489cm" svg:x2="5.973cm" svg:y2="7.592cm">
          <text:p/>
        </draw:line>
        <draw:line draw:style-name="gr8" draw:text-style-name="P2" draw:layer="layout" svg:x1="5.21cm" svg:y1="7.933cm" svg:x2="5.278cm" svg:y2="8.033cm">
          <text:p/>
        </draw:line>
        <draw:line draw:style-name="gr8" draw:text-style-name="P2" draw:layer="layout" svg:x1="5.986cm" svg:y1="7.612cm" svg:x2="6.051cm" svg:y2="7.716cm">
          <text:p/>
        </draw:line>
        <draw:line draw:style-name="gr8" draw:text-style-name="P2" draw:layer="layout" svg:x1="5.288cm" svg:y1="8.057cm" svg:x2="5.352cm" svg:y2="8.157cm">
          <text:p/>
        </draw:line>
        <draw:line draw:style-name="gr8" draw:text-style-name="P2" draw:layer="layout" svg:x1="6.067cm" svg:y1="7.739cm" svg:x2="6.093cm" svg:y2="7.779cm">
          <text:p/>
        </draw:line>
        <draw:line draw:style-name="gr8" draw:text-style-name="P2" draw:layer="layout" svg:x1="5.369cm" svg:y1="8.184cm" svg:x2="5.391cm" svg:y2="8.224cm">
          <text:p/>
        </draw:line>
        <draw:line draw:style-name="gr8" draw:text-style-name="P2" draw:layer="layout" svg:x1="4.229cm" svg:y1="7.895cm" svg:x2="4.297cm" svg:y2="7.994cm">
          <text:p/>
        </draw:line>
        <draw:line draw:style-name="gr8" draw:text-style-name="P2" draw:layer="layout" svg:x1="3.534cm" svg:y1="8.336cm" svg:x2="3.599cm" svg:y2="8.439cm">
          <text:p/>
        </draw:line>
        <draw:line draw:style-name="gr8" draw:text-style-name="P2" draw:layer="layout" svg:x1="4.31cm" svg:y1="8.018cm" svg:x2="4.375cm" svg:y2="8.118cm">
          <text:p/>
        </draw:line>
        <draw:line draw:style-name="gr8" draw:text-style-name="P2" draw:layer="layout" svg:x1="3.612cm" svg:y1="8.459cm" svg:x2="3.676cm" svg:y2="8.559cm">
          <text:p/>
        </draw:line>
        <draw:line draw:style-name="gr8" draw:text-style-name="P2" draw:layer="layout" svg:x1="4.392cm" svg:y1="8.142cm" svg:x2="4.417cm" svg:y2="8.181cm">
          <text:p/>
        </draw:line>
        <draw:line draw:style-name="gr8" draw:text-style-name="P2" draw:layer="layout" svg:x1="3.693cm" svg:y1="8.586cm" svg:x2="3.715cm" svg:y2="8.626cm">
          <text:p/>
        </draw:line>
        <draw:path draw:style-name="gr1" draw:text-style-name="P1" draw:layer="layout" svg:width="9.867cm" svg:height="7.704cm" svg:x="2.116cm" svg:y="11.504cm" svg:viewBox="0 0 9868 7705" svg:d="M9868 3557v-2075l-472-490-544 254-663 307-271 127-325 152-349-350 1608-988-1012-494c-1196 1599-3228 2848-5709 3518-25 7-46 14-64 28l-1806 1164c-166 88-261 219-261 360v2074-2074c0 64 21 127 60 187l371 374 642-279 8795-3870-472-490-544 254v-752l-1012-494c-1196 1599-3228 2848-5709 3518-25 7-46 14-64 28l-1806 1164c-166 88-261 219-261 360 0 64 21 127 60 187v2074c-39-56-60-123-60-187 0 64 21 131 60 187l371 374 642-278z">
          <text:p/>
        </draw:path>
        <draw:polygon draw:style-name="gr7" draw:text-style-name="P2" draw:layer="layout" svg:width="0cm" svg:height="0cm" svg:x="6.604cm" svg:y="15.455cm" svg:viewBox="0 0 0 0" draw:points="0,0">
          <text:p/>
        </draw:polygon>
        <draw:path draw:style-name="gr1" draw:text-style-name="P1" draw:layer="layout" svg:width="8.794cm" svg:height="5.948cm" svg:x="3.189cm" svg:y="12.982cm" svg:viewBox="0 0 8795 5949" svg:d="M8795 2079v-2079l-8795 3874v681c81-141 211-264 356-328 18-11 35-18 53-21 222-81 395 14 395 215 0 173-127 381-314 512-183 130-385 155-490 56v960z">
          <text:p/>
        </draw:path>
        <draw:polygon draw:style-name="gr7" draw:text-style-name="P2" draw:layer="layout" svg:width="0cm" svg:height="0cm" svg:x="6.604cm" svg:y="15.455cm" svg:viewBox="0 0 0 0" draw:points="0,0">
          <text:p/>
        </draw:polygon>
        <draw:path draw:style-name="gr1" draw:text-style-name="P1" draw:layer="layout" svg:width="3.694cm" svg:height="1.983cm" svg:x="5.506cm" svg:y="13.327cm" svg:viewBox="0 0 3695 1984" svg:d="M3663 463c21 21 32 45 32 70 0 46-32 88-92 113l-3027 1292c-148 71-356 57-479-32-60-45-97-102-97-162s37-120 97-166c1090-385 2063-904 2864-1532 43-31 102-49 166-46 63 4 120 25 155 64z">
          <text:p/>
        </draw:path>
        <draw:polygon draw:style-name="gr7" draw:text-style-name="P2" draw:layer="layout" svg:width="0cm" svg:height="0cm" svg:x="6.604cm" svg:y="15.455cm" svg:viewBox="0 0 0 0" draw:points="0,0">
          <text:p/>
        </draw:polygon>
        <draw:path draw:style-name="gr1" draw:text-style-name="P1" draw:layer="layout" svg:width="3.598cm" svg:height="1.983cm" svg:x="5.602cm" svg:y="13.327cm" svg:viewBox="0 0 3599 1984" svg:d="M3567 463c21 21 32 45 32 70 0 46-32 88-92 113l-3028 1292c-148 71-356 57-479-32v-328c1090-385 2060-904 2864-1532 39-31 102-49 166-46 63 4 120 25 155 64z">
          <text:p/>
        </draw:path>
        <draw:polygon draw:style-name="gr7" draw:text-style-name="P2" draw:layer="layout" svg:width="0cm" svg:height="0cm" svg:x="6.604cm" svg:y="15.455cm" svg:viewBox="0 0 0 0" draw:points="0,0">
          <text:p/>
        </draw:polygon>
        <draw:path draw:style-name="gr1" draw:text-style-name="P1" draw:layer="layout" svg:width="0.642cm" svg:height="2.356cm" svg:x="2.547cm" svg:y="16.852cm" svg:viewBox="0 0 643 2357" svg:d="M0 2357l643-278v-960c-39-35-64-85-71-141-7-60 4-127 28-199 4-17 14-35 21-49 8-18 15-32 22-46v-684l-643 278z">
          <text:p/>
        </draw:path>
        <draw:polygon draw:style-name="gr7" draw:text-style-name="P2" draw:layer="layout" svg:width="0cm" svg:height="0cm" svg:x="6.604cm" svg:y="15.455cm" svg:viewBox="0 0 0 0" draw:points="0,0">
          <text:p/>
        </draw:polygon>
        <draw:path draw:style-name="gr1" draw:text-style-name="P1" draw:layer="layout" svg:width="1.612cm" svg:height="1.338cm" svg:x="9.355cm" svg:y="11.997cm" svg:viewBox="0 0 1613 1339" svg:d="M1613 753v-753l-1613 989 353 350 321-152c-7-4-11-7-18-11-17-21-28-53-28-91l4-39 10-46 14-42 25-46 28-43 32-38 35-36 39-32 39-24 35-14 39-7h32l28 7 21 17 11 14 10 15 4 17 7 21v22 24l-7 25-4 25-10 28-11 25-14 28-14 24-14 29-21 21z">
          <text:p/>
        </draw:path>
        <draw:polygon draw:style-name="gr7" draw:text-style-name="P2" draw:layer="layout" svg:width="0cm" svg:height="0cm" svg:x="6.604cm" svg:y="15.455cm" svg:viewBox="0 0 0 0" draw:points="0,0">
          <text:p/>
        </draw:polygon>
        <draw:polygon draw:style-name="gr1" draw:text-style-name="P1" draw:layer="layout" svg:width="0.371cm" svg:height="2.448cm" svg:x="2.176cm" svg:y="16.76cm" svg:viewBox="0 0 372 2449" draw:points="372,2449 372,370 0,0 0,2075">
          <text:p/>
        </draw:polygon>
        <draw:polygon draw:style-name="gr7" draw:text-style-name="P2" draw:layer="layout" svg:width="0cm" svg:height="0cm" svg:x="6.604cm" svg:y="15.455cm" svg:viewBox="0 0 0 0" draw:points="0,0">
          <text:p/>
        </draw:polygon>
        <draw:path draw:style-name="gr1" draw:text-style-name="P1" draw:layer="layout" svg:width="0.876cm" svg:height="0.873cm" svg:x="10.645cm" svg:y="14.538cm" svg:viewBox="0 0 877 874" svg:d="M877 243c0-201-169-293-391-215-18 3-36 10-53 21-164 70-308 215-382 374-7 17-14 35-21 53-64 173-22 322 105 378 124 53 315 0 478-135 162-130 264-321 264-476z">
          <text:p/>
        </draw:path>
        <draw:polygon draw:style-name="gr7" draw:text-style-name="P2" draw:layer="layout" svg:width="0cm" svg:height="0cm" svg:x="6.604cm" svg:y="15.455cm" svg:viewBox="0 0 0 0" draw:points="0,0">
          <text:p/>
        </draw:polygon>
        <draw:path draw:style-name="gr1" draw:text-style-name="P1" draw:layer="layout" svg:width="0.88cm" svg:height="0.873cm" svg:x="4.616cm" svg:y="16.496cm" svg:viewBox="0 0 881 874" svg:d="M881 243c0-201-173-293-395-215-18 3-36 10-53 21-159 70-308 215-382 374-7 17-14 35-21 53-64 177-22 322 105 378 128 53 315 0 478-134 162-130 268-322 268-477z">
          <text:p/>
        </draw:path>
        <draw:polygon draw:style-name="gr7" draw:text-style-name="P2" draw:layer="layout" svg:width="0cm" svg:height="0cm" svg:x="6.604cm" svg:y="15.455cm" svg:viewBox="0 0 0 0" draw:points="0,0">
          <text:p/>
        </draw:polygon>
        <draw:path draw:style-name="gr1" draw:text-style-name="P1" draw:layer="layout" svg:width="0.876cm" svg:height="0.873cm" svg:x="10.645cm" svg:y="13.42cm" svg:viewBox="0 0 877 874" svg:d="M877 247c0-205-169-297-391-220-18 7-36 15-53 22-164 75-308 219-382 378-7 18-14 35-21 53-64 173-22 321 105 374 124 53 315 0 478-131 162-134 264-321 264-476z">
          <text:p/>
        </draw:path>
        <draw:polygon draw:style-name="gr7" draw:text-style-name="P2" draw:layer="layout" svg:width="0cm" svg:height="0cm" svg:x="6.604cm" svg:y="15.455cm" svg:viewBox="0 0 0 0" draw:points="0,0">
          <text:p/>
        </draw:polygon>
        <draw:path draw:style-name="gr1" draw:text-style-name="P1" draw:layer="layout" svg:width="0.878cm" svg:height="0.874cm" svg:x="3.115cm" svg:y="17.156cm" svg:viewBox="0 0 879 875" svg:d="M52 426c-21 78-7 148 39 190l4 8c77 67 219 49 353-43 130-95 222-243 222-367 0-49-18-95-46-123-46-46-113-60-194-43 18-7 35-14 53-21 222-77 396 18 396 216 0 172-128 381-315 516-183 130-385 155-490 56-39-35-64-86-71-146-7-56 0-123 25-194 7-17 14-35 24-49z">
          <text:p/>
        </draw:path>
        <draw:polygon draw:style-name="gr7" draw:text-style-name="P2" draw:layer="layout" svg:width="0cm" svg:height="0cm" svg:x="6.604cm" svg:y="15.455cm" svg:viewBox="0 0 0 0" draw:points="0,0">
          <text:p/>
        </draw:polygon>
        <draw:path draw:style-name="gr1" draw:text-style-name="P1" draw:layer="layout" svg:width="0.876cm" svg:height="0.873cm" svg:x="10.645cm" svg:y="13.42cm" svg:viewBox="0 0 877 874" svg:d="M51 427c-18 81-4 148 39 191 74 74 219 63 353-32 134-92 226-244 226-367 0-53-14-95-46-128-42-46-113-60-190-42 17-7 35-15 53-22 222-77 391 15 391 220 0 155-102 342-264 476-163 131-354 184-478 131-127-53-169-201-105-374 7-18 14-35 21-53z">
          <text:p/>
        </draw:path>
        <draw:polygon draw:style-name="gr7" draw:text-style-name="P2" draw:layer="layout" svg:width="0cm" svg:height="0cm" svg:x="6.604cm" svg:y="15.455cm" svg:viewBox="0 0 0 0" draw:points="0,0">
          <text:p/>
        </draw:polygon>
        <draw:path draw:style-name="gr1" draw:text-style-name="P1" draw:layer="layout" svg:width="0.876cm" svg:height="0.873cm" svg:x="10.645cm" svg:y="14.538cm" svg:viewBox="0 0 877 874" svg:d="M51 423c-18 81-4 148 39 194 74 74 219 60 353-35 134-92 226-244 226-367 0-53-14-96-46-127-42-43-113-57-190-39 17-11 35-18 53-21 222-78 391 14 391 215 0 155-102 346-264 476-163 135-354 188-478 135-127-56-169-205-105-378 7-18 14-36 21-53z">
          <text:p/>
        </draw:path>
        <draw:polygon draw:style-name="gr7" draw:text-style-name="P2" draw:layer="layout" svg:width="0cm" svg:height="0cm" svg:x="6.604cm" svg:y="15.455cm" svg:viewBox="0 0 0 0" draw:points="0,0">
          <text:p/>
        </draw:polygon>
        <draw:path draw:style-name="gr1" draw:text-style-name="P1" draw:layer="layout" svg:width="0.88cm" svg:height="0.873cm" svg:x="4.616cm" svg:y="16.496cm" svg:viewBox="0 0 881 874" svg:d="M51 423c-18 81-4 149 39 195 74 74 219 60 353-32 134-96 230-248 230-371 0-53-18-96-50-127-42-43-109-57-190-39 17-11 35-18 53-21 222-78 395 14 395 215 0 155-106 347-268 477-163 134-350 187-478 134-127-56-169-201-105-378 7-18 14-36 21-53z">
          <text:p/>
        </draw:path>
        <draw:polygon draw:style-name="gr7" draw:text-style-name="P2" draw:layer="layout" svg:width="0cm" svg:height="0cm" svg:x="6.604cm" svg:y="15.455cm" svg:viewBox="0 0 0 0" draw:points="0,0">
          <text:p/>
        </draw:polygon>
        <draw:path draw:style-name="gr1" draw:text-style-name="P1" draw:layer="layout" svg:width="0.625cm" svg:height="0.623cm" svg:x="10.688cm" svg:y="14.58cm" svg:viewBox="0 0 626 624" svg:d="M626 175c0-50-14-96-46-124-42-47-113-61-190-43-164 75-308 220-382 378-18 78-4 149 39 191 74 74 219 60 353-32 134-95 226-243 226-370z">
          <text:p/>
        </draw:path>
        <draw:polygon draw:style-name="gr7" draw:text-style-name="P2" draw:layer="layout" svg:width="0cm" svg:height="0cm" svg:x="6.604cm" svg:y="15.455cm" svg:viewBox="0 0 0 0" draw:points="0,0">
          <text:p/>
        </draw:polygon>
        <draw:path draw:style-name="gr1" draw:text-style-name="P1" draw:layer="layout" svg:width="0.629cm" svg:height="0.624cm" svg:x="4.659cm" svg:y="16.537cm" svg:viewBox="0 0 630 625" svg:d="M630 174c0-50-18-96-50-127-42-43-109-57-190-39-159 74-304 215-382 377-18 78-4 145 42 191 72 75 216 64 350-32 134-95 230-247 230-370z">
          <text:p/>
        </draw:path>
        <draw:polygon draw:style-name="gr7" draw:text-style-name="P2" draw:layer="layout" svg:width="0cm" svg:height="0cm" svg:x="6.604cm" svg:y="15.455cm" svg:viewBox="0 0 0 0" draw:points="0,0">
          <text:p/>
        </draw:polygon>
        <draw:path draw:style-name="gr1" draw:text-style-name="P1" draw:layer="layout" svg:width="0.625cm" svg:height="0.624cm" svg:x="10.688cm" svg:y="13.461cm" svg:viewBox="0 0 626 625" svg:d="M626 173c0-49-14-95-46-123-42-46-113-60-190-42-164 74-308 215-382 377-18 78-4 148 39 192 74 74 219 63 353-33 134-92 226-244 226-371z">
          <text:p/>
        </draw:path>
        <draw:polygon draw:style-name="gr7" draw:text-style-name="P2" draw:layer="layout" svg:width="0cm" svg:height="0cm" svg:x="6.604cm" svg:y="15.455cm" svg:viewBox="0 0 0 0" draw:points="0,0">
          <text:p/>
        </draw:polygon>
        <draw:path draw:style-name="gr1" draw:text-style-name="P1" draw:layer="layout" svg:width="0.413cm" svg:height="0.473cm" svg:x="9.983cm" svg:y="12.71cm" svg:viewBox="0 0 414 474" svg:d="M322 347l18-21 14-29 18-24 10-29 14-29 7-24 7-25 4-25v-24-22l-4-21-7-17-7-18-14-14-21-14-28-11h-32l-35 11-39 14-39 24-35 29-39 35-33 42-28 43-25 42-14 47-10 46-4 39c0 38 11 70 28 91 7 4 11 7 18 11z">
          <text:p/>
        </draw:path>
        <draw:polygon draw:style-name="gr7" draw:text-style-name="P2" draw:layer="layout" svg:width="0cm" svg:height="0cm" svg:x="6.604cm" svg:y="15.455cm" svg:viewBox="0 0 0 0" draw:points="0,0">
          <text:p/>
        </draw:polygon>
        <draw:path draw:style-name="gr1" draw:text-style-name="P1" draw:layer="layout" svg:width="0.096cm" svg:height="0.328cm" svg:x="5.506cm" svg:y="14.904cm" svg:viewBox="0 0 97 329" svg:d="M97 0v329c-61-45-97-102-97-165 0-60 36-117 97-164z">
          <text:p/>
        </draw:path>
        <draw:polygon draw:style-name="gr7" draw:text-style-name="P2" draw:layer="layout" svg:width="0cm" svg:height="0cm" svg:x="6.604cm" svg:y="15.455cm" svg:viewBox="0 0 0 0" draw:points="0,0">
          <text:p/>
        </draw:polygon>
        <draw:path draw:style-name="gr1" draw:text-style-name="P1" draw:layer="layout" svg:width="0.279cm" svg:height="0.31cm" svg:x="9.99cm" svg:y="12.714cm" svg:viewBox="0 0 280 311" svg:d="M280 0c-7 63-39 130-92 191-54 60-124 106-188 120 64-14 134-60 188-120 53-61 85-128 92-191z">
          <text:p/>
        </draw:path>
        <draw:polygon draw:style-name="gr7" draw:text-style-name="P2" draw:layer="layout" svg:width="0cm" svg:height="0cm" svg:x="6.604cm" svg:y="15.455cm" svg:viewBox="0 0 0 0" draw:points="0,0">
          <text:p/>
        </draw:polygon>
        <draw:path draw:style-name="gr8" draw:text-style-name="P2" draw:layer="layout" svg:width="5.708cm" svg:height="3.517cm" svg:x="4.247cm" svg:y="11.504cm" svg:viewBox="0 0 5709 3518" svg:d="M0 3518c2480-670 4513-1919 5709-3518">
          <text:p/>
        </draw:path>
        <draw:path draw:style-name="gr8" draw:text-style-name="P2" draw:layer="layout" svg:width="0.064cm" svg:height="0.028cm" svg:x="4.183cm" svg:y="15.021cm" svg:viewBox="0 0 65 29" svg:d="M65 0c-25 8-46 15-65 29">
          <text:p/>
        </draw:path>
        <draw:line draw:style-name="gr8" draw:text-style-name="P2" draw:layer="layout" svg:x1="10.968cm" svg:y1="11.998cm" svg:x2="9.955cm" svg:y2="11.504cm">
          <text:p/>
        </draw:line>
        <draw:line draw:style-name="gr8" draw:text-style-name="P2" draw:layer="layout" svg:x1="4.184cm" svg:y1="15.049cm" svg:x2="2.377cm" svg:y2="16.214cm">
          <text:p/>
        </draw:line>
        <draw:line draw:style-name="gr8" draw:text-style-name="P2" draw:layer="layout" svg:x1="10.968cm" svg:y1="11.997cm" svg:x2="9.355cm" svg:y2="12.986cm">
          <text:p/>
        </draw:line>
        <draw:path draw:style-name="gr8" draw:text-style-name="P2" draw:layer="layout" svg:width="0.261cm" svg:height="0.36cm" svg:x="2.116cm" svg:y="16.213cm" svg:viewBox="0 0 262 361" svg:d="M262 0c-167 88-262 220-262 361">
          <text:p/>
        </draw:path>
        <draw:path draw:style-name="gr8" draw:text-style-name="P2" draw:layer="layout" svg:width="0.06cm" svg:height="0.187cm" svg:x="2.116cm" svg:y="16.573cm" svg:viewBox="0 0 61 188" svg:d="M0 0c0 64 21 128 61 188">
          <text:p/>
        </draw:path>
        <draw:line draw:style-name="gr8" draw:text-style-name="P2" draw:layer="layout" svg:x1="9.709cm" svg:y1="13.336cm" svg:x2="9.355cm" svg:y2="12.985cm">
          <text:p/>
        </draw:line>
        <draw:line draw:style-name="gr8" draw:text-style-name="P2" draw:layer="layout" svg:x1="2.548cm" svg:y1="17.135cm" svg:x2="2.176cm" svg:y2="16.76cm">
          <text:p/>
        </draw:line>
        <draw:line draw:style-name="gr8" draw:text-style-name="P2" draw:layer="layout" svg:x1="11.512cm" svg:y1="12.495cm" svg:x2="9.708cm" svg:y2="13.336cm">
          <text:p/>
        </draw:line>
        <draw:line draw:style-name="gr8" draw:text-style-name="P2" draw:layer="layout" svg:x1="2.547cm" svg:y1="17.135cm" svg:x2="3.19cm" svg:y2="16.852cm">
          <text:p/>
        </draw:line>
        <draw:line draw:style-name="gr8" draw:text-style-name="P2" draw:layer="layout" svg:x1="11.984cm" svg:y1="12.986cm" svg:x2="11.511cm" svg:y2="12.495cm">
          <text:p/>
        </draw:line>
        <draw:line draw:style-name="gr8" draw:text-style-name="P2" draw:layer="layout" svg:x1="11.984cm" svg:y1="12.982cm" svg:x2="3.189cm" svg:y2="16.856cm">
          <text:p/>
        </draw:line>
        <draw:line draw:style-name="gr8" draw:text-style-name="P2" draw:layer="layout" svg:x1="9.169cm" svg:y1="13.791cm" svg:x2="8.787cm" svg:y2="13.391cm">
          <text:p/>
        </draw:line>
        <draw:path draw:style-name="gr8" draw:text-style-name="P2" draw:layer="layout" svg:width="0.032cm" svg:height="0.07cm" svg:x="9.168cm" svg:y="13.79cm" svg:viewBox="0 0 33 71" svg:d="M0 0c21 21 33 46 33 71">
          <text:p/>
        </draw:path>
        <draw:path draw:style-name="gr8" draw:text-style-name="P2" draw:layer="layout" svg:width="0.092cm" svg:height="0.113cm" svg:x="9.108cm" svg:y="13.86cm" svg:viewBox="0 0 93 114" svg:d="M93 0c0 46-32 89-93 114">
          <text:p/>
        </draw:path>
        <draw:path draw:style-name="gr8" draw:text-style-name="P2" draw:layer="layout" svg:width="0.321cm" svg:height="0.064cm" svg:x="8.466cm" svg:y="13.327cm" svg:viewBox="0 0 322 65" svg:d="M322 65c-35-36-92-61-155-65-64-4-123 18-167 50">
          <text:p/>
        </draw:path>
        <draw:line draw:style-name="gr8" draw:text-style-name="P2" draw:layer="layout" svg:x1="9.109cm" svg:y1="13.973cm" svg:x2="6.081cm" svg:y2="15.265cm">
          <text:p/>
        </draw:line>
        <draw:path draw:style-name="gr8" draw:text-style-name="P2" draw:layer="layout" svg:width="2.864cm" svg:height="1.531cm" svg:x="5.602cm" svg:y="13.373cm" svg:viewBox="0 0 2865 1532" svg:d="M0 1532c1090-385 2064-904 2865-1532">
          <text:p/>
        </draw:path>
        <draw:path draw:style-name="gr8" draw:text-style-name="P2" draw:layer="layout" svg:width="0.096cm" svg:height="0.166cm" svg:x="5.506cm" svg:y="14.904cm" svg:viewBox="0 0 97 167" svg:d="M97 0c-61 47-97 107-97 167">
          <text:p/>
        </draw:path>
        <draw:path draw:style-name="gr8" draw:text-style-name="P2" draw:layer="layout" svg:width="0.575cm" svg:height="0.242cm" svg:x="5.506cm" svg:y="15.067cm" svg:viewBox="0 0 576 243" svg:d="M0 0c0 92 78 177 198 216 120 42 268 35 378-18">
          <text:p/>
        </draw:path>
        <draw:line draw:style-name="gr8" draw:text-style-name="P2" draw:layer="layout" svg:x1="10.967cm" svg:y1="12.749cm" svg:x2="10.967cm" svg:y2="11.997cm">
          <text:p/>
        </draw:line>
        <draw:path draw:style-name="gr8" draw:text-style-name="P2" draw:layer="layout" svg:width="0.032cm" svg:height="0.091cm" svg:x="9.983cm" svg:y="13.081cm" svg:viewBox="0 0 33 92" svg:d="M0 0c0 35 11 71 33 92">
          <text:p/>
        </draw:path>
        <draw:path draw:style-name="gr8" draw:text-style-name="P2" draw:layer="layout" svg:width="0.022cm" svg:height="0.014cm" svg:x="10.011cm" svg:y="13.169cm" svg:viewBox="0 0 23 15" svg:d="M0 0c7 7 14 10 23 15">
          <text:p/>
        </draw:path>
        <draw:polyline draw:style-name="gr8" draw:text-style-name="P2" draw:layer="layout" svg:width="0.095cm" svg:height="0.321cm" svg:x="10.301cm" svg:y="12.735cm" svg:viewBox="0 0 96 322" draw:points="0,322 22,301 36,272 50,247 64,219 78,190 85,166 92,141 96,116 96,92 96,70 92,49 85,32 78,14 64,0">
          <text:p/>
        </draw:polyline>
        <draw:polyline draw:style-name="gr8" draw:text-style-name="P2" draw:layer="layout" svg:width="0.381cm" svg:height="0.371cm" svg:x="9.983cm" svg:y="12.71cm" svg:viewBox="0 0 382 372" draw:points="382,25 361,11 333,0 301,0 266,11 227,25 188,49 153,79 113,114 81,156 53,199 28,241 14,287 4,329 0,372">
          <text:p/>
        </draw:polyline>
        <draw:line draw:style-name="gr8" draw:text-style-name="P2" draw:layer="layout" svg:x1="2.176cm" svg:y1="18.834cm" svg:x2="2.176cm" svg:y2="16.76cm">
          <text:p/>
        </draw:line>
        <draw:path draw:style-name="gr8" draw:text-style-name="P2" draw:layer="layout" svg:width="0.06cm" svg:height="0.187cm" svg:x="2.116cm" svg:y="18.647cm" svg:viewBox="0 0 61 188" svg:d="M0 0c0 65 21 132 61 188">
          <text:p/>
        </draw:path>
        <draw:line draw:style-name="gr8" draw:text-style-name="P2" draw:layer="layout" svg:x1="2.547cm" svg:y1="19.208cm" svg:x2="2.547cm" svg:y2="17.13cm">
          <text:p/>
        </draw:line>
        <draw:line draw:style-name="gr8" draw:text-style-name="P2" draw:layer="layout" svg:x1="2.548cm" svg:y1="19.209cm" svg:x2="2.176cm" svg:y2="18.834cm">
          <text:p/>
        </draw:line>
        <draw:line draw:style-name="gr8" draw:text-style-name="P2" draw:layer="layout" svg:x1="3.189cm" svg:y1="18.926cm" svg:x2="3.189cm" svg:y2="17.97cm">
          <text:p/>
        </draw:line>
        <draw:path draw:style-name="gr8" draw:text-style-name="P2" draw:layer="layout" svg:width="0.046cm" svg:height="0.099cm" svg:x="3.143cm" svg:y="17.536cm" svg:viewBox="0 0 47 100" svg:d="M47 0c-19 32-33 65-47 100">
          <text:p/>
        </draw:path>
        <draw:path draw:style-name="gr8" draw:text-style-name="P2" draw:layer="layout" svg:width="0.074cm" svg:height="0.339cm" svg:x="3.115cm" svg:y="17.631cm" svg:viewBox="0 0 75 340" svg:d="M28 0c-25 71-32 139-25 199 7 56 32 106 72 141">
          <text:p/>
        </draw:path>
        <draw:line draw:style-name="gr8" draw:text-style-name="P2" draw:layer="layout" svg:x1="2.547cm" svg:y1="19.209cm" svg:x2="3.19cm" svg:y2="18.926cm">
          <text:p/>
        </draw:line>
        <draw:line draw:style-name="gr8" draw:text-style-name="P2" draw:layer="layout" svg:x1="3.189cm" svg:y1="17.536cm" svg:x2="3.189cm" svg:y2="16.852cm">
          <text:p/>
        </draw:line>
        <draw:line draw:style-name="gr8" draw:text-style-name="P2" draw:layer="layout" svg:x1="11.983cm" svg:y1="15.056cm" svg:x2="11.983cm" svg:y2="12.982cm">
          <text:p/>
        </draw:line>
        <draw:path draw:style-name="gr8" draw:text-style-name="P2" draw:layer="layout" svg:width="0.395cm" svg:height="0.246cm" svg:x="11.126cm" svg:y="13.42cm" svg:viewBox="0 0 396 247" svg:d="M396 247c0-205-169-298-396-220">
          <text:p/>
        </draw:path>
        <draw:path draw:style-name="gr8" draw:text-style-name="P2" draw:layer="layout" svg:width="0.455cm" svg:height="0.452cm" svg:x="10.675cm" svg:y="13.447cm" svg:viewBox="0 0 456 453" svg:d="M456 0c-198 71-385 254-456 453">
          <text:p/>
        </draw:path>
        <draw:path draw:style-name="gr8" draw:text-style-name="P2" draw:layer="layout" svg:width="0.876cm" svg:height="0.63cm" svg:x="10.645cm" svg:y="13.663cm" svg:viewBox="0 0 877 631" svg:d="M30 232c-64 177-22 326 105 379 124 53 315 0 478-132 162-134 264-321 264-479">
          <text:p/>
        </draw:path>
        <draw:path draw:style-name="gr8" draw:text-style-name="P2" draw:layer="layout" svg:width="0.804cm" svg:height="0.631cm" svg:x="3.189cm" svg:y="17.399cm" svg:viewBox="0 0 805 632" svg:d="M0 571c105 100 307 75 495-56 183-134 310-343 310-515">
          <text:p/>
        </draw:path>
        <draw:line draw:style-name="gr8" draw:text-style-name="P2" draw:layer="layout" svg:x1="11.984cm" svg:y1="15.056cm" svg:x2="3.189cm" svg:y2="18.931cm">
          <text:p/>
        </draw:line>
        <draw:path draw:style-name="gr8" draw:text-style-name="P2" draw:layer="layout" svg:width="0.395cm" svg:height="0.246cm" svg:x="3.598cm" svg:y="17.156cm" svg:viewBox="0 0 396 247" svg:d="M396 247c0-202-169-297-396-220">
          <text:p/>
        </draw:path>
        <draw:path draw:style-name="gr8" draw:text-style-name="P2" draw:layer="layout" svg:width="0.409cm" svg:height="0.353cm" svg:x="3.189cm" svg:y="17.183cm" svg:viewBox="0 0 410 354" svg:d="M410 0c-163 57-322 194-410 354">
          <text:p/>
        </draw:path>
        <draw:path draw:style-name="gr8" draw:text-style-name="P2" draw:layer="layout" svg:width="0.395cm" svg:height="0.243cm" svg:x="5.101cm" svg:y="16.496cm" svg:viewBox="0 0 396 244" svg:d="M396 244c0-202-174-294-396-216">
          <text:p/>
        </draw:path>
        <draw:path draw:style-name="gr8" draw:text-style-name="P2" draw:layer="layout" svg:width="0.455cm" svg:height="0.448cm" svg:x="4.646cm" svg:y="16.524cm" svg:viewBox="0 0 456 449" svg:d="M456 0c-198 70-386 250-456 449">
          <text:p/>
        </draw:path>
        <draw:path draw:style-name="gr8" draw:text-style-name="P2" draw:layer="layout" svg:width="0.88cm" svg:height="0.63cm" svg:x="4.616cm" svg:y="16.739cm" svg:viewBox="0 0 881 631" svg:d="M30 233c-64 176-22 324 105 378 128 53 315 0 478-135 162-130 268-317 268-476">
          <text:p/>
        </draw:path>
        <draw:path draw:style-name="gr8" draw:text-style-name="P2" draw:layer="layout" svg:width="0.395cm" svg:height="0.243cm" svg:x="11.126cm" svg:y="14.538cm" svg:viewBox="0 0 396 244" svg:d="M396 244c0-202-169-294-396-216">
          <text:p/>
        </draw:path>
        <draw:path draw:style-name="gr8" draw:text-style-name="P2" draw:layer="layout" svg:width="0.455cm" svg:height="0.451cm" svg:x="10.675cm" svg:y="14.566cm" svg:viewBox="0 0 456 452" svg:d="M456 0c-198 70-385 255-456 452">
          <text:p/>
        </draw:path>
        <draw:path draw:style-name="gr8" draw:text-style-name="P2" draw:layer="layout" svg:width="0.876cm" svg:height="0.631cm" svg:x="10.645cm" svg:y="14.781cm" svg:viewBox="0 0 877 632" svg:d="M30 234c-64 176-22 321 105 377 124 54 315 0 478-134 162-130 264-317 264-477">
          <text:p/>
        </draw:path>
        <draw:line draw:style-name="gr8" draw:text-style-name="P2" draw:layer="layout" svg:x1="5.602cm" svg:y1="14.904cm" svg:x2="5.602cm" svg:y2="15.229cm">
          <text:p/>
        </draw:line>
        <draw:path draw:style-name="gr8" draw:text-style-name="P2" draw:layer="layout" svg:width="0.279cm" svg:height="0.31cm" svg:x="9.99cm" svg:y="12.714cm" svg:viewBox="0 0 280 311" svg:d="M280 0c-7 63-39 130-92 191-54 60-124 106-188 120">
          <text:p/>
        </draw:path>
        <draw:path draw:style-name="gr8" draw:text-style-name="P2" draw:layer="layout" svg:width="0.046cm" svg:height="0.127cm" svg:x="11.267cm" svg:y="14.626cm" svg:viewBox="0 0 47 128" svg:d="M47 128c0-50-14-97-47-128">
          <text:p/>
        </draw:path>
        <draw:path draw:style-name="gr8" draw:text-style-name="P2" draw:layer="layout" svg:width="0.19cm" svg:height="0.05cm" svg:x="11.077cm" svg:y="14.58cm" svg:viewBox="0 0 191 51" svg:d="M191 51c-42-47-113-62-191-43">
          <text:p/>
        </draw:path>
        <draw:path draw:style-name="gr8" draw:text-style-name="P2" draw:layer="layout" svg:width="0.046cm" svg:height="0.194cm" svg:x="10.688cm" svg:y="14.961cm" svg:viewBox="0 0 47 195" svg:d="M8 0c-19 82-5 153 39 195">
          <text:p/>
        </draw:path>
        <draw:path draw:style-name="gr8" draw:text-style-name="P2" draw:layer="layout" svg:width="0.578cm" svg:height="0.449cm" svg:x="10.735cm" svg:y="14.753cm" svg:viewBox="0 0 579 450" svg:d="M0 403c74 74 218 60 349-32 137-96 230-248 230-371">
          <text:p/>
        </draw:path>
        <draw:path draw:style-name="gr8" draw:text-style-name="P2" draw:layer="layout" svg:width="0.046cm" svg:height="0.127cm" svg:x="11.267cm" svg:y="13.511cm" svg:viewBox="0 0 47 128" svg:d="M47 128c0-53-14-99-47-128">
          <text:p/>
        </draw:path>
        <draw:path draw:style-name="gr8" draw:text-style-name="P2" draw:layer="layout" svg:width="0.19cm" svg:height="0.05cm" svg:x="11.077cm" svg:y="13.461cm" svg:viewBox="0 0 191 51" svg:d="M191 51c-42-47-113-61-191-43">
          <text:p/>
        </draw:path>
        <draw:path draw:style-name="gr8" draw:text-style-name="P2" draw:layer="layout" svg:width="0.046cm" svg:height="0.191cm" svg:x="10.688cm" svg:y="13.846cm" svg:viewBox="0 0 47 192" svg:d="M8 0c-19 81-5 149 39 192">
          <text:p/>
        </draw:path>
        <draw:path draw:style-name="gr8" draw:text-style-name="P2" draw:layer="layout" svg:width="0.578cm" svg:height="0.451cm" svg:x="10.735cm" svg:y="13.634cm" svg:viewBox="0 0 579 452" svg:d="M0 404c74 74 218 63 349-32 137-92 230-244 230-372">
          <text:p/>
        </draw:path>
        <draw:path draw:style-name="gr8" draw:text-style-name="P2" draw:layer="layout" svg:width="0.048cm" svg:height="0.194cm" svg:x="3.159cm" svg:y="17.582cm" svg:viewBox="0 0 49 195" svg:d="M9 0c-21 78-3 148 40 195">
          <text:p/>
        </draw:path>
        <draw:line draw:style-name="gr8" draw:text-style-name="P2" draw:layer="layout" svg:x1="3.206cm" svg:y1="17.772cm" svg:x2="3.211cm" svg:y2="17.781cm">
          <text:p/>
        </draw:line>
        <draw:path draw:style-name="gr8" draw:text-style-name="P2" draw:layer="layout" svg:width="0.575cm" svg:height="0.452cm" svg:x="3.21cm" svg:y="17.37cm" svg:viewBox="0 0 576 453" svg:d="M0 411c77 70 219 52 353-43 130-95 223-243 223-368">
          <text:p/>
        </draw:path>
        <draw:path draw:style-name="gr8" draw:text-style-name="P2" draw:layer="layout" svg:width="0.046cm" svg:height="0.127cm" svg:x="3.739cm" svg:y="17.247cm" svg:viewBox="0 0 47 128" svg:d="M47 128c0-54-18-100-47-128">
          <text:p/>
        </draw:path>
        <draw:path draw:style-name="gr8" draw:text-style-name="P2" draw:layer="layout" svg:width="0.194cm" svg:height="0.05cm" svg:x="3.545cm" svg:y="17.197cm" svg:viewBox="0 0 195 51" svg:d="M195 51c-46-47-113-61-195-44">
          <text:p/>
        </draw:path>
        <draw:path draw:style-name="gr8" draw:text-style-name="P2" draw:layer="layout" svg:width="0.05cm" svg:height="0.127cm" svg:x="5.238cm" svg:y="16.584cm" svg:viewBox="0 0 51 128" svg:d="M51 128c0-51-18-97-51-128">
          <text:p/>
        </draw:path>
        <draw:path draw:style-name="gr8" draw:text-style-name="P2" draw:layer="layout" svg:width="0.19cm" svg:height="0.05cm" svg:x="5.048cm" svg:y="16.538cm" svg:viewBox="0 0 191 51" svg:d="M191 51c-43-47-110-62-191-43">
          <text:p/>
        </draw:path>
        <draw:path draw:style-name="gr8" draw:text-style-name="P2" draw:layer="layout" svg:width="0.05cm" svg:height="0.191cm" svg:x="4.659cm" svg:y="16.922cm" svg:viewBox="0 0 51 192" svg:d="M8 0c-18 78-4 149 43 192">
          <text:p/>
        </draw:path>
        <draw:path draw:style-name="gr8" draw:text-style-name="P2" draw:layer="layout" svg:width="0.582cm" svg:height="0.45cm" svg:x="4.706cm" svg:y="16.711cm" svg:viewBox="0 0 583 451" svg:d="M0 403c74 74 218 63 353-32 134-95 230-248 230-371">
          <text:p/>
        </draw:path>
        <draw:line draw:style-name="gr8" draw:text-style-name="P2" draw:layer="layout" svg:x1="2.116cm" svg:y1="16.573cm" svg:x2="2.116cm" svg:y2="18.647cm">
          <text:p/>
        </draw:line>
        <draw:polygon draw:style-name="gr1" draw:text-style-name="P1" draw:layer="layout" svg:width="11.324cm" svg:height="2.787cm" svg:x="14.961cm" svg:y="4.748cm" svg:viewBox="0 0 11325 2788" draw:points="11304,2788 11325,2788 11325,0 11304,0 765,0 0,0 0,2788 765,2788">
          <text:p/>
        </draw:polygon>
        <draw:polygon draw:style-name="gr7" draw:text-style-name="P2" draw:layer="layout" svg:width="0cm" svg:height="0cm" svg:x="21.043cm" svg:y="6.141cm" svg:viewBox="0 0 0 0" draw:points="0,0">
          <text:p/>
        </draw:polygon>
        <draw:path draw:style-name="gr1" draw:text-style-name="P1" draw:layer="layout" svg:width="10.538cm" svg:height="2.787cm" svg:x="15.726cm" svg:y="4.748cm" svg:viewBox="0 0 10539 2788" svg:d="M10539 2788v-2788h-10539v917c132-190 372-275 594-208 219 67 370 268 370 501 0 229-151 434-370 501-222 67-462-18-594-212v1289z">
          <text:p/>
        </draw:path>
        <draw:polygon draw:style-name="gr7" draw:text-style-name="P2" draw:layer="layout" svg:width="0cm" svg:height="0cm" svg:x="21.043cm" svg:y="6.141cm" svg:viewBox="0 0 0 0" draw:points="0,0">
          <text:p/>
        </draw:polygon>
        <draw:path draw:style-name="gr1" draw:text-style-name="P1" draw:layer="layout" svg:width="0.769cm" svg:height="2.787cm" svg:x="14.961cm" svg:y="4.748cm" svg:viewBox="0 0 770 2788" svg:d="M0 2788h770v-1289c-60-84-92-187-92-289s32-205 92-293v-917h-770z">
          <text:p/>
        </draw:path>
        <draw:polygon draw:style-name="gr7" draw:text-style-name="P2" draw:layer="layout" svg:width="0cm" svg:height="0cm" svg:x="21.043cm" svg:y="6.141cm" svg:viewBox="0 0 0 0" draw:points="0,0">
          <text:p/>
        </draw:polygon>
        <draw:path draw:style-name="gr1" draw:text-style-name="P1" draw:layer="layout" svg:width="1.051cm" svg:height="1.047cm" svg:x="15.638cm" svg:y="5.434cm" svg:viewBox="0 0 1052 1048" svg:d="M88 818c131 190 367 275 594 208 219-67 370-268 370-501 0-234-151-435-370-502-227-67-463 18-594 208-56 89-88 192-88 294s32 205 88 293z">
          <text:p/>
        </draw:path>
        <draw:polygon draw:style-name="gr7" draw:text-style-name="P2" draw:layer="layout" svg:width="0cm" svg:height="0cm" svg:x="21.043cm" svg:y="6.141cm" svg:viewBox="0 0 0 0" draw:points="0,0">
          <text:p/>
        </draw:polygon>
        <draw:path draw:style-name="gr1" draw:text-style-name="P1" draw:layer="layout" svg:width="1.048cm" svg:height="1.048cm" svg:x="24.662cm" svg:y="6.367cm" svg:viewBox="0 0 1049 1049" svg:d="M522 0c-289 0-522 233-522 527 0 289 233 522 522 522zM522 1049c293 0 527-233 527-522 0-294-234-527-527-527z">
          <text:p/>
        </draw:path>
        <draw:polygon draw:style-name="gr7" draw:text-style-name="P2" draw:layer="layout" svg:width="0cm" svg:height="0cm" svg:x="21.043cm" svg:y="6.141cm" svg:viewBox="0 0 0 0" draw:points="0,0">
          <text:p/>
        </draw:polygon>
        <draw:path draw:style-name="gr1" draw:text-style-name="P1" draw:layer="layout" svg:width="1.052cm" svg:height="1.052cm" svg:x="17.437cm" svg:y="5.432cm" svg:viewBox="0 0 1053 1053" svg:d="M526 0c-289 0-526 237-526 527 0 289 237 526 526 526zM526 1053c289 0 527-237 527-526 0-290-238-527-527-527z">
          <text:p/>
        </draw:path>
        <draw:polygon draw:style-name="gr7" draw:text-style-name="P2" draw:layer="layout" svg:width="0cm" svg:height="0cm" svg:x="21.043cm" svg:y="6.141cm" svg:viewBox="0 0 0 0" draw:points="0,0">
          <text:p/>
        </draw:polygon>
        <draw:path draw:style-name="gr1" draw:text-style-name="P1" draw:layer="layout" svg:width="1.048cm" svg:height="1.048cm" svg:x="24.662cm" svg:y="4.868cm" svg:viewBox="0 0 1049 1049" svg:d="M522 0c-289 0-522 233-522 522s233 527 522 527zM522 1049c293 0 527-238 527-527s-234-522-527-522z">
          <text:p/>
        </draw:path>
        <draw:polygon draw:style-name="gr7" draw:text-style-name="P2" draw:layer="layout" svg:width="0cm" svg:height="0cm" svg:x="21.043cm" svg:y="6.141cm" svg:viewBox="0 0 0 0" draw:points="0,0">
          <text:p/>
        </draw:polygon>
        <draw:path draw:style-name="gr1" draw:text-style-name="P1" draw:layer="layout" svg:width="0.751cm" svg:height="0.748cm" svg:x="17.589cm" svg:y="5.584cm" svg:viewBox="0 0 752 749" svg:d="M386 749c204-4 366-169 366-374s-162-371-366-375c-4 0-4 0-8 0-208 0-378 167-378 375s170 374 378 374c4 0 4 0 8 0z">
          <text:p/>
        </draw:path>
        <draw:polygon draw:style-name="gr7" draw:text-style-name="P2" draw:layer="layout" svg:width="0cm" svg:height="0cm" svg:x="21.043cm" svg:y="6.141cm" svg:viewBox="0 0 0 0" draw:points="0,0">
          <text:p/>
        </draw:polygon>
        <draw:path draw:style-name="gr1" draw:text-style-name="P1" draw:layer="layout" svg:width="0.748cm" svg:height="0.751cm" svg:x="24.814cm" svg:y="5.016cm" svg:viewBox="0 0 749 752" svg:d="M382 752c205-3 367-173 367-378s-162-370-367-374c-4 0-4 0-7 0-209 0-375 166-375 374s166 378 375 378c3 0 3 0 7 0z">
          <text:p/>
        </draw:path>
        <draw:polygon draw:style-name="gr7" draw:text-style-name="P2" draw:layer="layout" svg:width="0cm" svg:height="0cm" svg:x="21.043cm" svg:y="6.141cm" svg:viewBox="0 0 0 0" draw:points="0,0">
          <text:p/>
        </draw:polygon>
        <draw:path draw:style-name="gr1" draw:text-style-name="P1" draw:layer="layout" svg:width="0.748cm" svg:height="0.752cm" svg:x="24.814cm" svg:y="6.515cm" svg:viewBox="0 0 749 753" svg:d="M382 753c205-4 367-174 367-379 0-204-162-370-367-374-4 0-4 0-7 0-209 0-375 170-375 374 0 208 166 379 375 379 3 0 3 0 7 0z">
          <text:p/>
        </draw:path>
        <draw:polygon draw:style-name="gr7" draw:text-style-name="P2" draw:layer="layout" svg:width="0cm" svg:height="0cm" svg:x="21.043cm" svg:y="6.141cm" svg:viewBox="0 0 0 0" draw:points="0,0">
          <text:p/>
        </draw:polygon>
        <draw:path draw:style-name="gr1" draw:text-style-name="P1" draw:layer="layout" svg:width="0.751cm" svg:height="0.748cm" svg:x="15.79cm" svg:y="5.584cm" svg:viewBox="0 0 752 749" svg:d="M385 749c205-4 367-169 367-374s-162-371-367-375c-3 0-3 0-7 0-128 0-244 64-315 167-38 60-63 134-63 208s25 148 63 208c71 106 187 166 315 166 4 0 4 0 7 0z">
          <text:p/>
        </draw:path>
        <draw:polygon draw:style-name="gr7" draw:text-style-name="P2" draw:layer="layout" svg:width="0cm" svg:height="0cm" svg:x="21.043cm" svg:y="6.141cm" svg:viewBox="0 0 0 0" draw:points="0,0">
          <text:p/>
        </draw:polygon>
        <draw:path draw:style-name="gr1" draw:text-style-name="P1" draw:layer="layout" svg:width="0.738cm" svg:height="0.751cm" svg:x="24.824cm" svg:y="5.016cm" svg:viewBox="0 0 739 752" svg:d="M371 0l-85 11-77 28-71 46-56 60-46 70-25 78-11 81 11 85 25 77 46 71 56 61 71 46 77 28 85 10c205-3 368-173 368-378s-163-370-368-374z">
          <text:p/>
        </draw:path>
        <draw:polygon draw:style-name="gr7" draw:text-style-name="P2" draw:layer="layout" svg:width="0cm" svg:height="0cm" svg:x="21.043cm" svg:y="6.141cm" svg:viewBox="0 0 0 0" draw:points="0,0">
          <text:p/>
        </draw:polygon>
        <draw:path draw:style-name="gr1" draw:text-style-name="P1" draw:layer="layout" svg:width="0.738cm" svg:height="0.752cm" svg:x="24.824cm" svg:y="6.515cm" svg:viewBox="0 0 739 753" svg:d="M371 0l-85 11-77 28-71 46-56 60-46 71-25 77-11 81 11 85 25 78 46 70 56 61 71 46 77 28 85 11c205-4 368-174 368-379 0-204-163-370-368-374z">
          <text:p/>
        </draw:path>
        <draw:polygon draw:style-name="gr7" draw:text-style-name="P2" draw:layer="layout" svg:width="0cm" svg:height="0cm" svg:x="21.043cm" svg:y="6.141cm" svg:viewBox="0 0 0 0" draw:points="0,0">
          <text:p/>
        </draw:polygon>
        <draw:path draw:style-name="gr1" draw:text-style-name="P1" draw:layer="layout" svg:width="0.733cm" svg:height="0.748cm" svg:x="17.607cm" svg:y="5.584cm" svg:viewBox="0 0 734 749" svg:d="M368 0c-206 4-368 170-368 375s162 370 368 374c204-4 366-169 366-374s-162-371-366-375z">
          <text:p/>
        </draw:path>
        <draw:polygon draw:style-name="gr7" draw:text-style-name="P2" draw:layer="layout" svg:width="0cm" svg:height="0cm" svg:x="21.043cm" svg:y="6.141cm" svg:viewBox="0 0 0 0" draw:points="0,0">
          <text:p/>
        </draw:polygon>
        <draw:path draw:style-name="gr1" draw:text-style-name="P1" draw:layer="layout" svg:width="0.734cm" svg:height="0.748cm" svg:x="15.807cm" svg:y="5.584cm" svg:viewBox="0 0 735 749" svg:d="M367 0c-204 4-367 170-367 375s163 370 367 374c205-4 368-169 368-374s-163-371-368-375z">
          <text:p/>
        </draw:path>
        <draw:polygon draw:style-name="gr7" draw:text-style-name="P2" draw:layer="layout" svg:width="0cm" svg:height="0cm" svg:x="21.043cm" svg:y="6.141cm" svg:viewBox="0 0 0 0" draw:points="0,0">
          <text:p/>
        </draw:polygon>
        <draw:polygon draw:style-name="gr1" draw:text-style-name="P1" draw:layer="layout" svg:width="0.557cm" svg:height="0.554cm" svg:x="24.934cm" svg:y="5.115cm" svg:viewBox="0 0 558 555" draw:points="279,555 342,548 398,526 452,495 498,449 530,399 551,339 558,276 551,216 530,156 498,102 452,60 398,24 342,7 279,0 247,0 215,7 187,14 159,24 130,42 106,60 81,81 60,102 42,127 28,156 14,188 7,216 0,248 0,276 0,308 7,339 14,371 28,399 42,424 60,449 81,474 106,495 130,512 159,526 187,541 215,548 247,555">
          <text:p/>
        </draw:polygon>
        <draw:polygon draw:style-name="gr7" draw:text-style-name="P2" draw:layer="layout" svg:width="0cm" svg:height="0cm" svg:x="21.043cm" svg:y="6.141cm" svg:viewBox="0 0 0 0" draw:points="0,0">
          <text:p/>
        </draw:polygon>
        <draw:polygon draw:style-name="gr1" draw:text-style-name="P1" draw:layer="layout" svg:width="0.557cm" svg:height="0.554cm" svg:x="24.934cm" svg:y="6.614cm" svg:viewBox="0 0 558 555" draw:points="279,555 342,548 398,530 452,495 498,453 530,400 551,340 558,275 551,215 530,155 498,102 452,60 398,25 342,7 279,0 247,0 215,7 187,14 159,25 130,42 106,60 81,81 60,102 42,127 28,155 14,184 7,215 0,247 0,275 0,308 7,340 14,368 28,400 42,424 60,453 81,474 106,495 130,513 159,530 187,541 215,548 247,555">
          <text:p/>
        </draw:polygon>
        <draw:polygon draw:style-name="gr7" draw:text-style-name="P2" draw:layer="layout" svg:width="0cm" svg:height="0cm" svg:x="21.043cm" svg:y="6.141cm" svg:viewBox="0 0 0 0" draw:points="0,0">
          <text:p/>
        </draw:polygon>
        <draw:polygon draw:style-name="gr1" draw:text-style-name="P1" draw:layer="layout" svg:width="0.021cm" svg:height="2.787cm" svg:x="26.264cm" svg:y="4.748cm" svg:viewBox="0 0 22 2788" draw:points="0,2788 22,2788 22,0 0,0">
          <text:p/>
        </draw:polygon>
        <draw:path draw:style-name="gr1" draw:text-style-name="P1" draw:layer="layout" svg:width="0.385cm" svg:height="0.748cm" svg:x="17.589cm" svg:y="5.584cm" svg:viewBox="0 0 386 749" svg:d="M378 749c4 0 4 0 8 0l-8-749c-209 0-378 167-378 375s169 374 378 374l8-749c-4 0-4 0-8 0h8c-206 4-368 170-368 375s162 370 368 374z">
          <text:p/>
        </draw:path>
        <draw:polygon draw:style-name="gr7" draw:text-style-name="P2" draw:layer="layout" svg:width="0cm" svg:height="0cm" svg:x="21.043cm" svg:y="6.141cm" svg:viewBox="0 0 0 0" draw:points="0,0">
          <text:p/>
        </draw:polygon>
        <draw:path draw:style-name="gr1" draw:text-style-name="P1" draw:layer="layout" svg:width="0.381cm" svg:height="0.752cm" svg:x="24.814cm" svg:y="6.515cm" svg:viewBox="0 0 382 753" svg:d="M375 753c3 0 3 0 7 0l-7-753c-205 0-375 170-375 374 0 208 170 379 375 379l7-753c-4 0-4 0-7 0h7l-81 11-81 28-71 46-57 60-46 71-25 77-11 81 11 85 25 78 46 70 57 61 71 46 81 28 81 11z">
          <text:p/>
        </draw:path>
        <draw:polygon draw:style-name="gr7" draw:text-style-name="P2" draw:layer="layout" svg:width="0cm" svg:height="0cm" svg:x="21.043cm" svg:y="6.141cm" svg:viewBox="0 0 0 0" draw:points="0,0">
          <text:p/>
        </draw:polygon>
        <draw:path draw:style-name="gr1" draw:text-style-name="P1" draw:layer="layout" svg:width="0.381cm" svg:height="0.751cm" svg:x="24.814cm" svg:y="5.016cm" svg:viewBox="0 0 382 752" svg:d="M375 752c3 0 3 0 7 0l-7-752c-205 0-375 166-375 374s170 378 375 378l7-752c-4 0-4 0-7 0h7l-81 11-81 28-71 46-57 60-46 70-25 78-11 81 11 85 25 77 46 71 57 61 71 46 81 28 81 10z">
          <text:p/>
        </draw:path>
        <draw:polygon draw:style-name="gr7" draw:text-style-name="P2" draw:layer="layout" svg:width="0cm" svg:height="0cm" svg:x="21.043cm" svg:y="6.141cm" svg:viewBox="0 0 0 0" draw:points="0,0">
          <text:p/>
        </draw:polygon>
        <draw:path draw:style-name="gr1" draw:text-style-name="P1" draw:layer="layout" svg:width="0.275cm" svg:height="0.554cm" svg:x="24.941cm" svg:y="6.614cm" svg:viewBox="0 0 276 555" svg:d="M276 555c-156 0-276-124-276-280 0-151 120-275 276-275-156 0-276 124-276 275 0 156 120 280 276 280z">
          <text:p/>
        </draw:path>
        <draw:polygon draw:style-name="gr7" draw:text-style-name="P2" draw:layer="layout" svg:width="0cm" svg:height="0cm" svg:x="21.043cm" svg:y="6.141cm" svg:viewBox="0 0 0 0" draw:points="0,0">
          <text:p/>
        </draw:polygon>
        <draw:path draw:style-name="gr1" draw:text-style-name="P1" draw:layer="layout" svg:width="0.275cm" svg:height="0.554cm" svg:x="24.941cm" svg:y="5.115cm" svg:viewBox="0 0 276 555" svg:d="M276 555c-156 0-276-124-276-279 0-153 120-276 276-276-156 0-276 123-276 276 0 155 120 279 276 279z">
          <text:p/>
        </draw:path>
        <draw:polygon draw:style-name="gr7" draw:text-style-name="P2" draw:layer="layout" svg:width="0cm" svg:height="0cm" svg:x="21.043cm" svg:y="6.141cm" svg:viewBox="0 0 0 0" draw:points="0,0">
          <text:p/>
        </draw:polygon>
        <draw:line draw:style-name="gr8" draw:text-style-name="P2" draw:layer="layout" svg:x1="14.961cm" svg:y1="4.748cm" svg:x2="15.726cm" svg:y2="4.748cm">
          <text:p/>
        </draw:line>
        <draw:line draw:style-name="gr8" draw:text-style-name="P2" draw:layer="layout" svg:x1="26.264cm" svg:y1="4.748cm" svg:x2="26.285cm" svg:y2="4.748cm">
          <text:p/>
        </draw:line>
        <draw:line draw:style-name="gr8" draw:text-style-name="P2" draw:layer="layout" svg:x1="26.264cm" svg:y1="4.748cm" svg:x2="15.726cm" svg:y2="4.748cm">
          <text:p/>
        </draw:line>
        <draw:polyline draw:style-name="gr8" draw:text-style-name="P2" draw:layer="layout" svg:width="0.279cm" svg:height="0.279cm" svg:x="24.934cm" svg:y="6.889cm" svg:viewBox="0 0 280 280" draw:points="0,0 0,32 7,64 14,92 28,120 42,148 60,177 81,198 106,220 130,238 159,255 187,266 215,273 248,280 280,280">
          <text:p/>
        </draw:polyline>
        <draw:polyline draw:style-name="gr8" draw:text-style-name="P2" draw:layer="layout" svg:width="0.278cm" svg:height="0.554cm" svg:x="25.213cm" svg:y="6.614cm" svg:viewBox="0 0 279 555" draw:points="0,555 63,548 119,530 172,495 218,453 251,400 272,340 279,275 272,215 251,155 218,102 172,60 119,25 63,7 0,0">
          <text:p/>
        </draw:polyline>
        <draw:polyline draw:style-name="gr8" draw:text-style-name="P2" draw:layer="layout" svg:width="0.279cm" svg:height="0.279cm" svg:x="24.934cm" svg:y="6.614cm" svg:viewBox="0 0 280 280" draw:points="280,0 248,0 215,7 187,14 159,25 130,42 106,60 81,81 60,102 42,127 28,155 14,187 7,216 0,248 0,280">
          <text:p/>
        </draw:polyline>
        <draw:polyline draw:style-name="gr8" draw:text-style-name="P2" draw:layer="layout" svg:width="0.279cm" svg:height="0.279cm" svg:x="24.934cm" svg:y="5.39cm" svg:viewBox="0 0 280 280" draw:points="0,0 0,33 7,64 14,96 28,124 42,149 60,174 81,199 106,220 130,237 159,251 187,266 215,273 248,280 280,280">
          <text:p/>
        </draw:polyline>
        <draw:polyline draw:style-name="gr8" draw:text-style-name="P2" draw:layer="layout" svg:width="0.278cm" svg:height="0.554cm" svg:x="25.213cm" svg:y="5.115cm" svg:viewBox="0 0 279 555" draw:points="0,555 63,548 119,526 172,495 218,449 251,399 272,339 279,276 272,216 251,156 218,102 172,60 119,24 63,7 0,0">
          <text:p/>
        </draw:polyline>
        <draw:polyline draw:style-name="gr8" draw:text-style-name="P2" draw:layer="layout" svg:width="0.279cm" svg:height="0.275cm" svg:x="24.934cm" svg:y="5.115cm" svg:viewBox="0 0 280 276" draw:points="280,0 248,0 215,7 187,14 159,28 130,42 106,60 81,81 60,102 42,130 28,155 14,187 7,215 0,247 0,276">
          <text:p/>
        </draw:polyline>
        <draw:line draw:style-name="gr8" draw:text-style-name="P2" draw:layer="layout" svg:x1="14.961cm" svg:y1="7.535cm" svg:x2="14.961cm" svg:y2="4.748cm">
          <text:p/>
        </draw:line>
        <draw:line draw:style-name="gr8" draw:text-style-name="P2" draw:layer="layout" svg:x1="26.285cm" svg:y1="7.535cm" svg:x2="26.285cm" svg:y2="4.748cm">
          <text:p/>
        </draw:line>
        <draw:polyline draw:style-name="gr8" draw:text-style-name="P2" draw:layer="layout" svg:width="0.371cm" svg:height="0.752cm" svg:x="24.824cm" svg:y="6.515cm" svg:viewBox="0 0 372 753" draw:points="372,0 291,11 210,39 138,85 82,145 36,216 11,293 0,374 11,459 36,537 82,607 138,668 210,714 291,742 372,753">
          <text:p/>
        </draw:polyline>
        <draw:polyline draw:style-name="gr8" draw:text-style-name="P2" draw:layer="layout" svg:width="0.371cm" svg:height="0.751cm" svg:x="24.824cm" svg:y="5.016cm" svg:viewBox="0 0 372 752" draw:points="372,0 291,11 210,39 138,85 82,145 36,215 11,293 0,374 11,459 36,536 82,607 138,668 210,714 291,742 372,752">
          <text:p/>
        </draw:polyline>
        <draw:line draw:style-name="gr8" draw:text-style-name="P2" draw:layer="layout" svg:x1="15.726cm" svg:y1="7.535cm" svg:x2="15.726cm" svg:y2="6.247cm">
          <text:p/>
        </draw:line>
        <draw:path draw:style-name="gr8" draw:text-style-name="P2" draw:layer="layout" svg:width="0.092cm" svg:height="0.586cm" svg:x="15.638cm" svg:y="5.665cm" svg:viewBox="0 0 93 587" svg:d="M93 0c-61 88-93 191-93 293s32 206 93 294">
          <text:p/>
        </draw:path>
        <draw:line draw:style-name="gr8" draw:text-style-name="P2" draw:layer="layout" svg:x1="14.961cm" svg:y1="7.535cm" svg:x2="15.726cm" svg:y2="7.535cm">
          <text:p/>
        </draw:line>
        <draw:line draw:style-name="gr8" draw:text-style-name="P2" draw:layer="layout" svg:x1="15.726cm" svg:y1="5.665cm" svg:x2="15.726cm" svg:y2="4.748cm">
          <text:p/>
        </draw:line>
        <draw:line draw:style-name="gr8" draw:text-style-name="P2" draw:layer="layout" svg:x1="26.264cm" svg:y1="7.535cm" svg:x2="26.264cm" svg:y2="4.748cm">
          <text:p/>
        </draw:line>
        <draw:line draw:style-name="gr8" draw:text-style-name="P2" draw:layer="layout" svg:x1="26.264cm" svg:y1="7.535cm" svg:x2="26.285cm" svg:y2="7.535cm">
          <text:p/>
        </draw:line>
        <draw:path draw:style-name="gr8" draw:text-style-name="P2" draw:layer="layout" svg:width="0.522cm" svg:height="1.048cm" svg:x="24.662cm" svg:y="4.868cm" svg:viewBox="0 0 523 1049" svg:d="M523 0c-289 0-523 233-523 522s234 527 523 527">
          <text:p/>
        </draw:path>
        <draw:path draw:style-name="gr8" draw:text-style-name="P2" draw:layer="layout" svg:width="0.526cm" svg:height="1.048cm" svg:x="25.184cm" svg:y="4.868cm" svg:viewBox="0 0 527 1049" svg:d="M0 1049c294 0 527-238 527-527s-233-522-527-522">
          <text:p/>
        </draw:path>
        <draw:path draw:style-name="gr8" draw:text-style-name="P2" draw:layer="layout" svg:width="0.963cm" svg:height="0.524cm" svg:x="15.726cm" svg:y="5.958cm" svg:viewBox="0 0 964 525" svg:d="M0 294c131 190 372 275 594 208 219-67 370-268 370-502">
          <text:p/>
        </draw:path>
        <draw:line draw:style-name="gr8" draw:text-style-name="P2" draw:layer="layout" svg:x1="26.264cm" svg:y1="7.535cm" svg:x2="15.726cm" svg:y2="7.535cm">
          <text:p/>
        </draw:line>
        <draw:path draw:style-name="gr8" draw:text-style-name="P2" draw:layer="layout" svg:width="0.963cm" svg:height="0.524cm" svg:x="15.726cm" svg:y="5.434cm" svg:viewBox="0 0 964 525" svg:d="M964 525c0-229-151-434-370-502-222-67-463 18-594 213">
          <text:p/>
        </draw:path>
        <draw:path draw:style-name="gr8" draw:text-style-name="P2" draw:layer="layout" svg:width="0.526cm" svg:height="1.052cm" svg:x="17.437cm" svg:y="5.432cm" svg:viewBox="0 0 527 1053" svg:d="M527 0c-289 0-527 237-527 527 0 289 238 526 527 526">
          <text:p/>
        </draw:path>
        <draw:path draw:style-name="gr8" draw:text-style-name="P2" draw:layer="layout" svg:width="0.526cm" svg:height="1.052cm" svg:x="17.963cm" svg:y="5.432cm" svg:viewBox="0 0 527 1053" svg:d="M0 1053c290 0 527-237 527-526 0-290-237-527-527-527">
          <text:p/>
        </draw:path>
        <draw:path draw:style-name="gr8" draw:text-style-name="P2" draw:layer="layout" svg:width="0.522cm" svg:height="1.048cm" svg:x="24.662cm" svg:y="6.367cm" svg:viewBox="0 0 523 1049" svg:d="M523 0c-289 0-523 233-523 527 0 289 234 522 523 522">
          <text:p/>
        </draw:path>
        <draw:path draw:style-name="gr8" draw:text-style-name="P2" draw:layer="layout" svg:width="0.526cm" svg:height="1.048cm" svg:x="25.184cm" svg:y="6.367cm" svg:viewBox="0 0 527 1049" svg:d="M0 1049c294 0 527-233 527-522 0-294-233-527-527-527">
          <text:p/>
        </draw:path>
        <draw:path draw:style-name="gr8" draw:text-style-name="P2" draw:layer="layout" svg:width="0.275cm" svg:height="0.279cm" svg:x="24.941cm" svg:y="6.614cm" svg:viewBox="0 0 276 280" svg:d="M0 280c0-156 120-280 276-280">
          <text:p/>
        </draw:path>
        <draw:path draw:style-name="gr8" draw:text-style-name="P2" draw:layer="layout" svg:width="0.275cm" svg:height="0.279cm" svg:x="24.941cm" svg:y="6.889cm" svg:viewBox="0 0 276 280" svg:d="M276 280c-156 0-276-128-276-280">
          <text:p/>
        </draw:path>
        <draw:path draw:style-name="gr8" draw:text-style-name="P2" draw:layer="layout" svg:width="0.275cm" svg:height="0.275cm" svg:x="24.941cm" svg:y="5.115cm" svg:viewBox="0 0 276 276" svg:d="M0 276c0-153 120-276 276-276">
          <text:p/>
        </draw:path>
        <draw:path draw:style-name="gr8" draw:text-style-name="P2" draw:layer="layout" svg:width="0.275cm" svg:height="0.279cm" svg:x="24.941cm" svg:y="5.39cm" svg:viewBox="0 0 276 280" svg:d="M276 280c-156 0-276-124-276-280">
          <text:p/>
        </draw:path>
        <draw:path draw:style-name="gr8" draw:text-style-name="P2" draw:layer="layout" svg:width="0.374cm" svg:height="0.378cm" svg:x="25.188cm" svg:y="6.515cm" svg:viewBox="0 0 375 379" svg:d="M375 379c0-208-167-379-375-379">
          <text:p/>
        </draw:path>
        <draw:path draw:style-name="gr8" draw:text-style-name="P2" draw:layer="layout" svg:width="0.374cm" svg:height="0.752cm" svg:x="24.814cm" svg:y="6.515cm" svg:viewBox="0 0 375 753" svg:d="M375 0c-206 0-375 170-375 374 0 208 169 379 375 379">
          <text:p/>
        </draw:path>
        <draw:path draw:style-name="gr8" draw:text-style-name="P2" draw:layer="layout" svg:width="0.374cm" svg:height="0.378cm" svg:x="25.188cm" svg:y="6.889cm" svg:viewBox="0 0 375 379" svg:d="M0 379c208 0 375-170 375-379">
          <text:p/>
        </draw:path>
        <draw:path draw:style-name="gr8" draw:text-style-name="P2" draw:layer="layout" svg:width="0.374cm" svg:height="0.374cm" svg:x="25.188cm" svg:y="5.016cm" svg:viewBox="0 0 375 375" svg:d="M375 375c0-205-167-375-375-375">
          <text:p/>
        </draw:path>
        <draw:path draw:style-name="gr8" draw:text-style-name="P2" draw:layer="layout" svg:width="0.374cm" svg:height="0.751cm" svg:x="24.814cm" svg:y="5.016cm" svg:viewBox="0 0 375 752" svg:d="M375 0c-206 0-375 166-375 374s169 378 375 378">
          <text:p/>
        </draw:path>
        <draw:path draw:style-name="gr8" draw:text-style-name="P2" draw:layer="layout" svg:width="0.374cm" svg:height="0.377cm" svg:x="25.188cm" svg:y="5.39cm" svg:viewBox="0 0 375 378" svg:d="M0 378c208 0 375-169 375-378">
          <text:p/>
        </draw:path>
        <draw:path draw:style-name="gr8" draw:text-style-name="P2" draw:layer="layout" svg:width="0.067cm" svg:height="0.416cm" svg:x="15.79cm" svg:y="5.75cm" svg:viewBox="0 0 68 417" svg:d="M68 0c-43 60-68 134-68 208 0 75 25 149 68 209">
          <text:p/>
        </draw:path>
        <draw:path draw:style-name="gr8" draw:text-style-name="P2" draw:layer="layout" svg:width="0.314cm" svg:height="0.166cm" svg:x="15.853cm" svg:y="6.166cm" svg:viewBox="0 0 315 167" svg:d="M0 0c71 107 187 167 315 167">
          <text:p/>
        </draw:path>
        <draw:path draw:style-name="gr8" draw:text-style-name="P2" draw:layer="layout" svg:width="0.374cm" svg:height="0.374cm" svg:x="16.167cm" svg:y="5.958cm" svg:viewBox="0 0 375 375" svg:d="M0 375c209 0 375-166 375-375">
          <text:p/>
        </draw:path>
        <draw:path draw:style-name="gr8" draw:text-style-name="P2" draw:layer="layout" svg:width="0.374cm" svg:height="0.374cm" svg:x="16.167cm" svg:y="5.584cm" svg:viewBox="0 0 375 375" svg:d="M375 375c0-209-166-375-375-375">
          <text:p/>
        </draw:path>
        <draw:path draw:style-name="gr8" draw:text-style-name="P2" draw:layer="layout" svg:width="0.314cm" svg:height="0.166cm" svg:x="15.853cm" svg:y="5.584cm" svg:viewBox="0 0 315 167" svg:d="M315 0c-128 0-244 63-315 167">
          <text:p/>
        </draw:path>
        <draw:path draw:style-name="gr8" draw:text-style-name="P2" draw:layer="layout" svg:width="0.374cm" svg:height="0.374cm" svg:x="17.966cm" svg:y="5.584cm" svg:viewBox="0 0 375 375" svg:d="M375 375c0-209-165-375-375-375">
          <text:p/>
        </draw:path>
        <draw:path draw:style-name="gr8" draw:text-style-name="P2" draw:layer="layout" svg:width="0.377cm" svg:height="0.748cm" svg:x="17.589cm" svg:y="5.584cm" svg:viewBox="0 0 378 749" svg:d="M378 0c-209 0-378 167-378 375s169 374 378 374">
          <text:p/>
        </draw:path>
        <draw:path draw:style-name="gr8" draw:text-style-name="P2" draw:layer="layout" svg:width="0.374cm" svg:height="0.374cm" svg:x="17.966cm" svg:y="5.958cm" svg:viewBox="0 0 375 375" svg:d="M0 375c210 0 375-166 375-375">
          <text:p/>
        </draw:path>
        <draw:path draw:style-name="gr8" draw:text-style-name="P2" draw:layer="layout" svg:width="0.367cm" svg:height="0.748cm" svg:x="15.807cm" svg:y="5.584cm" svg:viewBox="0 0 368 749" svg:d="M368 0c-204 4-368 170-368 375s164 370 368 374">
          <text:p/>
        </draw:path>
        <draw:path draw:style-name="gr8" draw:text-style-name="P2" draw:layer="layout" svg:width="0.367cm" svg:height="0.748cm" svg:x="17.607cm" svg:y="5.584cm" svg:viewBox="0 0 368 749" svg:d="M368 0c-205 4-368 170-368 375s163 370 368 374">
          <text:p/>
        </draw:path>
        <draw:frame draw:style-name="gr9" draw:text-style-name="P5" draw:layer="layout" svg:width="0.666cm" svg:height="0.78cm" svg:x="27.63cm" svg:y="19.225cm">
          <draw:text-box>
            <text:p text:style-name="P4"><text:span text:style-name="T1">X</text:span></text:p>
          </draw:text-box>
        </draw:frame>
        <draw:frame draw:style-name="gr10" draw:text-style-name="P6" draw:layer="layout" svg:width="0.119cm" svg:height="0.141cm" svg:x="28.039cm" svg:y="19.725cm">
          <draw:text-box>
            <text:p text:style-name="P4"><text:span text:style-name="T2"><text:s/></text:span></text:p>
          </draw:text-box>
        </draw:frame>
        <draw:frame draw:style-name="gr11" draw:text-style-name="P7" draw:layer="layout" svg:width="9.04cm" svg:height="0.623cm" svg:x="16.238cm" svg:y="10.131cm">
          <draw:text-box>
            <text:p text:style-name="P4"><text:span text:style-name="T3">4X M5 Brass Inserts [HD-MS0158]</text:span></text:p>
          </draw:text-box>
        </draw:frame>
        <draw:polygon draw:style-name="gr12" draw:text-style-name="P3" draw:layer="layout" svg:width="0.434cm" svg:height="0.396cm" svg:x="16.203cm" svg:y="6.335cm" svg:viewBox="0 0 435 397" draw:points="0,0 435,270 329,397">
          <text:p/>
        </draw:polygon>
        <draw:polygon draw:style-name="gr12" draw:text-style-name="P3" draw:layer="layout" svg:width="0.433cm" svg:height="0.395cm" svg:x="24.384cm" svg:y="5.461cm" svg:viewBox="0 0 434 396" draw:points="434,0 0,269 106,396">
          <text:p/>
        </draw:polygon>
        <draw:polygon draw:style-name="gr12" draw:text-style-name="P3" draw:layer="layout" svg:width="0.434cm" svg:height="0.395cm" svg:x="17.981cm" svg:y="6.35cm" svg:viewBox="0 0 435 396" draw:points="0,0 435,269 328,396">
          <text:p/>
        </draw:polygon>
        <draw:polygon draw:style-name="gr12" draw:text-style-name="P3" draw:layer="layout" svg:width="0.434cm" svg:height="0.396cm" svg:x="24.458cm" svg:y="6.97cm" svg:viewBox="0 0 435 397" draw:points="435,0 0,269 106,397">
          <text:p/>
        </draw:polygon>
        <draw:line draw:style-name="gr13" draw:text-style-name="P2" draw:layer="layout" svg:x1="16.51cm" svg:y1="6.604cm" svg:x2="20.956cm" svg:y2="9.526cm">
          <text:p/>
        </draw:line>
        <draw:line draw:style-name="gr13" draw:text-style-name="P2" draw:layer="layout" svg:x1="18.288cm" svg:y1="6.604cm" svg:x2="20.956cm" svg:y2="9.526cm">
          <text:p/>
        </draw:line>
        <draw:line draw:style-name="gr13" draw:text-style-name="P2" draw:layer="layout" svg:x1="24.512cm" svg:y1="5.715cm" svg:x2="20.955cm" svg:y2="9.526cm">
          <text:p/>
        </draw:line>
        <draw:line draw:style-name="gr13" draw:text-style-name="P2" draw:layer="layout" svg:x1="24.639cm" svg:y1="7.239cm" svg:x2="20.955cm" svg:y2="9.526cm">
          <text:p/>
        </draw:line>
        <draw:frame draw:style-name="gr10" draw:text-style-name="P6" draw:layer="layout" svg:width="0.119cm" svg:height="0.141cm" svg:x="23.943cm" svg:y="10.514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48:19.934508248</dc:date>
    <meta:editing-duration>PT29S</meta:editing-duration>
    <meta:editing-cycles>1</meta:editing-cycles>
    <meta:document-statistic meta:object-count="650"/>
    <meta:generator>LibreOffice/5.2.7.2$Linux_X86_64 LibreOffice_project/20m0$Build-2</meta:generator>
  </office:meta>
</office:document-meta>
</file>